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8.386cm" table:align="left"/>
    </style:style>
    <style:style style:name="Table1.A" style:family="table-column">
      <style:table-column-properties style:column-width="1.127cm"/>
    </style:style>
    <style:style style:name="Table1.B" style:family="table-column">
      <style:table-column-properties style:column-width="2.759cm"/>
    </style:style>
    <style:style style:name="Table1.C" style:family="table-column">
      <style:table-column-properties style:column-width="2.469cm"/>
    </style:style>
    <style:style style:name="Table1.D" style:family="table-column">
      <style:table-column-properties style:column-width="2.03cm"/>
    </style:style>
    <style:style style:name="Table1.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2.57cm"/>
    </style:style>
    <style:style style:name="Table2.B" style:family="table-column">
      <style:table-column-properties style:column-width="14.43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4.269cm"/>
    </style:style>
    <style:style style:name="Table3.B" style:family="table-column">
      <style:table-column-properties style:column-width="12.732cm"/>
    </style:style>
    <style:style style:name="Table3.A1" style:family="table-cell">
      <style:table-cell-properties style:vertical-align="middle" fo:padding="0.049cm" fo:border="none"/>
    </style:style>
    <style:style style:name="Table4" style:family="table">
      <style:table-properties style:width="10.867cm" table:align="left"/>
    </style:style>
    <style:style style:name="Table4.A" style:family="table-column">
      <style:table-column-properties style:column-width="1.856cm"/>
    </style:style>
    <style:style style:name="Table4.B" style:family="table-column">
      <style:table-column-properties style:column-width="9.012cm"/>
    </style:style>
    <style:style style:name="Table4.A1" style:family="table-cell">
      <style:table-cell-properties style:vertical-align="middle" fo:padding="0.049cm" fo:border="none"/>
    </style:style>
    <style:style style:name="P1" style:family="paragraph" style:parent-style-name="Heading_20_1">
      <style:text-properties officeooo:paragraph-rsid="00125610"/>
    </style:style>
    <style:style style:name="P2" style:family="paragraph" style:parent-style-name="Heading_20_1">
      <style:text-properties fo:font-weight="bold" style:font-weight-asian="bold" style:font-weight-complex="bold"/>
    </style:style>
    <style:style style:name="P3" style:family="paragraph" style:parent-style-name="Heading_20_2">
      <style:text-properties style:text-underline-style="none"/>
    </style:style>
    <style:style style:name="P4" style:family="paragraph" style:parent-style-name="Heading_20_2">
      <style:text-properties fo:font-weight="bold" style:font-weight-asian="bold" style:font-weight-complex="bold"/>
    </style:style>
    <style:style style:name="P5" style:family="paragraph" style:parent-style-name="Heading_20_2">
      <style:text-properties officeooo:paragraph-rsid="00125610"/>
    </style:style>
    <style:style style:name="P6" style:family="paragraph" style:parent-style-name="Heading_20_3">
      <style:text-properties fo:font-weight="bold" style:font-weight-asian="bold" style:font-weight-complex="bold"/>
    </style:style>
    <style:style style:name="P7" style:family="paragraph" style:parent-style-name="Preformatted_20_Text">
      <style:text-properties officeooo:rsid="00125610" officeooo:paragraph-rsid="00125610"/>
    </style:style>
    <style:style style:name="P8" style:family="paragraph" style:parent-style-name="Preformatted_20_Text">
      <style:paragraph-properties fo:margin-top="0cm" fo:margin-bottom="0.499cm" loext:contextual-spacing="false"/>
    </style:style>
    <style:style style:name="P9" style:family="paragraph" style:parent-style-name="Standard">
      <style:text-properties style:text-underline-style="none"/>
    </style:style>
    <style:style style:name="P10" style:family="paragraph" style:parent-style-name="Standard">
      <style:text-properties officeooo:paragraph-rsid="000c6bc3"/>
    </style:style>
    <style:style style:name="P11" style:family="paragraph" style:parent-style-name="Standard">
      <style:text-properties officeooo:rsid="00125610" officeooo:paragraph-rsid="00125610"/>
    </style:style>
    <style:style style:name="P12" style:family="paragraph" style:parent-style-name="Standard">
      <style:text-properties officeooo:paragraph-rsid="00125610"/>
    </style:style>
    <style:style style:name="P13" style:family="paragraph" style:parent-style-name="Standard">
      <style:text-properties fo:font-weight="bold" style:font-weight-asian="bold" style:font-weight-complex="bold"/>
    </style:style>
    <style:style style:name="P14" style:family="paragraph" style:parent-style-name="Standard">
      <style:text-properties officeooo:rsid="00166232" officeooo:paragraph-rsid="00166232"/>
    </style:style>
    <style:style style:name="P15" style:family="paragraph" style:parent-style-name="Standard">
      <style:text-properties fo:font-size="24pt" style:font-size-asian="24pt" style:font-size-complex="24pt"/>
    </style:style>
    <style:style style:name="P16" style:family="paragraph" style:parent-style-name="Standard">
      <style:text-properties fo:font-size="24pt" officeooo:paragraph-rsid="00166232" style:font-size-asian="24pt" style:font-size-complex="24pt"/>
    </style:style>
    <style:style style:name="P17" style:family="paragraph" style:parent-style-name="Standard">
      <style:text-properties fo:font-size="24pt" officeooo:rsid="00166232" officeooo:paragraph-rsid="001ab5db" style:font-size-asian="24pt" style:font-size-complex="24pt"/>
    </style:style>
    <style:style style:name="P18" style:family="paragraph" style:parent-style-name="Standard">
      <style:text-properties fo:font-size="12pt" officeooo:paragraph-rsid="00166232" style:font-size-asian="10.5pt" style:font-size-complex="12pt"/>
    </style:style>
    <style:style style:name="P19" style:family="paragraph" style:parent-style-name="Standard">
      <style:text-properties fo:font-size="12pt" officeooo:rsid="00166232" officeooo:paragraph-rsid="001ab5db" style:font-size-asian="10.5pt" style:font-size-complex="12pt"/>
    </style:style>
    <style:style style:name="P20" style:family="paragraph" style:parent-style-name="Standard">
      <style:text-properties fo:font-size="18pt" fo:font-weight="bold" officeooo:rsid="00166232" officeooo:paragraph-rsid="001ab5db" style:font-size-asian="18pt" style:font-weight-asian="bold" style:font-size-complex="18pt" style:font-weight-complex="bold"/>
    </style:style>
    <style:style style:name="P21" style:family="paragraph" style:parent-style-name="Standard">
      <style:text-properties officeooo:rsid="0024db91" officeooo:paragraph-rsid="0024db91"/>
    </style:style>
    <style:style style:name="P22" style:family="paragraph" style:parent-style-name="Standard">
      <style:text-properties officeooo:paragraph-rsid="0024db91"/>
    </style:style>
    <style:style style:name="P23" style:family="paragraph" style:parent-style-name="Standard">
      <style:paragraph-properties fo:orphans="1"/>
    </style:style>
    <style:style style:name="P24" style:family="paragraph" style:parent-style-name="Text_20_body">
      <style:text-properties style:text-underline-style="none"/>
    </style:style>
    <style:style style:name="P25" style:family="paragraph" style:parent-style-name="Text_20_body">
      <style:text-properties officeooo:paragraph-rsid="000c6bc3"/>
    </style:style>
    <style:style style:name="P26" style:family="paragraph" style:parent-style-name="Text_20_body">
      <style:text-properties officeooo:paragraph-rsid="00125610"/>
    </style:style>
    <style:style style:name="P27" style:family="paragraph" style:parent-style-name="Text_20_body">
      <style:text-properties fo:font-size="12pt" officeooo:paragraph-rsid="00166232" style:font-size-asian="10.5pt" style:font-size-complex="12pt"/>
    </style:style>
    <style:style style:name="P28" style:family="paragraph" style:parent-style-name="Text_20_body">
      <style:text-properties officeooo:paragraph-rsid="00226d98"/>
    </style:style>
    <style:style style:name="P29" style:family="paragraph" style:parent-style-name="Text_20_body">
      <style:text-properties officeooo:paragraph-rsid="0024db91"/>
    </style:style>
    <style:style style:name="P30" style:family="paragraph" style:parent-style-name="Text_20_body">
      <style:text-properties officeooo:paragraph-rsid="002b0f00"/>
    </style:style>
    <style:style style:name="P31" style:family="paragraph" style:parent-style-name="Heading_20_1">
      <style:text-properties style:text-underline-style="none" officeooo:rsid="00125610" officeooo:paragraph-rsid="00125610"/>
    </style:style>
    <style:style style:name="P32" style:family="paragraph" style:parent-style-name="Heading_20_2">
      <style:text-properties style:text-underline-style="none" officeooo:paragraph-rsid="000c6bc3"/>
    </style:style>
    <style:style style:name="P33" style:family="paragraph" style:parent-style-name="Heading_20_2">
      <style:text-properties style:text-underline-style="none" officeooo:rsid="00125610" officeooo:paragraph-rsid="00125610"/>
    </style:style>
    <style:style style:name="P34" style:family="paragraph" style:parent-style-name="Standard">
      <style:text-properties style:text-underline-style="none" officeooo:paragraph-rsid="000c6bc3"/>
    </style:style>
    <style:style style:name="P35" style:family="paragraph" style:parent-style-name="Standard">
      <style:text-properties style:text-underline-style="none" officeooo:rsid="00125610" officeooo:paragraph-rsid="00125610"/>
    </style:style>
    <style:style style:name="P36" style:family="paragraph" style:parent-style-name="Standard">
      <style:text-properties fo:color="#a9b7c6" style:font-name="JetBrains Mono" fo:font-size="10pt" fo:font-style="normal" fo:font-weight="normal" officeooo:rsid="00125610" officeooo:paragraph-rsid="00125610" style:font-size-asian="10pt" style:font-style-asian="normal" style:font-weight-asian="normal"/>
    </style:style>
    <style:style style:name="P37" style:family="paragraph" style:parent-style-name="Standard">
      <style:text-properties fo:color="#6a8759" style:font-name="JetBrains Mono" fo:font-size="10pt" fo:font-style="normal" fo:font-weight="normal" style:font-size-asian="10pt" style:font-style-asian="normal" style:font-weight-asian="normal"/>
    </style:style>
    <style:style style:name="P38" style:family="paragraph" style:parent-style-name="Standard">
      <style:text-properties fo:color="#6a8759" style:font-name="JetBrains Mono" fo:font-size="10pt" fo:font-style="normal" fo:font-weight="normal" style:font-size-asian="10pt" style:font-style-asian="normal" style:font-weight-asian="normal" style:font-weight-complex="bold"/>
    </style:style>
    <style:style style:name="P39" style:family="paragraph" style:parent-style-name="Standard">
      <style:text-properties fo:color="#808080" style:font-name="JetBrains Mono" fo:font-size="10pt" fo:font-style="normal" fo:font-weight="normal" style:font-size-asian="10pt" style:font-style-asian="normal" style:font-weight-asian="normal"/>
    </style:style>
    <style:style style:name="P40" style:family="paragraph" style:parent-style-name="Standard">
      <style:paragraph-properties fo:orphans="1"/>
      <style:text-properties fo:color="#808080" style:font-name="JetBrains Mono" fo:font-size="10pt" fo:font-style="normal" fo:font-weight="normal" style:font-size-asian="10pt" style:font-style-asian="normal" style:font-weight-asian="normal"/>
    </style:style>
    <style:style style:name="P41" style:family="paragraph" style:parent-style-name="Standard">
      <style:text-properties officeooo:rsid="003180f8" officeooo:paragraph-rsid="003180f8"/>
    </style:style>
    <style:style style:name="P42" style:family="paragraph" style:parent-style-name="Standard">
      <style:text-properties fo:font-weight="bold" style:font-weight-asian="bold" style:font-weight-complex="bold"/>
    </style:style>
    <style:style style:name="P43" style:family="paragraph" style:parent-style-name="Standard">
      <style:text-properties fo:font-size="14pt" fo:font-weight="bold" style:font-size-asian="14pt" style:font-weight-asian="bold" style:font-size-complex="14pt" style:font-weight-complex="bold"/>
    </style:style>
    <style:style style:name="P44" style:family="paragraph" style:parent-style-name="Standard">
      <style:text-properties fo:font-size="16pt" fo:font-weight="bold" officeooo:rsid="0036c4d9" officeooo:paragraph-rsid="0036c4d9" style:font-size-asian="16pt" style:font-weight-asian="bold" style:font-size-complex="16pt" style:font-weight-complex="bold"/>
    </style:style>
    <style:style style:name="P45" style:family="paragraph" style:parent-style-name="Standard">
      <style:text-properties fo:font-size="12pt" officeooo:rsid="00166232" officeooo:paragraph-rsid="001ab5db" style:font-size-asian="10.5pt" style:font-size-complex="12pt"/>
    </style:style>
    <style:style style:name="P46" style:family="paragraph" style:parent-style-name="Standard">
      <style:text-properties fo:font-size="12pt" officeooo:rsid="0036c4d9" officeooo:paragraph-rsid="0036c4d9" style:font-size-asian="10.5pt" style:font-size-complex="12pt"/>
    </style:style>
    <style:style style:name="P47" style:family="paragraph" style:parent-style-name="Standard">
      <style:text-properties fo:font-size="18pt" fo:font-weight="bold" officeooo:rsid="0036c4d9" officeooo:paragraph-rsid="0036c4d9" style:font-size-asian="18pt" style:font-weight-asian="bold" style:font-size-complex="18pt" style:font-weight-complex="bold"/>
    </style:style>
    <style:style style:name="P48" style:family="paragraph" style:parent-style-name="Text_20_body">
      <style:text-properties style:text-underline-style="none" officeooo:paragraph-rsid="000c6bc3"/>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text-properties style:font-name="Liberation Serif"/>
    </style:style>
    <style:style style:name="P53" style:family="paragraph" style:parent-style-name="Text_20_body" style:list-style-name="L1">
      <style:paragraph-properties fo:margin-top="0cm" fo:margin-bottom="0cm" loext:contextual-spacing="false"/>
    </style:style>
    <style:style style:name="P54" style:family="paragraph" style:parent-style-name="Text_20_body" style:list-style-name="L2">
      <style:paragraph-properties fo:margin-top="0cm" fo:margin-bottom="0cm" loext:contextual-spacing="false"/>
    </style:style>
    <style:style style:name="P55" style:family="paragraph" style:parent-style-name="Text_20_body" style:list-style-name="L3">
      <style:paragraph-properties fo:margin-top="0cm" fo:margin-bottom="0cm" loext:contextual-spacing="false"/>
    </style:style>
    <style:style style:name="T1" style:family="text">
      <style:text-properties style:text-underline-style="none"/>
    </style:style>
    <style:style style:name="T2" style:family="text">
      <style:text-properties style:text-underline-style="none" officeooo:rsid="00125610"/>
    </style:style>
    <style:style style:name="T3" style:family="text">
      <style:text-properties fo:color="#808080" style:font-name="JetBrains Mono" fo:font-size="10pt" fo:font-style="normal" fo:font-weight="normal" style:font-size-asian="10pt" style:font-style-asian="normal" style:font-weight-asian="normal"/>
    </style:style>
    <style:style style:name="T4" style:family="text">
      <style:text-properties fo:color="#808080" style:font-name="JetBrains Mono" fo:font-size="10pt" fo:font-style="normal" fo:font-weight="normal" style:font-size-asian="10pt" style:font-style-asian="normal" style:font-weight-asian="normal"/>
    </style:style>
    <style:style style:name="T5" style:family="text">
      <style:text-properties fo:color="#808080" style:font-name="JetBrains Mono" fo:font-size="10pt" fo:font-style="normal" style:text-underline-style="none" fo:font-weight="normal" style:font-size-asian="10pt" style:font-style-asian="normal" style:font-weight-asian="normal"/>
    </style:style>
    <style:style style:name="T6" style:family="text">
      <style:text-properties fo:color="#808080" style:font-name="JetBrains Mono" fo:font-size="10pt" fo:font-style="normal" fo:font-weight="normal" style:font-size-asian="10pt" style:font-style-asian="normal" style:font-weight-asian="normal" style:font-size-complex="12pt"/>
    </style:style>
    <style:style style:name="T7" style:family="text">
      <style:text-properties fo:color="#a9b7c6" style:font-name="JetBrains Mono" fo:font-size="10pt" fo:font-style="normal" fo:font-weight="normal" style:font-size-asian="10pt" style:font-style-asian="normal" style:font-weight-asian="normal"/>
    </style:style>
    <style:style style:name="T8" style:family="text">
      <style:text-properties fo:color="#a9b7c6" style:font-name="JetBrains Mono" fo:font-size="10pt" fo:font-style="normal" fo:font-weight="normal" style:font-size-asian="10pt" style:font-style-asian="normal" style:font-weight-asian="normal"/>
    </style:style>
    <style:style style:name="T9" style:family="text">
      <style:text-properties fo:color="#a9b7c6" style:font-name="JetBrains Mono" fo:font-style="normal" fo:font-weight="normal" style:font-style-asian="normal" style:font-weight-asian="normal"/>
    </style:style>
    <style:style style:name="T10" style:family="text">
      <style:text-properties fo:color="#a9b7c6" style:font-name="JetBrains Mono" fo:font-style="normal" style:font-style-asian="normal"/>
    </style:style>
    <style:style style:name="T11" style:family="text">
      <style:text-properties fo:color="#a9b7c6" fo:font-size="10pt" fo:font-style="normal" fo:font-weight="normal" style:font-size-asian="10pt" style:font-style-asian="normal" style:font-weight-asian="normal"/>
    </style:style>
    <style:style style:name="T12" style:family="text">
      <style:text-properties fo:color="#a9b7c6" fo:font-style="normal" fo:font-weight="normal" style:font-style-asian="normal" style:font-weight-asian="normal"/>
    </style:style>
    <style:style style:name="T13" style:family="text">
      <style:text-properties fo:color="#a9b7c6" fo:font-style="normal" style:font-style-asian="normal"/>
    </style:style>
    <style:style style:name="T14" style:family="text">
      <style:text-properties fo:color="#a9b7c6" fo:font-style="normal" style:font-style-asian="normal"/>
    </style:style>
    <style:style style:name="T15" style:family="text">
      <style:text-properties fo:color="#a9b7c6" style:font-name="Liberation Serif" fo:font-size="12pt" fo:font-style="normal" style:font-size-asian="12pt" style:font-style-asian="normal" style:font-size-complex="12pt"/>
    </style:style>
    <style:style style:name="T16" style:family="text">
      <style:text-properties fo:color="#a9b7c6" fo:font-size="12pt" fo:font-style="normal" style:font-size-asian="12pt" style:font-style-asian="normal" style:font-size-complex="12pt"/>
    </style:style>
    <style:style style:name="T17" style:family="text">
      <style:text-properties fo:color="#6897bb" style:font-name="JetBrains Mono" fo:font-size="10pt" fo:font-style="normal" fo:font-weight="normal" style:font-size-asian="10pt" style:font-style-asian="normal" style:font-weight-asian="normal"/>
    </style:style>
    <style:style style:name="T18" style:family="text">
      <style:text-properties fo:color="#cc7832" style:font-name="JetBrains Mono" fo:font-size="10pt" fo:font-style="normal" fo:font-weight="normal" style:font-size-asian="10pt" style:font-style-asian="normal" style:font-weight-asian="normal"/>
    </style:style>
    <style:style style:name="T19" style:family="text">
      <style:text-properties fo:color="#cc7832" style:font-name="JetBrains Mono" fo:font-size="10pt" fo:font-style="normal" fo:font-weight="normal" style:font-size-asian="10pt" style:font-style-asian="normal" style:font-weight-asian="normal"/>
    </style:style>
    <style:style style:name="T20" style:family="text">
      <style:text-properties fo:color="#8888c6" style:font-name="JetBrains Mono" fo:font-size="10pt" fo:font-style="normal" fo:font-weight="normal" style:font-size-asian="10pt" style:font-style-asian="normal" style:font-weight-asian="normal"/>
    </style:style>
    <style:style style:name="T21" style:family="text">
      <style:text-properties fo:color="#6a8759" style:font-name="JetBrains Mono" fo:font-size="10pt" fo:font-style="normal" fo:font-weight="normal" style:font-size-asian="10pt" style:font-style-asian="normal" style:font-weight-asian="normal"/>
    </style:style>
    <style:style style:name="T22" style:family="text">
      <style:text-properties officeooo:rsid="000ae6fa"/>
    </style:style>
    <style:style style:name="T23" style:family="text">
      <style:text-properties officeooo:rsid="001788f3"/>
    </style:style>
    <style:style style:name="T24" style:family="text">
      <style:text-properties fo:font-weight="normal" style:font-weight-asian="normal" style:font-weight-complex="normal"/>
    </style:style>
    <style:style style:name="T25" style:family="text">
      <style:text-properties fo:font-weight="normal" officeooo:rsid="003180f8" style:font-weight-asian="normal" style:font-weight-complex="normal"/>
    </style:style>
    <style:style style:name="T26" style:family="text">
      <style:text-properties fo:font-size="18pt" fo:font-weight="normal" style:font-size-asian="18pt" style:font-weight-asian="normal" style:font-size-complex="18pt" style:font-weight-complex="normal"/>
    </style:style>
    <style:style style:name="T27" style:family="text">
      <style:text-properties style:text-position="33% 80%"/>
    </style:style>
    <style:style style:name="T28" style:family="text">
      <style:text-properties fo:color="#aa4926" style:font-name="JetBrains Mono" fo:font-size="10pt" fo:font-style="normal" fo:font-weight="normal" style:font-size-asian="10pt" style:font-style-asian="normal" style:font-weight-asian="normal"/>
    </style:style>
    <style:style style:name="T29" style:family="text">
      <style:text-properties officeooo:rsid="0024db91"/>
    </style:style>
    <style:style style:name="T30" style:family="text">
      <style:text-properties officeooo:rsid="002e1c1c"/>
    </style:style>
    <style:style style:name="T31" style:family="text">
      <style:text-properties fo:color="#ffc66d" style:font-name="JetBrains Mono" fo:font-size="10pt" fo:font-style="normal" fo:font-weight="normal" style:font-size-asian="10pt" style:font-style-asian="normal" style:font-weight-asian="normal"/>
    </style:style>
    <style:style style:name="T32" style:family="text">
      <style:text-properties fo:color="#ffc66d" style:font-name="JetBrains Mono" fo:font-size="10pt" fo:font-style="normal" fo:font-weight="normal" style:font-size-asian="10pt" style:font-style-asian="normal" style:font-weight-asian="normal"/>
    </style:style>
    <style:style style:name="T33" style:family="text">
      <style:text-properties fo:color="#72737a" style:font-name="JetBrains Mono" fo:font-size="10pt" fo:font-style="normal" fo:font-weight="normal" style:font-size-asian="10pt" style:font-style-asian="normal" style:font-weight-asian="normal"/>
    </style:style>
    <style:style style:name="T34" style:family="text">
      <style:text-properties fo:color="#72737a" style:font-name="JetBrains Mono" fo:font-size="10pt" fo:font-style="normal" fo:font-weight="normal" style:font-size-asian="10pt" style:font-style-asian="normal" style:font-weight-asian="normal"/>
    </style:style>
    <style:style style:name="T35" style:family="text">
      <style:text-properties officeooo:rsid="0034d3b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ercises:</text:p>
      <text:p text:style-name="P13"/>
      <text:p text:style-name="P44">Questions</text:p>
      <text:p text:style-name="P13"/>
      <text:p text:style-name="P13">1. Write a short note on python implementation of the following</text:p>
      <text:p text:style-name="P13">a. set</text:p>
      <text:p text:style-name="P13">b. arrays</text:p>
      <text:p text:style-name="P13">c. Matrix</text:p>
      <text:p text:style-name="Standard"/>
      <text:h text:style-name="Heading_20_1" text:outline-level="1"><text:span text:style-name="T22">a. </text:span>Sets in Python</text:h>
      <text:p text:style-name="Text_20_body">A Set is an unordered collection data type that is iterable, mutable and has no duplicate elements. Python’s set class represents the mathematical notion of a set. The major advantage of using a set, as opposed to a list, is that it has a highly optimized method for checking whether a specific element is contained in the set. This is based on a data structure known as a <text:a xlink:type="simple" xlink:href="https://www.geeksforgeeks.org/hashing-set-1-introduction/" text:style-name="Internet_20_link" text:visited-style-name="Visited_20_Internet_20_Link"><text:span text:style-name="T1">hash table</text:span></text:a>. Since sets are unordered, we cannot access items using indexes like we do in <text:a xlink:type="simple" xlink:href="https://www.geeksforgeeks.org/python-list/" text:style-name="Internet_20_link" text:visited-style-name="Visited_20_Internet_20_Link"><text:span text:style-name="T1">lists</text:span></text:a>.</text:p>
      <text:p text:style-name="Standard"/>
      <text:p text:style-name="Standard"><text:span text:style-name="T3"># Sets in python</text:span><text:line-break/><text:line-break/><text:span text:style-name="T7">set1 = {</text:span><text:span text:style-name="T17">1</text:span><text:span text:style-name="T18">, </text:span><text:span text:style-name="T17">2</text:span><text:span text:style-name="T18">, </text:span><text:span text:style-name="T17">3</text:span><text:span text:style-name="T7">}</text:span><text:line-break/><text:span text:style-name="T7">set2 = </text:span><text:span text:style-name="T20">set</text:span><text:span text:style-name="T7">([</text:span><text:span text:style-name="T17">1</text:span><text:span text:style-name="T18">, </text:span><text:span text:style-name="T17">2</text:span><text:span text:style-name="T18">, </text:span><text:span text:style-name="T17">3</text:span><text:span text:style-name="T7">])</text:span><text:line-break/><text:span text:style-name="T20">print</text:span><text:span text:style-name="T7">(set1)</text:span><text:line-break/><text:span text:style-name="T3"># {1, 2, 3}</text:span><text:line-break/><text:span text:style-name="T20">print</text:span><text:span text:style-name="T7">(set2)</text:span><text:line-break/><text:span text:style-name="T3"># {1, 2, 3}</text:span><text:line-break/><text:line-break/><text:span text:style-name="T3"># Adding element to the set</text:span><text:line-break/><text:span text:style-name="T7">set1.add(</text:span><text:span text:style-name="T17">4</text:span><text:span text:style-name="T7">)</text:span><text:line-break/><text:span text:style-name="T20">print</text:span><text:span text:style-name="T7">(set1)</text:span><text:line-break/><text:span text:style-name="T3"># {1, 2, 3, 4}</text:span></text:p>
      <text:p text:style-name="Standard"/>
      <text:h text:style-name="Heading_20_2" text:outline-level="2">Frozen Sets</text:h>
      <text:p text:style-name="Standard"><text:span text:style-name="Strong_20_Emphasis">Frozen sets</text:span> in Python are immutable objects that only support methods and operators that produce a result without affecting the frozen set or sets to which they are applied. While elements of a set can be modified at any time, elements of the frozen set remain the same after creation.<text:line-break/>If no parameters are passed, it returns an empty frozenset.</text:p>
      <text:p text:style-name="Standard"/>
      <text:p text:style-name="Standard"><text:span text:style-name="T3"># A frozen set</text:span><text:line-break/><text:span text:style-name="T7">frozen_set = </text:span><text:span text:style-name="T20">frozenset</text:span><text:span text:style-name="T7">([</text:span><text:span text:style-name="T21">"e"</text:span><text:span text:style-name="T18">, </text:span><text:span text:style-name="T21">"f"</text:span><text:span text:style-name="T18">, </text:span><text:span text:style-name="T21">"g"</text:span><text:span text:style-name="T7">])</text:span><text:line-break/><text:span text:style-name="T20">print</text:span><text:span text:style-name="T7">(frozen_set)</text:span><text:line-break/><text:span text:style-name="T3"># frozenset({'g', 'e', 'f'})</text:span></text:p>
      <text:p text:style-name="Standard"/>
      <text:h text:style-name="Heading_20_2" text:outline-level="2">Internal working of Set</text:h>
      <text:p text:style-name="Standard">This is based on a data structure known as a <text:a xlink:type="simple" xlink:href="https://www.geeksforgeeks.org/hashing-set-1-introduction/" text:style-name="Internet_20_link" text:visited-style-name="Visited_20_Internet_20_Link"><text:span text:style-name="T1">hash table</text:span></text:a>.<text:line-break/>If Multiple values are present at the same index position, then the value is appended to that index position, to form a Linked List. In, Python Sets are implemented using dictionary with dummy variables, where key beings the members set with greater optimizations to the time complexity.</text:p>
      <text:p text:style-name="Standard"/>
      <text:h text:style-name="Heading_20_4" text:outline-level="4"><text:soft-page-break/>Adding elements</text:h>
      <text:p text:style-name="Standard">Insertion in set is done through set.add() function, where an appropriate record value is created to store in the hash table. Same as checking for an item, i.e., O(1) on average. However, in worst case it can become O(n).</text:p>
      <text:p text:style-name="Standard"/>
      <text:p text:style-name="Standard"><text:span text:style-name="T3"># Adding element</text:span><text:line-break/><text:span text:style-name="T7">people = {</text:span><text:span text:style-name="T21">'Jay'</text:span><text:span text:style-name="T18">, </text:span><text:span text:style-name="T21">'Idrish'</text:span><text:span text:style-name="T18">, </text:span><text:span text:style-name="T21">'Archi'</text:span><text:span text:style-name="T7">}</text:span><text:line-break/><text:span text:style-name="T20">print</text:span><text:span text:style-name="T7">(people)</text:span><text:line-break/><text:span text:style-name="T3"># {'Archi', 'Idrish', 'Jay'}</text:span><text:line-break/><text:span text:style-name="T3"># Add David to set</text:span><text:line-break/><text:span text:style-name="T7">people.add(</text:span><text:span text:style-name="T21">'David'</text:span><text:span text:style-name="T7">)</text:span><text:line-break/><text:span text:style-name="T20">print</text:span><text:span text:style-name="T7">(people)</text:span><text:line-break/><text:span text:style-name="T3"># {'Archi', 'Idrish', 'Jay', 'David'}</text:span></text:p>
      <text:p text:style-name="Standard"/>
      <text:h text:style-name="Heading_20_4" text:outline-level="4">Union</text:h>
      <text:p text:style-name="Standard">Two sets can be merged using union() function or | operator. Both Hash Table values are accessed and traversed with merge operation perform on them to combine the elements, at the same time duplicates are removed. Time Complexity of this is O(len(s1) + len(s2)) where s1 and s2 are two sets whose union needs to be done</text:p>
      <text:p text:style-name="Standard"/>
      <text:p text:style-name="Standard"><text:span text:style-name="T3"># Union</text:span><text:line-break/><text:span text:style-name="T7">people = {</text:span><text:span text:style-name="T21">'Jay'</text:span><text:span text:style-name="T18">, </text:span><text:span text:style-name="T21">'Idrish'</text:span><text:span text:style-name="T18">, </text:span><text:span text:style-name="T21">'Archil'</text:span><text:span text:style-name="T7">}</text:span><text:line-break/><text:span text:style-name="T7">dracula = {</text:span><text:span text:style-name="T21">'Raju'</text:span><text:span text:style-name="T18">, </text:span><text:span text:style-name="T21">'Shankar'</text:span><text:span text:style-name="T7">}</text:span><text:line-break/><text:span text:style-name="T20">print</text:span><text:span text:style-name="T7">(people</text:span><text:span text:style-name="T18">, </text:span><text:span text:style-name="T7">dracula)</text:span><text:line-break/><text:span text:style-name="T3"># {'Archil', 'Idrish', 'Jay'} {'Raju', 'Shankar'}</text:span><text:line-break/><text:line-break/><text:span text:style-name="T3"># Union using union() function</text:span><text:line-break/><text:span text:style-name="T7">population = people.union(dracula)</text:span><text:line-break/><text:span text:style-name="T20">print</text:span><text:span text:style-name="T7">(population)</text:span><text:line-break/><text:span text:style-name="T3"># {'Archil', 'Raju', 'Jay', 'Shankar', 'Idrish'}</text:span><text:line-break/><text:line-break/><text:span text:style-name="T3"># Union using '|'</text:span><text:line-break/><text:span text:style-name="T7">population = people | dracula</text:span><text:line-break/><text:span text:style-name="T20">print</text:span><text:span text:style-name="T7">(population)</text:span><text:line-break/><text:span text:style-name="T3"># {'Idrish', 'Archil', 'Shankar', 'Jay', 'Raju'}</text:span></text:p>
      <text:p text:style-name="Standard"/>
      <text:h text:style-name="Heading_20_4" text:outline-level="4">Intersection</text:h>
      <text:p text:style-name="Standard">This can be done through intersection() or &amp; operator. Common Elements are selected. They are similar to iteration over the Hash lists and combining the same values on both the Table. Time Complexity of this is O(min(len(s1), len(s2)) where s1 and s2 are two sets whose union needs to be done.</text:p>
      <text:p text:style-name="Standard"/>
      <text:p text:style-name="Standard"><text:span text:style-name="T3"># Intersection</text:span><text:line-break/><text:span text:style-name="T7">set1 = </text:span><text:span text:style-name="T20">set</text:span><text:span text:style-name="T7">()</text:span><text:line-break/><text:span text:style-name="T7">set2 = </text:span><text:span text:style-name="T20">set</text:span><text:span text:style-name="T7">()</text:span><text:line-break/><text:line-break/><text:span text:style-name="T18">for </text:span><text:span text:style-name="T7">i </text:span><text:span text:style-name="T18">in </text:span><text:span text:style-name="T20">range</text:span><text:span text:style-name="T7">(</text:span><text:span text:style-name="T17">5</text:span><text:span text:style-name="T7">):</text:span><text:line-break/><text:span text:style-name="T7"> <text:s text:c="3"/>set1.add(i)</text:span><text:line-break/><text:line-break/><text:span text:style-name="T18">for </text:span><text:span text:style-name="T7">i </text:span><text:span text:style-name="T18">in </text:span><text:span text:style-name="T20">range</text:span><text:span text:style-name="T7">(</text:span><text:span text:style-name="T17">3</text:span><text:span text:style-name="T18">, </text:span><text:span text:style-name="T17">9</text:span><text:span text:style-name="T7">):</text:span><text:line-break/><text:span text:style-name="T7"> <text:s text:c="3"/>set2.add(i)</text:span><text:line-break/><text:span text:style-name="T20">print</text:span><text:span text:style-name="T7">(set1</text:span><text:span text:style-name="T18">, </text:span><text:span text:style-name="T7">set2)</text:span><text:line-break/><text:span text:style-name="T3"># {0, 1, 2, 3, 4} {3, 4, 5, 6, 7, 8}</text:span><text:line-break/><text:span text:style-name="T3"># Intersection using intersection() function</text:span><text:line-break/><text:span text:style-name="T7">set3 = set1.intersection(set2)</text:span><text:line-break/><text:soft-page-break/><text:span text:style-name="T20">print</text:span><text:span text:style-name="T7">(set3)</text:span><text:line-break/><text:span text:style-name="T3"># {3, 4}</text:span><text:line-break/><text:line-break/><text:span text:style-name="T3"># Intersection using &amp; operator</text:span><text:line-break/><text:span text:style-name="T7">set3 = set1 &amp; set2</text:span><text:line-break/><text:span text:style-name="T20">print</text:span><text:span text:style-name="T7">(set3)</text:span><text:line-break/><text:span text:style-name="T3"># {3, 4}</text:span></text:p>
      <text:p text:style-name="Standard"/>
      <text:h text:style-name="Heading_20_4" text:outline-level="4">Difference</text:h>
      <text:p text:style-name="Standard">To find difference in between sets. Similar to find difference in linked list. This is done through difference() or – operator. Time complexity of finding difference s1 – s2 is O(len(s1))</text:p>
      <text:p text:style-name="Standard"/>
      <text:p text:style-name="Standard"><text:span text:style-name="T3"># Difference</text:span><text:line-break/><text:span text:style-name="T7">set1 = </text:span><text:span text:style-name="T20">set</text:span><text:span text:style-name="T7">()</text:span><text:line-break/><text:span text:style-name="T7">set2 = </text:span><text:span text:style-name="T20">set</text:span><text:span text:style-name="T7">()</text:span><text:line-break/><text:line-break/><text:span text:style-name="T18">for </text:span><text:span text:style-name="T7">i </text:span><text:span text:style-name="T18">in </text:span><text:span text:style-name="T20">range</text:span><text:span text:style-name="T7">(</text:span><text:span text:style-name="T17">5</text:span><text:span text:style-name="T7">):</text:span><text:line-break/><text:span text:style-name="T7"> <text:s text:c="3"/>set1.add(i)</text:span><text:line-break/><text:line-break/><text:span text:style-name="T18">for </text:span><text:span text:style-name="T7">i </text:span><text:span text:style-name="T18">in </text:span><text:span text:style-name="T20">range</text:span><text:span text:style-name="T7">(</text:span><text:span text:style-name="T17">3</text:span><text:span text:style-name="T18">, </text:span><text:span text:style-name="T17">9</text:span><text:span text:style-name="T7">):</text:span><text:line-break/><text:span text:style-name="T7"> <text:s text:c="3"/>set2.add(i)</text:span><text:line-break/><text:span text:style-name="T20">print</text:span><text:span text:style-name="T7">(set1</text:span><text:span text:style-name="T18">, </text:span><text:span text:style-name="T7">set2)</text:span><text:line-break/><text:span text:style-name="T3"># Difference using difference() function</text:span><text:line-break/><text:span text:style-name="T7">set3 = set1.difference(set2)</text:span><text:line-break/><text:span text:style-name="T20">print</text:span><text:span text:style-name="T7">(set3)</text:span><text:line-break/><text:span text:style-name="T3"># {0, 1, 2}</text:span><text:line-break/><text:line-break/><text:span text:style-name="T3"># Difference using '-' operator</text:span><text:line-break/><text:span text:style-name="T7">set3 = set1 - set2</text:span><text:line-break/><text:span text:style-name="T20">print</text:span><text:span text:style-name="T7">(set3)</text:span><text:line-break/><text:span text:style-name="T3"># {0, 1, 2}</text:span></text:p>
      <text:p text:style-name="Standard"/>
      <text:h text:style-name="Heading_20_4" text:outline-level="4">Clearing sets</text:h>
      <text:p text:style-name="Standard"><text:span text:style-name="Source_20_Text">Clear()</text:span> method empties the whole set.</text:p>
      <text:p text:style-name="Standard"/>
      <text:p text:style-name="Standard"><text:span text:style-name="T3"># Clear</text:span><text:line-break/><text:span text:style-name="T7">set1 = {</text:span><text:span text:style-name="T17">1</text:span><text:span text:style-name="T18">, </text:span><text:span text:style-name="T17">2</text:span><text:span text:style-name="T18">, </text:span><text:span text:style-name="T17">3</text:span><text:span text:style-name="T18">, </text:span><text:span text:style-name="T17">4</text:span><text:span text:style-name="T18">, </text:span><text:span text:style-name="T17">5</text:span><text:span text:style-name="T18">, </text:span><text:span text:style-name="T17">6</text:span><text:span text:style-name="T7">}</text:span><text:line-break/><text:span text:style-name="T20">print</text:span><text:span text:style-name="T7">(set1)</text:span><text:line-break/><text:span text:style-name="T3"># {1, 2, 3, 4, 5, 6}</text:span><text:line-break/><text:span text:style-name="T7">set1.clear()</text:span><text:line-break/><text:span text:style-name="T20">print</text:span><text:span text:style-name="T7">(set1)</text:span><text:line-break/><text:span text:style-name="T3"># set()</text:span></text:p>
      <text:p text:style-name="Standard"/>
      <text:h text:style-name="Heading_20_1" text:outline-level="1"><text:span text:style-name="T22">b. </text:span>Python Arrays</text:h>
      <text:p text:style-name="Text_20_body">In programming, an array is a collection of elements of the same type.an array of numeric values is supported in Python by the <text:a xlink:type="simple" xlink:href="https://docs.python.org/3/library/array.html" text:style-name="Internet_20_link" text:visited-style-name="Visited_20_Internet_20_Link"><text:span text:style-name="T1">array module</text:span></text:a></text:p>
      <text:h text:style-name="P3" text:outline-level="2"><text:bookmark text:name="list-arrays"/>Python Lists Vs Arrays</text:h>
      <text:p text:style-name="P24">We can treat lists as arrays. However, we cannot constrain the type of elements stored in a list.</text:p>
      <text:p text:style-name="Text_20_body"><text:soft-page-break/><text:span text:style-name="T1">If you create arrays using the </text:span><text:span text:style-name="Source_20_Text"><text:span text:style-name="T1">array</text:span></text:span><text:span text:style-name="T1"> module, all elements of the array must be of the same numeric type.</text:span></text:p>
      <text:p text:style-name="Standard"><text:span text:style-name="T5"># Python Arrays</text:span><text:line-break/><text:span text:style-name="T3"># list</text:span><text:line-break/><text:span text:style-name="T7">a = [</text:span><text:span text:style-name="T17">1</text:span><text:span text:style-name="T18">, </text:span><text:span text:style-name="T17">3.5</text:span><text:span text:style-name="T18">, </text:span><text:span text:style-name="T21">"Hello"</text:span><text:span text:style-name="T7">]</text:span><text:line-break/><text:span text:style-name="T20">print</text:span><text:span text:style-name="T7">(a)</text:span><text:line-break/><text:span text:style-name="T7">[</text:span><text:span text:style-name="T17">1</text:span><text:span text:style-name="T18">, </text:span><text:span text:style-name="T17">3.5</text:span><text:span text:style-name="T18">, </text:span><text:span text:style-name="T21">'Hello'</text:span><text:span text:style-name="T7">]</text:span><text:line-break/><text:line-break/><text:span text:style-name="T3"># array</text:span><text:line-break/><text:span text:style-name="T18">import </text:span><text:span text:style-name="T7">array </text:span><text:span text:style-name="T18">as </text:span><text:span text:style-name="T7">arr</text:span><text:line-break/><text:line-break/><text:span text:style-name="T7">a = arr.array([</text:span><text:span text:style-name="T21">'d'</text:span><text:span text:style-name="T18">, </text:span><text:span text:style-name="T7">[</text:span><text:span text:style-name="T17">1</text:span><text:span text:style-name="T18">, </text:span><text:span text:style-name="T17">3.5</text:span><text:span text:style-name="T18">, </text:span><text:span text:style-name="T21">"Hello"</text:span><text:span text:style-name="T7">]])</text:span><text:line-break/><text:span text:style-name="T20">print</text:span><text:span text:style-name="T7">(a)</text:span><text:line-break/><text:span text:style-name="T21">""" Traceback (most recent call last):</text:span><text:line-break/><text:span text:style-name="T21"> <text:s/>File "/home/safwan/xanthron/mod4/ex1.py", line 101, in &lt;module&gt;</text:span><text:line-break/><text:span text:style-name="T21"> <text:s text:c="3"/>a = arr.array(['d', [1, 3.5, "Hello"]])</text:span><text:line-break/><text:span text:style-name="T21">TypeError: array() argument 1 must be a unicode character, not list """</text:span></text:p>
      <text:p text:style-name="P9"/>
      <text:h text:style-name="P3" text:outline-level="2"><text:bookmark text:name="create"/>Creating Python Arrays</text:h>
      <text:p text:style-name="P10"><text:span text:style-name="T1">we need to import </text:span><text:span text:style-name="Source_20_Text"><text:span text:style-name="T1">array</text:span></text:span><text:span text:style-name="T1"> module to create arrays. </text:span></text:p>
      <text:p text:style-name="P10"><text:span text:style-name="T1">Here, we created an array of </text:span><text:span text:style-name="Source_20_Text"><text:span text:style-name="T1">float</text:span></text:span><text:span text:style-name="T1"> type. The letter </text:span><text:span text:style-name="Source_20_Text"><text:span text:style-name="T1">d</text:span></text:span><text:span text:style-name="T1"> is a type code. This determines the type of the array during creation.</text:span></text:p>
      <text:p text:style-name="P34"/>
      <text:p text:style-name="P10"><text:span text:style-name="T5"># Create array</text:span><text:line-break/><text:span text:style-name="T18">import </text:span><text:span text:style-name="T7">array </text:span><text:span text:style-name="T18">as </text:span><text:span text:style-name="T7">arr</text:span><text:line-break/><text:line-break/><text:span text:style-name="T7">a = arr.array(</text:span><text:span text:style-name="T21">'d'</text:span><text:span text:style-name="T18">, </text:span><text:span text:style-name="T7">[</text:span><text:span text:style-name="T17">1.1</text:span><text:span text:style-name="T18">, </text:span><text:span text:style-name="T17">3.5</text:span><text:span text:style-name="T18">, </text:span><text:span text:style-name="T17">4.5</text:span><text:span text:style-name="T7">])</text:span><text:line-break/><text:span text:style-name="T20">print</text:span><text:span text:style-name="T7">(a)</text:span><text:line-break/><text:span text:style-name="T3"># array('d', [1.1, 3.5, 4.5])</text:span></text:p>
      <text:p text:style-name="P34"/>
      <text:p text:style-name="P48">Commonly used type codes are listed as follow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Code</text:p>
          </table:table-cell>
          <table:table-cell table:style-name="Table1.A1" office:value-type="string">
            <text:p text:style-name="Table_20_Heading">C Type</text:p>
          </table:table-cell>
          <table:table-cell table:style-name="Table1.A1" office:value-type="string">
            <text:p text:style-name="Table_20_Heading">Python Type</text:p>
          </table:table-cell>
          <table:table-cell table:style-name="Table1.A1" office:value-type="string">
            <text:p text:style-name="Table_20_Heading">Min bytes</text:p>
          </table:table-cell>
        </table:table-row>
        <table:table-row>
          <table:table-cell table:style-name="Table1.A1" office:value-type="string">
            <text:p text:style-name="Table_20_Contents"><text:span text:style-name="Source_20_Text">b</text:span></text:p>
          </table:table-cell>
          <table:table-cell table:style-name="Table1.A1" office:value-type="string">
            <text:p text:style-name="Table_20_Contents">signed char</text:p>
          </table:table-cell>
          <table:table-cell table:style-name="Table1.A1" office:value-type="string">
            <text:p text:style-name="Table_20_Contents">int</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ource_20_Text">B</text:span></text:p>
          </table:table-cell>
          <table:table-cell table:style-name="Table1.A1" office:value-type="string">
            <text:p text:style-name="Table_20_Contents">unsigned char</text:p>
          </table:table-cell>
          <table:table-cell table:style-name="Table1.A1" office:value-type="string">
            <text:p text:style-name="Table_20_Contents">int</text:p>
          </table:table-cell>
          <table:table-cell table:style-name="Table1.A1" office:value-type="string">
            <text:p text:style-name="Table_20_Contents">1</text:p>
          </table:table-cell>
        </table:table-row>
        <table:table-row>
          <table:table-cell table:style-name="Table1.A1" office:value-type="string">
            <text:p text:style-name="Table_20_Contents"><text:span text:style-name="Source_20_Text">u</text:span></text:p>
          </table:table-cell>
          <table:table-cell table:style-name="Table1.A1" office:value-type="string">
            <text:p text:style-name="Table_20_Contents">Py_UNICODE</text:p>
          </table:table-cell>
          <table:table-cell table:style-name="Table1.A1" office:value-type="string">
            <text:p text:style-name="Table_20_Contents">Unicode</text:p>
          </table:table-cell>
          <table:table-cell table:style-name="Table1.A1" office:value-type="string">
            <text:p text:style-name="Table_20_Contents">2</text:p>
          </table:table-cell>
        </table:table-row>
        <table:table-row>
          <table:table-cell table:style-name="Table1.A1" office:value-type="string">
            <text:p text:style-name="Table_20_Contents"><text:span text:style-name="Source_20_Text">h</text:span></text:p>
          </table:table-cell>
          <table:table-cell table:style-name="Table1.A1" office:value-type="string">
            <text:p text:style-name="Table_20_Contents">signed short</text:p>
          </table:table-cell>
          <table:table-cell table:style-name="Table1.A1" office:value-type="string">
            <text:p text:style-name="Table_20_Contents">int</text:p>
          </table:table-cell>
          <table:table-cell table:style-name="Table1.A1" office:value-type="string">
            <text:p text:style-name="Table_20_Contents">2</text:p>
          </table:table-cell>
        </table:table-row>
        <table:table-row>
          <table:table-cell table:style-name="Table1.A1" office:value-type="string">
            <text:p text:style-name="Table_20_Contents"><text:span text:style-name="Source_20_Text">H</text:span></text:p>
          </table:table-cell>
          <table:table-cell table:style-name="Table1.A1" office:value-type="string">
            <text:p text:style-name="Table_20_Contents">unsigned short</text:p>
          </table:table-cell>
          <table:table-cell table:style-name="Table1.A1" office:value-type="string">
            <text:p text:style-name="Table_20_Contents">int</text:p>
          </table:table-cell>
          <table:table-cell table:style-name="Table1.A1" office:value-type="string">
            <text:p text:style-name="Table_20_Contents">2</text:p>
          </table:table-cell>
        </table:table-row>
        <table:table-row>
          <table:table-cell table:style-name="Table1.A1" office:value-type="string">
            <text:p text:style-name="Table_20_Contents"><text:span text:style-name="Source_20_Text">i</text:span></text:p>
          </table:table-cell>
          <table:table-cell table:style-name="Table1.A1" office:value-type="string">
            <text:p text:style-name="Table_20_Contents">signed int</text:p>
          </table:table-cell>
          <table:table-cell table:style-name="Table1.A1" office:value-type="string">
            <text:p text:style-name="Table_20_Contents">int</text:p>
          </table:table-cell>
          <table:table-cell table:style-name="Table1.A1" office:value-type="string">
            <text:p text:style-name="Table_20_Contents">2</text:p>
          </table:table-cell>
        </table:table-row>
        <table:table-row>
          <table:table-cell table:style-name="Table1.A1" office:value-type="string">
            <text:p text:style-name="Table_20_Contents"><text:span text:style-name="Source_20_Text">I</text:span></text:p>
          </table:table-cell>
          <table:table-cell table:style-name="Table1.A1" office:value-type="string">
            <text:p text:style-name="Table_20_Contents">unsigned int</text:p>
          </table:table-cell>
          <table:table-cell table:style-name="Table1.A1" office:value-type="string">
            <text:p text:style-name="Table_20_Contents">int</text:p>
          </table:table-cell>
          <table:table-cell table:style-name="Table1.A1" office:value-type="string">
            <text:p text:style-name="Table_20_Contents">2</text:p>
          </table:table-cell>
        </table:table-row>
        <table:table-row>
          <table:table-cell table:style-name="Table1.A1" office:value-type="string">
            <text:p text:style-name="Table_20_Contents"><text:span text:style-name="Source_20_Text">l</text:span></text:p>
          </table:table-cell>
          <table:table-cell table:style-name="Table1.A1" office:value-type="string">
            <text:p text:style-name="Table_20_Contents">signed long</text:p>
          </table:table-cell>
          <table:table-cell table:style-name="Table1.A1" office:value-type="string">
            <text:p text:style-name="Table_20_Contents">int</text:p>
          </table:table-cell>
          <table:table-cell table:style-name="Table1.A1" office:value-type="string">
            <text:p text:style-name="Table_20_Contents">4</text:p>
          </table:table-cell>
        </table:table-row>
        <table:table-row>
          <table:table-cell table:style-name="Table1.A1" office:value-type="string">
            <text:p text:style-name="Table_20_Contents"><text:span text:style-name="Source_20_Text">L</text:span></text:p>
          </table:table-cell>
          <table:table-cell table:style-name="Table1.A1" office:value-type="string">
            <text:p text:style-name="Table_20_Contents">unsigned long</text:p>
          </table:table-cell>
          <table:table-cell table:style-name="Table1.A1" office:value-type="string">
            <text:p text:style-name="Table_20_Contents">int</text:p>
          </table:table-cell>
          <table:table-cell table:style-name="Table1.A1" office:value-type="string">
            <text:p text:style-name="Table_20_Contents">4</text:p>
          </table:table-cell>
        </table:table-row>
        <table:table-row>
          <table:table-cell table:style-name="Table1.A1" office:value-type="string">
            <text:p text:style-name="Table_20_Contents"><text:span text:style-name="Source_20_Text">f</text:span></text:p>
          </table:table-cell>
          <table:table-cell table:style-name="Table1.A1" office:value-type="string">
            <text:p text:style-name="Table_20_Contents">float</text:p>
          </table:table-cell>
          <table:table-cell table:style-name="Table1.A1" office:value-type="string">
            <text:p text:style-name="Table_20_Contents">float</text:p>
          </table:table-cell>
          <table:table-cell table:style-name="Table1.A1" office:value-type="string">
            <text:p text:style-name="Table_20_Contents">4</text:p>
          </table:table-cell>
        </table:table-row>
        <table:table-row>
          <table:table-cell table:style-name="Table1.A1" office:value-type="string">
            <text:p text:style-name="Table_20_Contents"><text:span text:style-name="Source_20_Text">d</text:span></text:p>
          </table:table-cell>
          <table:table-cell table:style-name="Table1.A1" office:value-type="string">
            <text:p text:style-name="Table_20_Contents">double</text:p>
          </table:table-cell>
          <table:table-cell table:style-name="Table1.A1" office:value-type="string">
            <text:p text:style-name="Table_20_Contents">float</text:p>
          </table:table-cell>
          <table:table-cell table:style-name="Table1.A1" office:value-type="string">
            <text:p text:style-name="Table_20_Contents">8</text:p>
          </table:table-cell>
        </table:table-row>
      </table:table>
      <text:p text:style-name="P34"/>
      <text:p text:style-name="P25"><text:span text:style-name="T1">We will use two type codes in this entire article: </text:span><text:span text:style-name="Source_20_Text"><text:span text:style-name="T1">i</text:span></text:span><text:span text:style-name="T1"> for integers and </text:span><text:span text:style-name="Source_20_Text"><text:span text:style-name="T1">d</text:span></text:span><text:span text:style-name="T1"> for floats.</text:span></text:p>
      <text:p text:style-name="Text_20_body"><text:span text:style-name="Strong_20_Emphasis">Note</text:span>: The <text:span text:style-name="Source_20_Text">u</text:span> type code for Unicode characters is deprecated since version 3.3. Avoid using as much as possible.</text:p>
      <text:h text:style-name="P32" text:outline-level="2"><text:bookmark text:name="access"/><text:soft-page-break/>Accessing Python Array Elements</text:h>
      <text:p text:style-name="P34">We use indices to access elements of an array:</text:p>
      <text:p text:style-name="P10"><text:span text:style-name="T5"># Accessing element</text:span><text:line-break/><text:span text:style-name="T18">import </text:span><text:span text:style-name="T7">array </text:span><text:span text:style-name="T18">as </text:span><text:span text:style-name="T7">arr</text:span><text:line-break/><text:span text:style-name="T7">a = arr.array(</text:span><text:span text:style-name="T21">'i'</text:span><text:span text:style-name="T18">, </text:span><text:span text:style-name="T7">[</text:span><text:span text:style-name="T17">2</text:span><text:span text:style-name="T18">, </text:span><text:span text:style-name="T17">4</text:span><text:span text:style-name="T18">, </text:span><text:span text:style-name="T17">6</text:span><text:span text:style-name="T18">, </text:span><text:span text:style-name="T17">8</text:span><text:span text:style-name="T7">])</text:span><text:line-break/><text:line-break/><text:span text:style-name="T20">print</text:span><text:span text:style-name="T7">(</text:span><text:span text:style-name="T21">"First element:"</text:span><text:span text:style-name="T18">, </text:span><text:span text:style-name="T7">a[</text:span><text:span text:style-name="T17">0</text:span><text:span text:style-name="T7">])</text:span><text:line-break/><text:span text:style-name="T20">print</text:span><text:span text:style-name="T7">(</text:span><text:span text:style-name="T21">"Second element:"</text:span><text:span text:style-name="T18">, </text:span><text:span text:style-name="T7">a[</text:span><text:span text:style-name="T17">1</text:span><text:span text:style-name="T7">])</text:span><text:line-break/><text:span text:style-name="T20">print</text:span><text:span text:style-name="T7">(</text:span><text:span text:style-name="T21">"Last element:"</text:span><text:span text:style-name="T18">, </text:span><text:span text:style-name="T7">a[-</text:span><text:span text:style-name="T17">1</text:span><text:span text:style-name="T7">])</text:span><text:line-break/><text:line-break/><text:span text:style-name="T21">""" First element: 2</text:span><text:line-break/><text:span text:style-name="T21">Second element: 4</text:span><text:line-break/><text:span text:style-name="T21">Last element: 8 """</text:span></text:p>
      <text:p text:style-name="P34"/>
      <text:p text:style-name="P10"><text:span text:style-name="Strong_20_Emphasis"><text:span text:style-name="T1">Note</text:span></text:span><text:span text:style-name="T1">: The index starts from 0 (not 1) similar to lists.</text:span></text:p>
      <text:p text:style-name="P34"/>
      <text:h text:style-name="P32" text:outline-level="2"><text:bookmark text:name="slice"/>Slicing Python Arrays</text:h>
      <text:p text:style-name="P10"><text:span text:style-name="T1">We can access a range of items in an array by using the slicing operator </text:span><text:span text:style-name="Source_20_Text"><text:span text:style-name="T1">:</text:span></text:span><text:span text:style-name="T1">.</text:span></text:p>
      <text:p text:style-name="P10"><text:span text:style-name="T5"># Slicing</text:span><text:line-break/><text:span text:style-name="T18">import </text:span><text:span text:style-name="T7">array </text:span><text:span text:style-name="T18">as </text:span><text:span text:style-name="T7">arr</text:span><text:line-break/><text:line-break/><text:span text:style-name="T7">numbers_list = [</text:span><text:span text:style-name="T17">2</text:span><text:span text:style-name="T18">, </text:span><text:span text:style-name="T17">5</text:span><text:span text:style-name="T18">, </text:span><text:span text:style-name="T17">62</text:span><text:span text:style-name="T18">, </text:span><text:span text:style-name="T17">5</text:span><text:span text:style-name="T18">, </text:span><text:span text:style-name="T17">42</text:span><text:span text:style-name="T18">, </text:span><text:span text:style-name="T17">52</text:span><text:span text:style-name="T18">, </text:span><text:span text:style-name="T17">48</text:span><text:span text:style-name="T18">, </text:span><text:span text:style-name="T17">5</text:span><text:span text:style-name="T7">]</text:span><text:line-break/><text:span text:style-name="T7">numbers_array = arr.array(</text:span><text:span text:style-name="T21">'i'</text:span><text:span text:style-name="T18">, </text:span><text:span text:style-name="T7">numbers_list)</text:span><text:line-break/><text:line-break/><text:span text:style-name="T20">print</text:span><text:span text:style-name="T7">(numbers_array[</text:span><text:span text:style-name="T17">2</text:span><text:span text:style-name="T7">:</text:span><text:span text:style-name="T17">5</text:span><text:span text:style-name="T7">]) </text:span><text:span text:style-name="T3"># 3rd to 5th</text:span><text:line-break/><text:span text:style-name="T20">print</text:span><text:span text:style-name="T7">(numbers_array[:-</text:span><text:span text:style-name="T17">5</text:span><text:span text:style-name="T7">]) </text:span><text:span text:style-name="T3"># beginning to 4th</text:span><text:line-break/><text:span text:style-name="T20">print</text:span><text:span text:style-name="T7">(numbers_array[</text:span><text:span text:style-name="T17">5</text:span><text:span text:style-name="T7">:]) <text:s/></text:span><text:span text:style-name="T3"># 6th to end</text:span><text:line-break/><text:span text:style-name="T20">print</text:span><text:span text:style-name="T7">(numbers_array[:]) <text:s text:c="2"/></text:span><text:span text:style-name="T3"># beginning to end</text:span><text:line-break/><text:span text:style-name="T21">""" array('i', [62, 5, 42])</text:span><text:line-break/><text:span text:style-name="T21">array('i', [2, 5, 62])</text:span><text:line-break/><text:span text:style-name="T21">array('i', [52, 48, 5])</text:span><text:line-break/><text:span text:style-name="T21">array('i', [2, 5, 62, 5, 42, 52, 48, 5]) """</text:span></text:p>
      <text:p text:style-name="P34"/>
      <text:h text:style-name="P32" text:outline-level="2"><text:bookmark text:name="change"/>Changing and Adding Elements</text:h>
      <text:p text:style-name="Text_20_body">Arrays are mutable; their elements can be changed in a similar way like lists.</text:p>
      <text:p text:style-name="P10"><text:span text:style-name="T5"># Adding &amp; changing</text:span><text:line-break/><text:span text:style-name="T18">import </text:span><text:span text:style-name="T7">array </text:span><text:span text:style-name="T18">as </text:span><text:span text:style-name="T7">arr</text:span><text:line-break/><text:line-break/><text:span text:style-name="T7">numbers = arr.array(</text:span><text:span text:style-name="T21">'i'</text:span><text:span text:style-name="T18">, </text:span><text:span text:style-name="T7">[</text:span><text:span text:style-name="T17">1</text:span><text:span text:style-name="T18">, </text:span><text:span text:style-name="T17">2</text:span><text:span text:style-name="T18">, </text:span><text:span text:style-name="T17">3</text:span><text:span text:style-name="T18">, </text:span><text:span text:style-name="T17">5</text:span><text:span text:style-name="T18">, </text:span><text:span text:style-name="T17">7</text:span><text:span text:style-name="T18">, </text:span><text:span text:style-name="T17">10</text:span><text:span text:style-name="T7">])</text:span><text:line-break/><text:line-break/><text:span text:style-name="T3"># changing first element</text:span><text:line-break/><text:span text:style-name="T7">numbers[</text:span><text:span text:style-name="T17">0</text:span><text:span text:style-name="T7">] = </text:span><text:span text:style-name="T17">0</text:span><text:line-break/><text:span text:style-name="T20">print</text:span><text:span text:style-name="T7">(numbers)</text:span><text:line-break/><text:span text:style-name="T3"># array('i', [0, 2, 3, 5, 7, 10])</text:span><text:line-break/><text:line-break/><text:span text:style-name="T3"># changing 3rd to 5th element</text:span><text:line-break/><text:span text:style-name="T7">numbers[</text:span><text:span text:style-name="T17">2</text:span><text:span text:style-name="T7">:</text:span><text:span text:style-name="T17">5</text:span><text:span text:style-name="T7">] = arr.array(</text:span><text:span text:style-name="T21">'i'</text:span><text:span text:style-name="T18">, </text:span><text:span text:style-name="T7">[</text:span><text:span text:style-name="T17">4</text:span><text:span text:style-name="T18">, </text:span><text:span text:style-name="T17">6</text:span><text:span text:style-name="T18">, </text:span><text:span text:style-name="T17">8</text:span><text:span text:style-name="T7">])</text:span><text:line-break/><text:span text:style-name="T20">print</text:span><text:span text:style-name="T7">(numbers)</text:span><text:line-break/><text:span text:style-name="T3"># array('i', [0, 2, 4, 6, 8, 10])</text:span></text:p>
      <text:p text:style-name="P34"/>
      <text:p text:style-name="P10"><text:span text:style-name="T1">We can add one item to the array using the </text:span><text:span text:style-name="Source_20_Text"><text:span text:style-name="T1">append()</text:span></text:span><text:span text:style-name="T1"> method, or add several items using the </text:span><text:span text:style-name="Source_20_Text"><text:span text:style-name="T1">extend()</text:span></text:span><text:span text:style-name="T1"> method.</text:span></text:p>
      <text:p text:style-name="P10"><text:soft-page-break/><text:span text:style-name="T5"># Append and Extend</text:span><text:line-break/><text:span text:style-name="T3"># append()</text:span><text:line-break/><text:span text:style-name="T18">import </text:span><text:span text:style-name="T7">array </text:span><text:span text:style-name="T18">as </text:span><text:span text:style-name="T7">arr</text:span><text:line-break/><text:line-break/><text:span text:style-name="T7">numbers = arr.array(</text:span><text:span text:style-name="T21">'i'</text:span><text:span text:style-name="T18">, </text:span><text:span text:style-name="T7">[</text:span><text:span text:style-name="T17">1</text:span><text:span text:style-name="T18">, </text:span><text:span text:style-name="T17">2</text:span><text:span text:style-name="T18">, </text:span><text:span text:style-name="T17">3</text:span><text:span text:style-name="T7">])</text:span><text:line-break/><text:line-break/><text:span text:style-name="T7">numbers.append(</text:span><text:span text:style-name="T17">4</text:span><text:span text:style-name="T7">)</text:span><text:line-break/><text:span text:style-name="T20">print</text:span><text:span text:style-name="T7">(numbers)</text:span><text:line-break/><text:span text:style-name="T3"># array('i', [1, 2, 3, 4])</text:span><text:line-break/><text:line-break/><text:span text:style-name="T3"># extend()</text:span><text:line-break/><text:span text:style-name="T7">numbers.extend([</text:span><text:span text:style-name="T17">5</text:span><text:span text:style-name="T18">, </text:span><text:span text:style-name="T17">6</text:span><text:span text:style-name="T18">, </text:span><text:span text:style-name="T17">7</text:span><text:span text:style-name="T7">])</text:span><text:line-break/><text:span text:style-name="T20">print</text:span><text:span text:style-name="T7">(numbers)</text:span><text:line-break/><text:span text:style-name="T3"># array('i', [1, 2, 3, 4, 5, 6, 7])</text:span></text:p>
      <text:p text:style-name="P34"/>
      <text:p text:style-name="P10"><text:span text:style-name="T1">We can also concatenate two arrays using </text:span><text:span text:style-name="Source_20_Text"><text:span text:style-name="T1">+</text:span></text:span><text:span text:style-name="T1"> operator.</text:span></text:p>
      <text:p text:style-name="P10"><text:span text:style-name="T5"># concatenate using '+' operator</text:span><text:line-break/><text:line-break/><text:span text:style-name="T18">import </text:span><text:span text:style-name="T7">array </text:span><text:span text:style-name="T18">as </text:span><text:span text:style-name="T7">arr</text:span><text:line-break/><text:line-break/><text:span text:style-name="T7">odd = arr.array(</text:span><text:span text:style-name="T21">'i'</text:span><text:span text:style-name="T18">, </text:span><text:span text:style-name="T7">[</text:span><text:span text:style-name="T17">1</text:span><text:span text:style-name="T18">, </text:span><text:span text:style-name="T17">3</text:span><text:span text:style-name="T18">, </text:span><text:span text:style-name="T17">5</text:span><text:span text:style-name="T7">])</text:span><text:line-break/><text:span text:style-name="T7">even = arr.array(</text:span><text:span text:style-name="T21">'i'</text:span><text:span text:style-name="T18">, </text:span><text:span text:style-name="T7">[</text:span><text:span text:style-name="T17">2</text:span><text:span text:style-name="T18">, </text:span><text:span text:style-name="T17">4</text:span><text:span text:style-name="T18">, </text:span><text:span text:style-name="T17">6</text:span><text:span text:style-name="T7">])</text:span><text:line-break/><text:line-break/><text:span text:style-name="T7">numbers = arr.array(</text:span><text:span text:style-name="T21">'i'</text:span><text:span text:style-name="T7">)</text:span><text:line-break/><text:span text:style-name="T7">numbers = odd + even</text:span><text:line-break/><text:line-break/><text:span text:style-name="T20">print</text:span><text:span text:style-name="T7">(numbers)</text:span><text:line-break/><text:span text:style-name="T3"># array('i', [1, 3, 5, 2, 4, 6])</text:span></text:p>
      <text:p text:style-name="P34"/>
      <text:h text:style-name="P32" text:outline-level="2"><text:bookmark text:name="remove"/>Removing Python Array Elements</text:h>
      <text:p text:style-name="P10"><text:span text:style-name="T1">We can delete one or more items from an array using Python's </text:span><text:a xlink:type="simple" xlink:href="https://www.programiz.com/python-programming/del" text:style-name="Internet_20_link" text:visited-style-name="Visited_20_Internet_20_Link">del</text:a><text:span text:style-name="T1"> statement.</text:span></text:p>
      <text:p text:style-name="P34"/>
      <text:p text:style-name="P10"><text:span text:style-name="T5"># Removing</text:span><text:line-break/><text:line-break/><text:span text:style-name="T18">import </text:span><text:span text:style-name="T7">array </text:span><text:span text:style-name="T18">as </text:span><text:span text:style-name="T7">arr</text:span><text:line-break/><text:line-break/><text:span text:style-name="T7">number = arr.array(</text:span><text:span text:style-name="T21">'i'</text:span><text:span text:style-name="T18">, </text:span><text:span text:style-name="T7">[</text:span><text:span text:style-name="T17">1</text:span><text:span text:style-name="T18">, </text:span><text:span text:style-name="T17">2</text:span><text:span text:style-name="T18">, </text:span><text:span text:style-name="T17">3</text:span><text:span text:style-name="T18">, </text:span><text:span text:style-name="T17">3</text:span><text:span text:style-name="T18">, </text:span><text:span text:style-name="T17">4</text:span><text:span text:style-name="T7">])</text:span><text:line-break/><text:line-break/><text:span text:style-name="T3"># removing third element</text:span><text:line-break/><text:span text:style-name="T18">del </text:span><text:span text:style-name="T7">number[</text:span><text:span text:style-name="T17">2</text:span><text:span text:style-name="T7">]</text:span><text:line-break/><text:span text:style-name="T20">print</text:span><text:span text:style-name="T7">(number)</text:span><text:line-break/><text:span text:style-name="T3"># array('i', [1, 2, 3, 4])</text:span><text:line-break/><text:line-break/><text:span text:style-name="T3"># deleting entire array</text:span><text:line-break/><text:span text:style-name="T18">del </text:span><text:span text:style-name="T7">number</text:span><text:line-break/><text:span text:style-name="T20">print</text:span><text:span text:style-name="T7">(number)</text:span><text:line-break/><text:span text:style-name="T21">""" Traceback (most recent call last):</text:span><text:line-break/><text:span text:style-name="T21"> <text:s/>File "/home/safwan/xanthron/mod4/ex1.py", line 200, in &lt;module&gt;</text:span><text:line-break/><text:span text:style-name="T21"> <text:s text:c="3"/>print(number)</text:span><text:line-break/><text:span text:style-name="T21">NameError: name 'number' is not defined """</text:span></text:p>
      <text:p text:style-name="P34"/>
      <text:p text:style-name="P10"><text:span text:style-name="T1">We can use the </text:span><text:span text:style-name="Source_20_Text"><text:span text:style-name="T1">remove()</text:span></text:span><text:span text:style-name="T1"> method to remove the given item, and </text:span><text:span text:style-name="Source_20_Text"><text:span text:style-name="T1">pop()</text:span></text:span><text:span text:style-name="T1"> method to remove an item at the given index.</text:span></text:p>
      <text:p text:style-name="P34"/>
      <text:p text:style-name="P10"><text:span text:style-name="T5"># remove()</text:span><text:line-break/><text:span text:style-name="T18">import </text:span><text:span text:style-name="T7">array </text:span><text:span text:style-name="T18">as </text:span><text:span text:style-name="T7">arr</text:span><text:line-break/><text:soft-page-break/><text:line-break/><text:span text:style-name="T7">numbers = arr.array(</text:span><text:span text:style-name="T21">'i'</text:span><text:span text:style-name="T18">, </text:span><text:span text:style-name="T7">[</text:span><text:span text:style-name="T17">10</text:span><text:span text:style-name="T18">, </text:span><text:span text:style-name="T17">11</text:span><text:span text:style-name="T18">, </text:span><text:span text:style-name="T17">12</text:span><text:span text:style-name="T18">, </text:span><text:span text:style-name="T17">12</text:span><text:span text:style-name="T18">, </text:span><text:span text:style-name="T17">13</text:span><text:span text:style-name="T7">])</text:span><text:line-break/><text:line-break/><text:span text:style-name="T7">numbers.remove(</text:span><text:span text:style-name="T17">12</text:span><text:span text:style-name="T7">)</text:span><text:line-break/><text:span text:style-name="T20">print</text:span><text:span text:style-name="T7">(numbers)</text:span><text:line-break/><text:span text:style-name="T3"># array('i', [10, 11, 12, 13])</text:span><text:line-break/><text:line-break/><text:span text:style-name="T20">print</text:span><text:span text:style-name="T7">(numbers.pop(</text:span><text:span text:style-name="T17">2</text:span><text:span text:style-name="T7">))</text:span><text:line-break/><text:span text:style-name="T3"># 12</text:span><text:line-break/><text:span text:style-name="T20">print</text:span><text:span text:style-name="T7">(numbers)</text:span><text:line-break/><text:span text:style-name="T3"># array('i', [10, 11, 13])</text:span></text:p>
      <text:p text:style-name="P34"><text:s/></text:p>
      <text:p text:style-name="P12"><text:span text:style-name="T2">c. </text:span><text:span text:style-name="T1">Python Matrices </text:span></text:p>
      <text:p text:style-name="P35">A matrix is a two-dimensional data structure where numbers are arranged into rows and columns</text:p>
      <text:p text:style-name="P35"/>
      <text:h text:style-name="P33" text:outline-level="2">Python Matrix</text:h>
      <text:p text:style-name="P35">Python doesn't have a built-in type for matrices. However, we can treat list of a list as a matrix.</text:p>
      <text:p text:style-name="P7"><text:span text:style-name="Source_20_Text"><text:span text:style-name="T1">A = [[1, 4, 5], </text:span></text:span></text:p>
      <text:p text:style-name="P8"><text:span text:style-name="Source_20_Text"><text:s text:c="4"/>[-5, 8, 9]]</text:span></text:p>
      <text:p text:style-name="P35">e can treat this list of a list as a matrix having 2 rows and 3 columns.</text:p>
      <text:p text:style-name="P11"><text:span text:style-name="T5"># Matrix</text:span><text:line-break/><text:line-break/><text:span text:style-name="T7">A = [[</text:span><text:span text:style-name="T17">1</text:span><text:span text:style-name="T18">, </text:span><text:span text:style-name="T17">4</text:span><text:span text:style-name="T18">, </text:span><text:span text:style-name="T17">5</text:span><text:span text:style-name="T18">, </text:span><text:span text:style-name="T17">12</text:span><text:span text:style-name="T7">]</text:span><text:span text:style-name="T18">,</text:span><text:line-break/><text:span text:style-name="T18"> <text:s text:c="3"/></text:span><text:span text:style-name="T7">[-</text:span><text:span text:style-name="T17">5</text:span><text:span text:style-name="T18">, </text:span><text:span text:style-name="T17">8</text:span><text:span text:style-name="T18">, </text:span><text:span text:style-name="T17">9</text:span><text:span text:style-name="T18">, </text:span><text:span text:style-name="T17">0</text:span><text:span text:style-name="T7">]</text:span><text:span text:style-name="T18">,</text:span><text:line-break/><text:span text:style-name="T18"> <text:s text:c="3"/></text:span><text:span text:style-name="T7">[-</text:span><text:span text:style-name="T17">6</text:span><text:span text:style-name="T18">, </text:span><text:span text:style-name="T17">7</text:span><text:span text:style-name="T18">, </text:span><text:span text:style-name="T17">11</text:span><text:span text:style-name="T18">, </text:span><text:span text:style-name="T17">19</text:span><text:span text:style-name="T7">]]</text:span><text:line-break/><text:line-break/><text:span text:style-name="T20">print</text:span><text:span text:style-name="T7">(</text:span><text:span text:style-name="T21">"A ="</text:span><text:span text:style-name="T18">, </text:span><text:span text:style-name="T7">A)</text:span><text:line-break/><text:span text:style-name="T3"># A = [[1, 4, 5, 12], [-5, 8, 9, 0], [-6, 7, 11, 19]]</text:span><text:line-break/><text:span text:style-name="T20">print</text:span><text:span text:style-name="T7">(</text:span><text:span text:style-name="T21">"A[1] ="</text:span><text:span text:style-name="T18">, </text:span><text:span text:style-name="T7">A[</text:span><text:span text:style-name="T17">1</text:span><text:span text:style-name="T7">]) <text:s text:c="5"/></text:span><text:span text:style-name="T3"># 2nd row</text:span><text:line-break/><text:span text:style-name="T3"># A[1] = [-5, 8, 9, 0]</text:span><text:line-break/><text:span text:style-name="T20">print</text:span><text:span text:style-name="T7">(</text:span><text:span text:style-name="T21">"A[1][2] ="</text:span><text:span text:style-name="T18">, </text:span><text:span text:style-name="T7">A[</text:span><text:span text:style-name="T17">1</text:span><text:span text:style-name="T7">][</text:span><text:span text:style-name="T17">2</text:span><text:span text:style-name="T7">]) <text:s text:c="2"/></text:span><text:span text:style-name="T3"># 3rd element of 2nd row</text:span><text:line-break/><text:span text:style-name="T7">A[</text:span><text:span text:style-name="T17">1</text:span><text:span text:style-name="T7">][</text:span><text:span text:style-name="T17">2</text:span><text:span text:style-name="T7">] = </text:span><text:span text:style-name="T17">9</text:span><text:line-break/><text:span text:style-name="T20">print</text:span><text:span text:style-name="T7">(</text:span><text:span text:style-name="T21">"A[0][-1] ="</text:span><text:span text:style-name="T18">, </text:span><text:span text:style-name="T7">A[</text:span><text:span text:style-name="T17">0</text:span><text:span text:style-name="T7">][-</text:span><text:span text:style-name="T17">1</text:span><text:span text:style-name="T7">]) <text:s text:c="2"/></text:span><text:span text:style-name="T3"># Last element of 1st Row</text:span><text:line-break/><text:span text:style-name="T3"># A[0][-1] = 12</text:span><text:line-break/><text:line-break/><text:span text:style-name="T7">column = []; <text:s text:c="7"/></text:span><text:line-break/><text:span text:style-name="T18">for </text:span><text:span text:style-name="T7">row </text:span><text:span text:style-name="T18">in </text:span><text:span text:style-name="T7">A:</text:span><text:line-break/><text:span text:style-name="T7"> <text:s/>column.append(row[</text:span><text:span text:style-name="T17">2</text:span><text:span text:style-name="T7">])</text:span><text:line-break/><text:line-break/><text:span text:style-name="T20">print</text:span><text:span text:style-name="T7">(</text:span><text:span text:style-name="T21">"3rd column ="</text:span><text:span text:style-name="T18">, </text:span><text:span text:style-name="T7">column)</text:span><text:line-break/><text:span text:style-name="T3"># 3rd column = [5, 9, 11]</text:span></text:p>
      <text:p text:style-name="P35"/>
      <text:h text:style-name="P31" text:outline-level="1">Add Two Matrices</text:h>
      <text:p text:style-name="P11"><text:span text:style-name="T5"># Add two matrix</text:span><text:line-break/><text:line-break/><text:line-break/><text:span text:style-name="T7">X = [[</text:span><text:span text:style-name="T17">12</text:span><text:span text:style-name="T18">, </text:span><text:span text:style-name="T17">7</text:span><text:span text:style-name="T18">, </text:span><text:span text:style-name="T17">3</text:span><text:span text:style-name="T7">]</text:span><text:span text:style-name="T18">,</text:span><text:line-break/><text:span text:style-name="T18"> <text:s text:c="4"/></text:span><text:span text:style-name="T7">[</text:span><text:span text:style-name="T17">4</text:span><text:span text:style-name="T18">, </text:span><text:span text:style-name="T17">5</text:span><text:span text:style-name="T18">, </text:span><text:span text:style-name="T17">6</text:span><text:span text:style-name="T7">]</text:span><text:span text:style-name="T18">,</text:span><text:line-break/><text:span text:style-name="T18"> <text:s text:c="4"/></text:span><text:span text:style-name="T7">[</text:span><text:span text:style-name="T17">7</text:span><text:span text:style-name="T18">, </text:span><text:span text:style-name="T17">8</text:span><text:span text:style-name="T18">, </text:span><text:span text:style-name="T17">9</text:span><text:span text:style-name="T7">]]</text:span><text:line-break/><text:line-break/><text:span text:style-name="T7">Y = [[</text:span><text:span text:style-name="T17">5</text:span><text:span text:style-name="T18">, </text:span><text:span text:style-name="T17">8</text:span><text:span text:style-name="T18">, </text:span><text:span text:style-name="T17">1</text:span><text:span text:style-name="T7">]</text:span><text:span text:style-name="T18">,</text:span><text:line-break/><text:span text:style-name="T18"> <text:s text:c="4"/></text:span><text:span text:style-name="T7">[</text:span><text:span text:style-name="T17">6</text:span><text:span text:style-name="T18">, </text:span><text:span text:style-name="T17">7</text:span><text:span text:style-name="T18">, </text:span><text:span text:style-name="T17">3</text:span><text:span text:style-name="T7">]</text:span><text:span text:style-name="T18">,</text:span><text:line-break/><text:span text:style-name="T18"> <text:s text:c="4"/></text:span><text:span text:style-name="T7">[</text:span><text:span text:style-name="T17">4</text:span><text:span text:style-name="T18">, </text:span><text:span text:style-name="T17">5</text:span><text:span text:style-name="T18">, </text:span><text:span text:style-name="T17">9</text:span><text:span text:style-name="T7">]]</text:span><text:line-break/><text:soft-page-break/><text:line-break/><text:span text:style-name="T7">result = [[</text:span><text:span text:style-name="T17">0</text:span><text:span text:style-name="T18">, </text:span><text:span text:style-name="T17">0</text:span><text:span text:style-name="T18">, </text:span><text:span text:style-name="T17">0</text:span><text:span text:style-name="T7">]</text:span><text:span text:style-name="T18">,</text:span><text:line-break/><text:span text:style-name="T18"> <text:s text:c="9"/></text:span><text:span text:style-name="T7">[</text:span><text:span text:style-name="T17">0</text:span><text:span text:style-name="T18">, </text:span><text:span text:style-name="T17">0</text:span><text:span text:style-name="T18">, </text:span><text:span text:style-name="T17">0</text:span><text:span text:style-name="T7">]</text:span><text:span text:style-name="T18">,</text:span><text:line-break/><text:span text:style-name="T18"> <text:s text:c="9"/></text:span><text:span text:style-name="T7">[</text:span><text:span text:style-name="T17">0</text:span><text:span text:style-name="T18">, </text:span><text:span text:style-name="T17">0</text:span><text:span text:style-name="T18">, </text:span><text:span text:style-name="T17">0</text:span><text:span text:style-name="T7">]]</text:span><text:line-break/><text:line-break/><text:span text:style-name="T3"># iterate through rows</text:span><text:line-break/><text:span text:style-name="T18">for </text:span><text:span text:style-name="T7">i </text:span><text:span text:style-name="T18">in </text:span><text:span text:style-name="T20">range</text:span><text:span text:style-name="T7">(</text:span><text:span text:style-name="T20">len</text:span><text:span text:style-name="T7">(X)):</text:span><text:line-break/><text:span text:style-name="T7"> <text:s text:c="3"/></text:span><text:span text:style-name="T3"># iterate through columns</text:span><text:line-break/><text:span text:style-name="T3"> <text:s text:c="3"/></text:span><text:span text:style-name="T18">for </text:span><text:span text:style-name="T7">j </text:span><text:span text:style-name="T18">in </text:span><text:span text:style-name="T20">range</text:span><text:span text:style-name="T7">(</text:span><text:span text:style-name="T20">len</text:span><text:span text:style-name="T7">(X[</text:span><text:span text:style-name="T17">0</text:span><text:span text:style-name="T7">])):</text:span><text:line-break/><text:span text:style-name="T7"> <text:s text:c="7"/>result[i][j] = X[i][j] + Y[i][j]</text:span><text:line-break/><text:line-break/><text:span text:style-name="T18">for </text:span><text:span text:style-name="T7">r </text:span><text:span text:style-name="T18">in </text:span><text:span text:style-name="T7">result:</text:span><text:line-break/><text:span text:style-name="T7"> <text:s text:c="3"/></text:span><text:span text:style-name="T20">print</text:span><text:span text:style-name="T7">(r)</text:span><text:line-break/><text:span text:style-name="T21">""" [17, 15, 4]</text:span><text:line-break/><text:span text:style-name="T21">[10, 12, 9]</text:span><text:line-break/><text:span text:style-name="T21">[11, 13, 18] """</text:span></text:p>
      <text:p text:style-name="P35"/>
      <text:h text:style-name="P33" text:outline-level="2">Matrix Transpose</text:h>
      <text:p text:style-name="P11"><text:span text:style-name="T3"># Matrix Transpose</text:span><text:line-break/><text:line-break/><text:span text:style-name="T7">X = [[</text:span><text:span text:style-name="T17">12</text:span><text:span text:style-name="T18">, </text:span><text:span text:style-name="T17">7</text:span><text:span text:style-name="T7">]</text:span><text:span text:style-name="T18">,</text:span><text:line-break/><text:span text:style-name="T18"> <text:s text:c="3"/></text:span><text:span text:style-name="T7">[</text:span><text:span text:style-name="T17">4</text:span><text:span text:style-name="T18">, </text:span><text:span text:style-name="T17">5</text:span><text:span text:style-name="T7">]</text:span><text:span text:style-name="T18">,</text:span><text:line-break/><text:span text:style-name="T18"> <text:s text:c="3"/></text:span><text:span text:style-name="T7">[</text:span><text:span text:style-name="T17">3</text:span><text:span text:style-name="T18">, </text:span><text:span text:style-name="T17">8</text:span><text:span text:style-name="T7">]]</text:span><text:line-break/><text:line-break/><text:span text:style-name="T7">result = [[</text:span><text:span text:style-name="T17">0</text:span><text:span text:style-name="T18">, </text:span><text:span text:style-name="T17">0</text:span><text:span text:style-name="T18">, </text:span><text:span text:style-name="T17">0</text:span><text:span text:style-name="T7">]</text:span><text:span text:style-name="T18">,</text:span><text:line-break/><text:span text:style-name="T18"> <text:s text:c="8"/></text:span><text:span text:style-name="T7">[</text:span><text:span text:style-name="T17">0</text:span><text:span text:style-name="T18">, </text:span><text:span text:style-name="T17">0</text:span><text:span text:style-name="T18">, </text:span><text:span text:style-name="T17">0</text:span><text:span text:style-name="T7">]]</text:span><text:line-break/><text:line-break/><text:span text:style-name="T3"># iterate through rows</text:span><text:line-break/><text:span text:style-name="T18">for </text:span><text:span text:style-name="T7">i </text:span><text:span text:style-name="T18">in </text:span><text:span text:style-name="T20">range</text:span><text:span text:style-name="T7">(</text:span><text:span text:style-name="T20">len</text:span><text:span text:style-name="T7">(X)):</text:span><text:line-break/><text:span text:style-name="T7"> <text:s text:c="2"/></text:span><text:span text:style-name="T3"># iterate through columns</text:span><text:line-break/><text:span text:style-name="T3"> <text:s text:c="2"/></text:span><text:span text:style-name="T18">for </text:span><text:span text:style-name="T7">j </text:span><text:span text:style-name="T18">in </text:span><text:span text:style-name="T20">range</text:span><text:span text:style-name="T7">(</text:span><text:span text:style-name="T20">len</text:span><text:span text:style-name="T7">(X[</text:span><text:span text:style-name="T17">0</text:span><text:span text:style-name="T7">])):</text:span><text:line-break/><text:span text:style-name="T7"> <text:s text:c="6"/>result[j][i] = X[i][j]</text:span><text:line-break/><text:line-break/><text:span text:style-name="T18">for </text:span><text:span text:style-name="T7">r </text:span><text:span text:style-name="T18">in </text:span><text:span text:style-name="T7">result:</text:span><text:line-break/><text:span text:style-name="T7"> <text:s text:c="2"/></text:span><text:span text:style-name="T20">print</text:span><text:span text:style-name="T7">(r)</text:span><text:line-break/><text:span text:style-name="T3"># [7, 5, 8]</text:span></text:p>
      <text:p text:style-name="P36"/>
      <text:h text:style-name="P4" text:outline-level="2">Multiply Two Matrices</text:h>
      <text:p text:style-name="P13"><text:span text:style-name="T3"># Multiplication two matrix</text:span><text:line-break/><text:span text:style-name="T7">X = [[</text:span><text:span text:style-name="T17">12</text:span><text:span text:style-name="T18">, </text:span><text:span text:style-name="T17">7</text:span><text:span text:style-name="T18">, </text:span><text:span text:style-name="T17">3</text:span><text:span text:style-name="T7">]</text:span><text:span text:style-name="T18">,</text:span><text:line-break/><text:span text:style-name="T18"> <text:s text:c="4"/></text:span><text:span text:style-name="T7">[</text:span><text:span text:style-name="T17">4</text:span><text:span text:style-name="T18">, </text:span><text:span text:style-name="T17">5</text:span><text:span text:style-name="T18">, </text:span><text:span text:style-name="T17">6</text:span><text:span text:style-name="T7">]</text:span><text:span text:style-name="T18">,</text:span><text:line-break/><text:span text:style-name="T18"> <text:s text:c="4"/></text:span><text:span text:style-name="T7">[</text:span><text:span text:style-name="T17">7</text:span><text:span text:style-name="T18">, </text:span><text:span text:style-name="T17">8</text:span><text:span text:style-name="T18">, </text:span><text:span text:style-name="T17">9</text:span><text:span text:style-name="T7">]]</text:span><text:line-break/><text:line-break/><text:span text:style-name="T7">Y = [[</text:span><text:span text:style-name="T17">5</text:span><text:span text:style-name="T18">, </text:span><text:span text:style-name="T17">8</text:span><text:span text:style-name="T18">, </text:span><text:span text:style-name="T17">1</text:span><text:span text:style-name="T18">, </text:span><text:span text:style-name="T17">2</text:span><text:span text:style-name="T7">]</text:span><text:span text:style-name="T18">,</text:span><text:line-break/><text:span text:style-name="T18"> <text:s text:c="4"/></text:span><text:span text:style-name="T7">[</text:span><text:span text:style-name="T17">6</text:span><text:span text:style-name="T18">, </text:span><text:span text:style-name="T17">7</text:span><text:span text:style-name="T18">, </text:span><text:span text:style-name="T17">3</text:span><text:span text:style-name="T18">, </text:span><text:span text:style-name="T17">0</text:span><text:span text:style-name="T7">]</text:span><text:span text:style-name="T18">,</text:span><text:line-break/><text:span text:style-name="T18"> <text:s text:c="4"/></text:span><text:span text:style-name="T7">[</text:span><text:span text:style-name="T17">4</text:span><text:span text:style-name="T18">, </text:span><text:span text:style-name="T17">5</text:span><text:span text:style-name="T18">, </text:span><text:span text:style-name="T17">9</text:span><text:span text:style-name="T18">, </text:span><text:span text:style-name="T17">1</text:span><text:span text:style-name="T7">]]</text:span><text:line-break/><text:line-break/><text:span text:style-name="T7">result = [[</text:span><text:span text:style-name="T17">0</text:span><text:span text:style-name="T18">, </text:span><text:span text:style-name="T17">0</text:span><text:span text:style-name="T18">, </text:span><text:span text:style-name="T17">0</text:span><text:span text:style-name="T18">, </text:span><text:span text:style-name="T17">0</text:span><text:span text:style-name="T7">]</text:span><text:span text:style-name="T18">,</text:span><text:line-break/><text:span text:style-name="T18"> <text:s text:c="9"/></text:span><text:span text:style-name="T7">[</text:span><text:span text:style-name="T17">0</text:span><text:span text:style-name="T18">, </text:span><text:span text:style-name="T17">0</text:span><text:span text:style-name="T18">, </text:span><text:span text:style-name="T17">0</text:span><text:span text:style-name="T18">, </text:span><text:span text:style-name="T17">0</text:span><text:span text:style-name="T7">]</text:span><text:span text:style-name="T18">,</text:span><text:line-break/><text:span text:style-name="T18"> <text:s text:c="9"/></text:span><text:span text:style-name="T7">[</text:span><text:span text:style-name="T17">0</text:span><text:span text:style-name="T18">, </text:span><text:span text:style-name="T17">0</text:span><text:span text:style-name="T18">, </text:span><text:span text:style-name="T17">0</text:span><text:span text:style-name="T18">, </text:span><text:span text:style-name="T17">0</text:span><text:span text:style-name="T7">]]</text:span><text:line-break/><text:line-break/><text:span text:style-name="T3"># iterate through rows of X</text:span><text:line-break/><text:span text:style-name="T18">for </text:span><text:span text:style-name="T7">i </text:span><text:span text:style-name="T18">in </text:span><text:span text:style-name="T20">range</text:span><text:span text:style-name="T7">(</text:span><text:span text:style-name="T20">len</text:span><text:span text:style-name="T7">(X)):</text:span><text:line-break/><text:span text:style-name="T7"> <text:s text:c="3"/></text:span><text:span text:style-name="T3"># iterate through columns of Y</text:span><text:line-break/><text:span text:style-name="T3"> <text:s text:c="3"/></text:span><text:span text:style-name="T18">for </text:span><text:span text:style-name="T7">j </text:span><text:span text:style-name="T18">in </text:span><text:span text:style-name="T20">range</text:span><text:span text:style-name="T7">(</text:span><text:span text:style-name="T20">len</text:span><text:span text:style-name="T7">(Y[</text:span><text:span text:style-name="T17">0</text:span><text:span text:style-name="T7">])):</text:span><text:line-break/><text:span text:style-name="T7"> <text:s text:c="7"/></text:span><text:span text:style-name="T3"># iterate through rows of Y</text:span><text:line-break/><text:soft-page-break/><text:span text:style-name="T3"> <text:s text:c="7"/></text:span><text:span text:style-name="T18">for </text:span><text:span text:style-name="T7">k </text:span><text:span text:style-name="T18">in </text:span><text:span text:style-name="T20">range</text:span><text:span text:style-name="T7">(</text:span><text:span text:style-name="T20">len</text:span><text:span text:style-name="T7">(Y)):</text:span><text:line-break/><text:span text:style-name="T7"> <text:s text:c="11"/>result[i][j] += X[i][k] * Y[k][j]</text:span><text:line-break/><text:line-break/><text:span text:style-name="T18">for </text:span><text:span text:style-name="T7">r </text:span><text:span text:style-name="T18">in </text:span><text:span text:style-name="T7">result:</text:span><text:line-break/><text:span text:style-name="T7"> <text:s text:c="3"/></text:span><text:span text:style-name="T20">print</text:span><text:span text:style-name="T7">(r)</text:span><text:line-break/><text:span text:style-name="T21">""" [114, 160, 60, 27]</text:span><text:line-break/><text:span text:style-name="T21">[74, 97, 73, 14]</text:span><text:line-break/><text:span text:style-name="T21">[119, 157, 112, 23] """</text:span></text:p>
      <text:p text:style-name="P38"/>
      <text:p text:style-name="P13">2. Explain the following</text:p>
      <text:p text:style-name="P13">a. import math</text:p>
      <text:p text:style-name="P13">b. from math import sqrt, sin</text:p>
      <text:p text:style-name="P13">c. from math import *</text:p>
      <text:p text:style-name="P13">d. X = __import__(‘math’)e. import math as m</text:p>
      <text:p text:style-name="P15"/>
      <text:p text:style-name="P16">a. import math</text:p>
      <text:p text:style-name="P18">The <text:span text:style-name="Source_20_Text">math</text:span> <text:a xlink:type="simple" xlink:href="https://www.programiz.com/python-programming/modules" text:style-name="Internet_20_link" text:visited-style-name="Visited_20_Internet_20_Link">module</text:a> is a standard module in Python and is always available. To use mathematical functions under this module, you have to import the module using <text:span text:style-name="Source_20_Text">import math</text:span>.</text:p>
      <text:p text:style-name="P18"/>
      <text:p text:style-name="P18"><text:span text:style-name="T3"># Square root calculation</text:span><text:line-break/><text:line-break/><text:span text:style-name="T18">import </text:span><text:span text:style-name="T7">math</text:span><text:line-break/><text:span text:style-name="T20">print</text:span><text:span text:style-name="T7">(math.sqrt(</text:span><text:span text:style-name="T17">4</text:span><text:span text:style-name="T7">))</text:span><text:line-break/><text:span text:style-name="T3"># 2.0</text:span></text:p>
      <text:p text:style-name="P18">This module does not support <text:span text:style-name="Source_20_Text">complex</text:span> datatypes. The <text:a xlink:type="simple" xlink:href="https://docs.python.org/3.0/library/cmath.html" text:style-name="Internet_20_link" text:visited-style-name="Visited_20_Internet_20_Link"><text:span text:style-name="T1">cmath module</text:span></text:a> is the complex counterpart.</text:p>
      <text:p text:style-name="P27">List of Functions in Python Math Module</text:p>
      <table:table table:name="Table2" table:style-name="Table2">
        <table:table-column table:style-name="Table2.A"/>
        <table:table-column table:style-name="Table2.B"/>
        <table:table-row>
          <table:table-cell table:style-name="Table2.A1" office:value-type="string">
            <text:p text:style-name="Table_20_Heading">Function</text:p>
          </table:table-cell>
          <table:table-cell table:style-name="Table2.A1" office:value-type="string">
            <text:p text:style-name="Table_20_Heading">Description</text:p>
          </table:table-cell>
        </table:table-row>
        <table:table-row>
          <table:table-cell table:style-name="Table2.A1" office:value-type="string">
            <text:p text:style-name="Table_20_Contents">ceil(x)</text:p>
          </table:table-cell>
          <table:table-cell table:style-name="Table2.A1" office:value-type="string">
            <text:p text:style-name="Table_20_Contents">Returns the smallest integer greater than or equal to x.</text:p>
          </table:table-cell>
        </table:table-row>
        <table:table-row>
          <table:table-cell table:style-name="Table2.A1" office:value-type="string">
            <text:p text:style-name="Table_20_Contents">copysign(x, y)</text:p>
          </table:table-cell>
          <table:table-cell table:style-name="Table2.A1" office:value-type="string">
            <text:p text:style-name="Table_20_Contents">Returns x with the sign of y</text:p>
          </table:table-cell>
        </table:table-row>
        <table:table-row>
          <table:table-cell table:style-name="Table2.A1" office:value-type="string">
            <text:p text:style-name="Table_20_Contents">fabs(x)</text:p>
          </table:table-cell>
          <table:table-cell table:style-name="Table2.A1" office:value-type="string">
            <text:p text:style-name="Table_20_Contents">Returns the absolute value of x</text:p>
          </table:table-cell>
        </table:table-row>
        <table:table-row>
          <table:table-cell table:style-name="Table2.A1" office:value-type="string">
            <text:p text:style-name="Table_20_Contents">factorial(x)</text:p>
          </table:table-cell>
          <table:table-cell table:style-name="Table2.A1" office:value-type="string">
            <text:p text:style-name="Table_20_Contents">Returns the factorial of x</text:p>
          </table:table-cell>
        </table:table-row>
        <table:table-row>
          <table:table-cell table:style-name="Table2.A1" office:value-type="string">
            <text:p text:style-name="Table_20_Contents">floor(x)</text:p>
          </table:table-cell>
          <table:table-cell table:style-name="Table2.A1" office:value-type="string">
            <text:p text:style-name="Table_20_Contents">Returns the largest integer less than or equal to x</text:p>
          </table:table-cell>
        </table:table-row>
        <table:table-row>
          <table:table-cell table:style-name="Table2.A1" office:value-type="string">
            <text:p text:style-name="Table_20_Contents">fmod(x, y)</text:p>
          </table:table-cell>
          <table:table-cell table:style-name="Table2.A1" office:value-type="string">
            <text:p text:style-name="Table_20_Contents">Returns the remainder when x is divided by y</text:p>
          </table:table-cell>
        </table:table-row>
        <table:table-row>
          <table:table-cell table:style-name="Table2.A1" office:value-type="string">
            <text:p text:style-name="Table_20_Contents">frexp(x)</text:p>
          </table:table-cell>
          <table:table-cell table:style-name="Table2.A1" office:value-type="string">
            <text:p text:style-name="Table_20_Contents">Returns the mantissa and exponent of x as the pair (m, e)</text:p>
          </table:table-cell>
        </table:table-row>
        <table:table-row>
          <table:table-cell table:style-name="Table2.A1" office:value-type="string">
            <text:p text:style-name="Table_20_Contents">fsum(iterable)</text:p>
          </table:table-cell>
          <table:table-cell table:style-name="Table2.A1" office:value-type="string">
            <text:p text:style-name="Table_20_Contents">Returns an accurate floating point sum of values in the iterable</text:p>
          </table:table-cell>
        </table:table-row>
        <table:table-row>
          <table:table-cell table:style-name="Table2.A1" office:value-type="string">
            <text:p text:style-name="Table_20_Contents">isfinite(x)</text:p>
          </table:table-cell>
          <table:table-cell table:style-name="Table2.A1" office:value-type="string">
            <text:p text:style-name="Table_20_Contents">Returns True if x is neither an infinity nor a NaN (Not a Number)</text:p>
          </table:table-cell>
        </table:table-row>
        <table:table-row>
          <table:table-cell table:style-name="Table2.A1" office:value-type="string">
            <text:p text:style-name="Table_20_Contents">isinf(x)</text:p>
          </table:table-cell>
          <table:table-cell table:style-name="Table2.A1" office:value-type="string">
            <text:p text:style-name="Table_20_Contents">Returns True if x is a positive or negative infinity</text:p>
          </table:table-cell>
        </table:table-row>
        <table:table-row>
          <table:table-cell table:style-name="Table2.A1" office:value-type="string">
            <text:p text:style-name="Table_20_Contents">isnan(x)</text:p>
          </table:table-cell>
          <table:table-cell table:style-name="Table2.A1" office:value-type="string">
            <text:p text:style-name="Table_20_Contents">Returns True if x is a NaN</text:p>
          </table:table-cell>
        </table:table-row>
        <table:table-row>
          <table:table-cell table:style-name="Table2.A1" office:value-type="string">
            <text:p text:style-name="Table_20_Contents">ldexp(x, i)</text:p>
          </table:table-cell>
          <table:table-cell table:style-name="Table2.A1" office:value-type="string">
            <text:p text:style-name="Table_20_Contents">Returns x * (2**i)</text:p>
          </table:table-cell>
        </table:table-row>
        <table:table-row>
          <table:table-cell table:style-name="Table2.A1" office:value-type="string">
            <text:p text:style-name="Table_20_Contents">modf(x)</text:p>
          </table:table-cell>
          <table:table-cell table:style-name="Table2.A1" office:value-type="string">
            <text:p text:style-name="Table_20_Contents">Returns the fractional and integer parts of x</text:p>
          </table:table-cell>
        </table:table-row>
        <table:table-row>
          <table:table-cell table:style-name="Table2.A1" office:value-type="string">
            <text:p text:style-name="Table_20_Contents">trunc(x)</text:p>
          </table:table-cell>
          <table:table-cell table:style-name="Table2.A1" office:value-type="string">
            <text:p text:style-name="Table_20_Contents">Returns the truncated integer value of x</text:p>
          </table:table-cell>
        </table:table-row>
        <table:table-row>
          <table:table-cell table:style-name="Table2.A1" office:value-type="string">
            <text:p text:style-name="Table_20_Contents">exp(x)</text:p>
          </table:table-cell>
          <table:table-cell table:style-name="Table2.A1" office:value-type="string">
            <text:p text:style-name="Table_20_Contents">Returns e**x</text:p>
          </table:table-cell>
        </table:table-row>
        <table:table-row>
          <table:table-cell table:style-name="Table2.A1" office:value-type="string">
            <text:p text:style-name="Table_20_Contents">expm1(x)</text:p>
          </table:table-cell>
          <table:table-cell table:style-name="Table2.A1" office:value-type="string">
            <text:p text:style-name="Table_20_Contents">Returns e**x - 1</text:p>
          </table:table-cell>
        </table:table-row>
        <table:table-row>
          <table:table-cell table:style-name="Table2.A1" office:value-type="string">
            <text:p text:style-name="Table_20_Contents">log(x[, base])</text:p>
          </table:table-cell>
          <table:table-cell table:style-name="Table2.A1" office:value-type="string">
            <text:p text:style-name="Table_20_Contents">Returns the logarithm of x to the base (defaults to e)</text:p>
          </table:table-cell>
        </table:table-row>
        <table:table-row>
          <table:table-cell table:style-name="Table2.A1" office:value-type="string">
            <text:p text:style-name="Table_20_Contents">log1p(x)</text:p>
          </table:table-cell>
          <table:table-cell table:style-name="Table2.A1" office:value-type="string">
            <text:p text:style-name="Table_20_Contents">Returns the natural logarithm of 1+x</text:p>
          </table:table-cell>
        </table:table-row>
        <table:table-row>
          <table:table-cell table:style-name="Table2.A1" office:value-type="string">
            <text:p text:style-name="Table_20_Contents">log2(x)</text:p>
          </table:table-cell>
          <table:table-cell table:style-name="Table2.A1" office:value-type="string">
            <text:p text:style-name="Table_20_Contents">Returns the base-2 logarithm of x</text:p>
          </table:table-cell>
        </table:table-row>
        <table:table-row>
          <table:table-cell table:style-name="Table2.A1" office:value-type="string">
            <text:p text:style-name="Table_20_Contents">log10(x)</text:p>
          </table:table-cell>
          <table:table-cell table:style-name="Table2.A1" office:value-type="string">
            <text:p text:style-name="Table_20_Contents">Returns the base-10 logarithm of x</text:p>
          </table:table-cell>
        </table:table-row>
        <text:soft-page-break/>
        <table:table-row>
          <table:table-cell table:style-name="Table2.A1" office:value-type="string">
            <text:p text:style-name="Table_20_Contents">pow(x, y)</text:p>
          </table:table-cell>
          <table:table-cell table:style-name="Table2.A1" office:value-type="string">
            <text:p text:style-name="Table_20_Contents">Returns x raised to the power y</text:p>
          </table:table-cell>
        </table:table-row>
        <table:table-row>
          <table:table-cell table:style-name="Table2.A1" office:value-type="string">
            <text:p text:style-name="Table_20_Contents">sqrt(x)</text:p>
          </table:table-cell>
          <table:table-cell table:style-name="Table2.A1" office:value-type="string">
            <text:p text:style-name="Table_20_Contents">Returns the square root of x</text:p>
          </table:table-cell>
        </table:table-row>
        <table:table-row>
          <table:table-cell table:style-name="Table2.A1" office:value-type="string">
            <text:p text:style-name="Table_20_Contents">acos(x)</text:p>
          </table:table-cell>
          <table:table-cell table:style-name="Table2.A1" office:value-type="string">
            <text:p text:style-name="Table_20_Contents">Returns the arc cosine of x</text:p>
          </table:table-cell>
        </table:table-row>
        <table:table-row>
          <table:table-cell table:style-name="Table2.A1" office:value-type="string">
            <text:p text:style-name="Table_20_Contents">asin(x)</text:p>
          </table:table-cell>
          <table:table-cell table:style-name="Table2.A1" office:value-type="string">
            <text:p text:style-name="Table_20_Contents">Returns the arc sine of x</text:p>
          </table:table-cell>
        </table:table-row>
        <table:table-row>
          <table:table-cell table:style-name="Table2.A1" office:value-type="string">
            <text:p text:style-name="Table_20_Contents">atan(x)</text:p>
          </table:table-cell>
          <table:table-cell table:style-name="Table2.A1" office:value-type="string">
            <text:p text:style-name="Table_20_Contents">Returns the arc tangent of x</text:p>
          </table:table-cell>
        </table:table-row>
        <table:table-row>
          <table:table-cell table:style-name="Table2.A1" office:value-type="string">
            <text:p text:style-name="Table_20_Contents">atan2(y, x)</text:p>
          </table:table-cell>
          <table:table-cell table:style-name="Table2.A1" office:value-type="string">
            <text:p text:style-name="Table_20_Contents">Returns atan(y / x)</text:p>
          </table:table-cell>
        </table:table-row>
        <table:table-row>
          <table:table-cell table:style-name="Table2.A1" office:value-type="string">
            <text:p text:style-name="Table_20_Contents">cos(x)</text:p>
          </table:table-cell>
          <table:table-cell table:style-name="Table2.A1" office:value-type="string">
            <text:p text:style-name="Table_20_Contents">Returns the cosine of x</text:p>
          </table:table-cell>
        </table:table-row>
        <table:table-row>
          <table:table-cell table:style-name="Table2.A1" office:value-type="string">
            <text:p text:style-name="Table_20_Contents">hypot(x, y)</text:p>
          </table:table-cell>
          <table:table-cell table:style-name="Table2.A1" office:value-type="string">
            <text:p text:style-name="Table_20_Contents">Returns the Euclidean norm, sqrt(x*x + y*y)</text:p>
          </table:table-cell>
        </table:table-row>
        <table:table-row>
          <table:table-cell table:style-name="Table2.A1" office:value-type="string">
            <text:p text:style-name="Table_20_Contents">sin(x)</text:p>
          </table:table-cell>
          <table:table-cell table:style-name="Table2.A1" office:value-type="string">
            <text:p text:style-name="Table_20_Contents">Returns the sine of x</text:p>
          </table:table-cell>
        </table:table-row>
        <table:table-row>
          <table:table-cell table:style-name="Table2.A1" office:value-type="string">
            <text:p text:style-name="Table_20_Contents">tan(x)</text:p>
          </table:table-cell>
          <table:table-cell table:style-name="Table2.A1" office:value-type="string">
            <text:p text:style-name="Table_20_Contents">Returns the tangent of x</text:p>
          </table:table-cell>
        </table:table-row>
        <table:table-row>
          <table:table-cell table:style-name="Table2.A1" office:value-type="string">
            <text:p text:style-name="Table_20_Contents">degrees(x)</text:p>
          </table:table-cell>
          <table:table-cell table:style-name="Table2.A1" office:value-type="string">
            <text:p text:style-name="Table_20_Contents">Converts angle x from radians to degrees</text:p>
          </table:table-cell>
        </table:table-row>
        <table:table-row>
          <table:table-cell table:style-name="Table2.A1" office:value-type="string">
            <text:p text:style-name="Table_20_Contents">radians(x)</text:p>
          </table:table-cell>
          <table:table-cell table:style-name="Table2.A1" office:value-type="string">
            <text:p text:style-name="Table_20_Contents">Converts angle x from degrees to radians</text:p>
          </table:table-cell>
        </table:table-row>
        <table:table-row>
          <table:table-cell table:style-name="Table2.A1" office:value-type="string">
            <text:p text:style-name="Table_20_Contents">acosh(x)</text:p>
          </table:table-cell>
          <table:table-cell table:style-name="Table2.A1" office:value-type="string">
            <text:p text:style-name="Table_20_Contents">Returns the inverse hyperbolic cosine of x</text:p>
          </table:table-cell>
        </table:table-row>
        <table:table-row>
          <table:table-cell table:style-name="Table2.A1" office:value-type="string">
            <text:p text:style-name="Table_20_Contents">asinh(x)</text:p>
          </table:table-cell>
          <table:table-cell table:style-name="Table2.A1" office:value-type="string">
            <text:p text:style-name="Table_20_Contents">Returns the inverse hyperbolic sine of x</text:p>
          </table:table-cell>
        </table:table-row>
        <table:table-row>
          <table:table-cell table:style-name="Table2.A1" office:value-type="string">
            <text:p text:style-name="Table_20_Contents">atanh(x)</text:p>
          </table:table-cell>
          <table:table-cell table:style-name="Table2.A1" office:value-type="string">
            <text:p text:style-name="Table_20_Contents">Returns the inverse hyperbolic tangent of x</text:p>
          </table:table-cell>
        </table:table-row>
        <table:table-row>
          <table:table-cell table:style-name="Table2.A1" office:value-type="string">
            <text:p text:style-name="Table_20_Contents">cosh(x)</text:p>
          </table:table-cell>
          <table:table-cell table:style-name="Table2.A1" office:value-type="string">
            <text:p text:style-name="Table_20_Contents">Returns the hyperbolic cosine of x</text:p>
          </table:table-cell>
        </table:table-row>
        <table:table-row>
          <table:table-cell table:style-name="Table2.A1" office:value-type="string">
            <text:p text:style-name="Table_20_Contents">sinh(x)</text:p>
          </table:table-cell>
          <table:table-cell table:style-name="Table2.A1" office:value-type="string">
            <text:p text:style-name="Table_20_Contents">Returns the hyperbolic cosine of x</text:p>
          </table:table-cell>
        </table:table-row>
        <table:table-row>
          <table:table-cell table:style-name="Table2.A1" office:value-type="string">
            <text:p text:style-name="Table_20_Contents">tanh(x)</text:p>
          </table:table-cell>
          <table:table-cell table:style-name="Table2.A1" office:value-type="string">
            <text:p text:style-name="Table_20_Contents">Returns the hyperbolic tangent of x</text:p>
          </table:table-cell>
        </table:table-row>
        <table:table-row>
          <table:table-cell table:style-name="Table2.A1" office:value-type="string">
            <text:p text:style-name="Table_20_Contents">erf(x)</text:p>
          </table:table-cell>
          <table:table-cell table:style-name="Table2.A1" office:value-type="string">
            <text:p text:style-name="Table_20_Contents">Returns the error function at x</text:p>
          </table:table-cell>
        </table:table-row>
        <table:table-row>
          <table:table-cell table:style-name="Table2.A1" office:value-type="string">
            <text:p text:style-name="Table_20_Contents">erfc(x)</text:p>
          </table:table-cell>
          <table:table-cell table:style-name="Table2.A1" office:value-type="string">
            <text:p text:style-name="Table_20_Contents">Returns the complementary error function at x</text:p>
          </table:table-cell>
        </table:table-row>
        <table:table-row>
          <table:table-cell table:style-name="Table2.A1" office:value-type="string">
            <text:p text:style-name="Table_20_Contents">gamma(x)</text:p>
          </table:table-cell>
          <table:table-cell table:style-name="Table2.A1" office:value-type="string">
            <text:p text:style-name="Table_20_Contents">Returns the Gamma function at x</text:p>
          </table:table-cell>
        </table:table-row>
        <table:table-row>
          <table:table-cell table:style-name="Table2.A1" office:value-type="string">
            <text:p text:style-name="Table_20_Contents">lgamma(x)</text:p>
          </table:table-cell>
          <table:table-cell table:style-name="Table2.A1" office:value-type="string">
            <text:p text:style-name="Table_20_Contents">Returns the natural logarithm of the absolute value of the Gamma function at x</text:p>
          </table:table-cell>
        </table:table-row>
        <table:table-row>
          <table:table-cell table:style-name="Table2.A1" office:value-type="string">
            <text:p text:style-name="Table_20_Contents">pi</text:p>
          </table:table-cell>
          <table:table-cell table:style-name="Table2.A1" office:value-type="string">
            <text:p text:style-name="Table_20_Contents">Mathematical constant, the ratio of circumference of a circle to it's diameter (3.14159...)</text:p>
          </table:table-cell>
        </table:table-row>
        <table:table-row>
          <table:table-cell table:style-name="Table2.A1" office:value-type="string">
            <text:p text:style-name="Table_20_Contents">e</text:p>
          </table:table-cell>
          <table:table-cell table:style-name="Table2.A1" office:value-type="string">
            <text:p text:style-name="Table_20_Contents">mathematical constant e (2.71828...)</text:p>
          </table:table-cell>
        </table:table-row>
      </table:table>
      <text:p text:style-name="P18"/>
      <text:p text:style-name="P15"><text:span text:style-name="T23">b. </text:span>from math import sqrt, sin</text:p>
      <text:p text:style-name="P16"/>
      <text:p text:style-name="P14">You can choose to import only parts from a module, by using the <text:span text:style-name="Source_20_Text">from</text:span> keyword.</text:p>
      <text:p text:style-name="P14">If you want to import a specific function only the import</text:p>
      <text:p text:style-name="P14">command can be used as follows.</text:p>
      <text:p text:style-name="P14"/>
      <text:p text:style-name="P14"><text:bookmark text:name="__DdeLink__2611_3948062454"/><text:span text:style-name="T18">from </text:span><text:span text:style-name="T7">math </text:span><text:span text:style-name="T18">import </text:span><text:span text:style-name="T7">sqrt</text:span><text:span text:style-name="T18">, </text:span><text:span text:style-name="T7">sin</text:span><text:line-break/><text:span text:style-name="T7">x = </text:span><text:span text:style-name="T17">10</text:span><text:line-break/><text:span text:style-name="T7">y = sqrt(x)</text:span><text:line-break/><text:span text:style-name="T20">print</text:span><text:span text:style-name="T7">(y)</text:span><text:line-break/><text:span text:style-name="T3"># 3.1622776601683795</text:span></text:p>
      <text:p text:style-name="P14"/>
      <text:p text:style-name="P14">In this case we can call sqrt function as given above.</text:p>
      <text:p text:style-name="P14"/>
      <text:p text:style-name="P17"><text:span text:style-name="T23">b. </text:span>from math import *</text:p>
      <text:p text:style-name="P19">All the functions and constants can be imported using *.</text:p>
      <text:p text:style-name="P19"><text:span text:style-name="T18">from </text:span><text:span text:style-name="T7">math </text:span><text:span text:style-name="T18">import </text:span><text:span text:style-name="T7">*</text:span><text:line-break/><text:span text:style-name="T20">print</text:span><text:span text:style-name="T7">(pi)</text:span><text:line-break/><text:span text:style-name="T3"># 3.141592653589793</text:span><text:line-break/><text:soft-page-break/><text:span text:style-name="T20">print</text:span><text:span text:style-name="T7">(factorial(</text:span><text:span text:style-name="T17">6</text:span><text:span text:style-name="T7">))</text:span><text:line-break/><text:span text:style-name="T3"># 720</text:span></text:p>
      <text:p text:style-name="P19"><text:span text:style-name="T3"/></text:p>
      <text:p text:style-name="P47">Assignments:</text:p>
      <text:p text:style-name="P46"/>
      <text:p text:style-name="P20">3. Study python modules os, math and numpy and write a</text:p>
      <text:p text:style-name="P20">tutorial on this.</text:p>
      <text:p text:style-name="P12"/>
      <text:h text:style-name="P1" text:outline-level="1"><text:span text:style-name="T26">OS Module in Python</text:span> </text:h>
      <text:p text:style-name="P26">The OS module in python provides functions for interacting with the operating system. OS, comes under Python’s standard utility modules. This module provides a portable way of using operating system dependent functionality. The *os* and *os.path* modules include many functions to interact with the file system.</text:p>
      <text:p text:style-name="P26"><text:span text:style-name="Strong_20_Emphasis">1. os.name:</text:span> This function gives the name of the operating system dependent module imported. The following names have currently been registered: ‘posix’, ‘nt’, ‘os2’, ‘ce’, ‘java’ and ‘riscos’</text:p>
      <text:p text:style-name="P12"><text:span text:style-name="T3"># OS Module</text:span><text:line-break/><text:line-break/><text:span text:style-name="T3"># os.name</text:span><text:line-break/><text:span text:style-name="T18">import </text:span><text:span text:style-name="T7">os</text:span><text:line-break/><text:line-break/><text:span text:style-name="T20">print</text:span><text:span text:style-name="T7">(os.name)</text:span><text:line-break/><text:span text:style-name="T3"># posix</text:span></text:p>
      <text:p text:style-name="P12"><text:span text:style-name="Strong_20_Emphasis"><text:span text:style-name="T3"/></text:span></text:p>
      <text:p text:style-name="P12"><text:span text:style-name="Strong_20_Emphasis">2. os.getcwd():</text:span> Function os.getcwd(), returns the Current Working Directory(CWD) of the file used to execute the code, can vary from system to system.</text:p>
      <text:p text:style-name="P12"/>
      <text:p text:style-name="P12"><text:span text:style-name="T3"># os.getcwd</text:span><text:line-break/><text:span text:style-name="T18">import </text:span><text:span text:style-name="T7">os</text:span><text:line-break/><text:line-break/><text:span text:style-name="T20">print</text:span><text:span text:style-name="T7">(os.getcwd())</text:span><text:line-break/><text:span text:style-name="T3"># /home/safwan/xanthron/mod4</text:span></text:p>
      <text:p text:style-name="P12"/>
      <text:p text:style-name="P12"><text:span text:style-name="Strong_20_Emphasis">3. os.error:</text:span> All functions in this module raise OSError in the case of invalid or inaccessible file names and paths, or other arguments that have the correct type, but are not accepted by the operating system. os.error is an alias for built-in OSError exception.</text:p>
      <text:p text:style-name="P12"/>
      <text:p text:style-name="P12"><text:span text:style-name="T3"># os.error</text:span><text:line-break/><text:span text:style-name="T18">import </text:span><text:span text:style-name="T7">os</text:span><text:line-break/><text:span text:style-name="T18">try</text:span><text:span text:style-name="T7">:</text:span><text:line-break/><text:span text:style-name="T7"> <text:s text:c="3"/></text:span><text:span text:style-name="T3"># If the file does not exist,</text:span><text:line-break/><text:span text:style-name="T3"> <text:s text:c="3"/># then it would throw an IOError</text:span><text:line-break/><text:span text:style-name="T3"> <text:s text:c="3"/></text:span><text:span text:style-name="T7">filename = </text:span><text:span text:style-name="T21">'GFG.txt'</text:span><text:line-break/><text:span text:style-name="T21"> <text:s text:c="3"/></text:span><text:span text:style-name="T7">f = </text:span><text:span text:style-name="T20">open</text:span><text:span text:style-name="T7">(filename</text:span><text:span text:style-name="T18">, </text:span><text:span text:style-name="T21">'r'</text:span><text:span text:style-name="T7">)</text:span><text:line-break/><text:span text:style-name="T7"> <text:s text:c="3"/>text = f.read()</text:span><text:line-break/><text:span text:style-name="T7"> <text:s text:c="3"/>f.close()</text:span><text:line-break/><text:span text:style-name="T18">except </text:span><text:span text:style-name="T20">IOError</text:span><text:span text:style-name="T7">:</text:span><text:line-break/><text:span text:style-name="T7"> <text:s text:c="3"/></text:span><text:span text:style-name="T20">print</text:span><text:span text:style-name="T7">(</text:span><text:span text:style-name="T21">'Problem reading: ' </text:span><text:span text:style-name="T7">+ filename)</text:span><text:line-break/><text:span text:style-name="T3"># Problem reading: GFG.txt</text:span></text:p>
      <text:p text:style-name="P12"/>
      <text:p text:style-name="P12"><text:soft-page-break/><text:span text:style-name="Strong_20_Emphasis">4. os.popen(): </text:span>This method opens a pipe to or from command. The return value can be read or written depending on whether mode is ‘r’ or ‘w’.</text:p>
      <text:p text:style-name="P12"><text:span text:style-name="T3"># os.popen()</text:span><text:line-break/><text:span text:style-name="T18">import </text:span><text:span text:style-name="T7">os</text:span><text:line-break/><text:line-break/><text:span text:style-name="T7">fd = </text:span><text:span text:style-name="T21">"GFG.txt"</text:span><text:line-break/><text:line-break/><text:span text:style-name="T3"># popen() is similar to open()</text:span><text:line-break/><text:span text:style-name="T7">file = </text:span><text:span text:style-name="T20">open</text:span><text:span text:style-name="T7">(fd</text:span><text:span text:style-name="T18">, </text:span><text:span text:style-name="T21">'w'</text:span><text:span text:style-name="T7">)</text:span><text:line-break/><text:span text:style-name="T7">file.write(</text:span><text:span text:style-name="T21">"Hello"</text:span><text:span text:style-name="T7">)</text:span><text:line-break/><text:span text:style-name="T7">file.close()</text:span><text:line-break/><text:span text:style-name="T7">file = </text:span><text:span text:style-name="T20">open</text:span><text:span text:style-name="T7">(fd</text:span><text:span text:style-name="T18">, </text:span><text:span text:style-name="T21">'r'</text:span><text:span text:style-name="T7">)</text:span><text:line-break/><text:span text:style-name="T7">text = file.read()</text:span><text:line-break/><text:span text:style-name="T20">print</text:span><text:span text:style-name="T7">(text)</text:span><text:line-break/><text:line-break/><text:span text:style-name="T3"># popen() provides a pipe/gateway and accesses the file directly</text:span><text:line-break/><text:span text:style-name="T7">file = os.popen(fd</text:span><text:span text:style-name="T18">, </text:span><text:span text:style-name="T21">'w'</text:span><text:span text:style-name="T7">)</text:span><text:line-break/><text:span text:style-name="T7">file.write(</text:span><text:span text:style-name="T21">"Hello"</text:span><text:span text:style-name="T7">)</text:span><text:line-break/><text:span text:style-name="T3"># File not closed, shown in next function.</text:span><text:line-break/><text:span text:style-name="T3"># Hello</text:span></text:p>
      <text:p text:style-name="P12"/>
      <text:p text:style-name="P12"><text:span text:style-name="Strong_20_Emphasis">5. os.close(): </text:span>Close file descriptor fd. A file opened using open(), can be closed by close()only. But file opened through os.popen(), can be closed with close() or os.close(). If we try closing a file opened with open(), using os.close(), Python would throw TypeError.</text:p>
      <text:p text:style-name="P12"/>
      <text:p text:style-name="P12"><text:span text:style-name="T3"># os.close()</text:span><text:line-break/><text:line-break/><text:span text:style-name="T18">import </text:span><text:span text:style-name="T7">os</text:span><text:line-break/><text:span text:style-name="T7">fd = </text:span><text:span text:style-name="T21">"GFG.txt"</text:span><text:line-break/><text:span text:style-name="T7">file = </text:span><text:span text:style-name="T20">open</text:span><text:span text:style-name="T7">(fd</text:span><text:span text:style-name="T18">, </text:span><text:span text:style-name="T21">'r'</text:span><text:span text:style-name="T7">)</text:span><text:line-break/><text:span text:style-name="T7">text = file.read()</text:span><text:line-break/><text:span text:style-name="T20">print</text:span><text:span text:style-name="T7">(text)</text:span><text:line-break/><text:span text:style-name="T7">os.close(file)</text:span><text:line-break/><text:span text:style-name="T21">""" Traceback (most recent call last):</text:span><text:line-break/><text:span text:style-name="T21"> <text:s/>File "/home/safwan/xanthron/mod4/ex1.py", line 391, in &lt;module&gt;</text:span><text:line-break/><text:span text:style-name="T21"> <text:s text:c="3"/>os.close(file)</text:span><text:line-break/><text:span text:style-name="T21">TypeError: an integer is required (got type _io.TextIOWrapper) """</text:span></text:p>
      <text:p text:style-name="P12"/>
      <text:p text:style-name="P12"><text:span text:style-name="Strong_20_Emphasis">6. os.rename(): </text:span>A file old.txt can be renamed to new.txt, using the function os.rename(). The name of the file changes only if, the file exists and user has sufficient privilege permission to change the file.</text:p>
      <text:p text:style-name="P12"><text:span text:style-name="T3"># os.rename()</text:span><text:line-break/><text:span text:style-name="T18">import </text:span><text:span text:style-name="T7">os</text:span><text:line-break/><text:line-break/><text:span text:style-name="T7">fd = </text:span><text:span text:style-name="T21">"GFG.txt"</text:span><text:line-break/><text:span text:style-name="T7">os.rename(fd</text:span><text:span text:style-name="T18">, </text:span><text:span text:style-name="T21">'New.txt'</text:span><text:span text:style-name="T7">)</text:span><text:line-break/><text:span text:style-name="T7">os.rename(fd</text:span><text:span text:style-name="T18">, </text:span><text:span text:style-name="T21">'New.txt'</text:span><text:span text:style-name="T7">)</text:span><text:line-break/><text:span text:style-name="T21">""" Traceback (most recent call last):</text:span><text:line-break/><text:span text:style-name="T21"> <text:s/>File "/home/safwan/xanthron/mod4/ex1.py", line 404, in &lt;module&gt;</text:span><text:line-break/><text:span text:style-name="T21"> <text:s text:c="3"/>os.rename(fd, 'New.txt')</text:span><text:line-break/><text:span text:style-name="T21">FileNotFoundError: [Errno 2] No such file or directory: 'GFG.txt' -&gt; 'New.txt' """</text:span></text:p>
      <text:p text:style-name="P12"/>
      <text:h text:style-name="P5" text:outline-level="2">Python math Module</text:h>
      <text:p text:style-name="P26">Python has a built-in module that you can use for mathematical tasks.</text:p>
      <text:p text:style-name="Text_20_body">The <text:span text:style-name="Source_20_Text">math</text:span> module has a set of methods and constants.</text:p>
      <text:p text:style-name="P12"><text:soft-page-break/></text:p>
      <table:table table:name="Table3" table:style-name="Table3">
        <table:table-column table:style-name="Table3.A"/>
        <table:table-column table:style-name="Table3.B"/>
        <table:table-row>
          <table:table-cell table:style-name="Table3.A1" office:value-type="string">
            <text:p text:style-name="Table_20_Heading">Method</text:p>
          </table:table-cell>
          <table:table-cell table:style-name="Table3.A1" office:value-type="string">
            <text:p text:style-name="Table_20_Heading">Description</text:p>
          </table:table-cell>
        </table:table-row>
        <table:table-row>
          <table:table-cell table:style-name="Table3.A1" office:value-type="string">
            <text:p text:style-name="Table_20_Contents"><text:a xlink:type="simple" xlink:href="https://www.w3schools.com/python/ref_math_acos.asp" text:style-name="Internet_20_link" text:visited-style-name="Visited_20_Internet_20_Link">math.acos(x)</text:a></text:p>
          </table:table-cell>
          <table:table-cell table:style-name="Table3.A1" office:value-type="string">
            <text:p text:style-name="Table_20_Contents">Returns the arc cosine value of x</text:p>
          </table:table-cell>
        </table:table-row>
        <table:table-row>
          <table:table-cell table:style-name="Table3.A1" office:value-type="string">
            <text:p text:style-name="Table_20_Contents"><text:a xlink:type="simple" xlink:href="https://www.w3schools.com/python/ref_math_acosh.asp" text:style-name="Internet_20_link" text:visited-style-name="Visited_20_Internet_20_Link">math.acosh(x)</text:a></text:p>
          </table:table-cell>
          <table:table-cell table:style-name="Table3.A1" office:value-type="string">
            <text:p text:style-name="Table_20_Contents">Returns the hyperbolic arc cosine of x</text:p>
          </table:table-cell>
        </table:table-row>
        <table:table-row>
          <table:table-cell table:style-name="Table3.A1" office:value-type="string">
            <text:p text:style-name="Table_20_Contents"><text:a xlink:type="simple" xlink:href="https://www.w3schools.com/python/ref_math_asin.asp" text:style-name="Internet_20_link" text:visited-style-name="Visited_20_Internet_20_Link">math.asin(x)</text:a></text:p>
          </table:table-cell>
          <table:table-cell table:style-name="Table3.A1" office:value-type="string">
            <text:p text:style-name="Table_20_Contents">Returns the arc sine of x</text:p>
          </table:table-cell>
        </table:table-row>
        <table:table-row>
          <table:table-cell table:style-name="Table3.A1" office:value-type="string">
            <text:p text:style-name="Table_20_Contents"><text:a xlink:type="simple" xlink:href="https://www.w3schools.com/python/ref_math_asinh.asp" text:style-name="Internet_20_link" text:visited-style-name="Visited_20_Internet_20_Link">math.asinh(x)</text:a></text:p>
          </table:table-cell>
          <table:table-cell table:style-name="Table3.A1" office:value-type="string">
            <text:p text:style-name="Table_20_Contents">Returns the hyperbolic arc sine of x</text:p>
          </table:table-cell>
        </table:table-row>
        <table:table-row>
          <table:table-cell table:style-name="Table3.A1" office:value-type="string">
            <text:p text:style-name="Table_20_Contents"><text:a xlink:type="simple" xlink:href="https://www.w3schools.com/python/ref_math_atan.asp" text:style-name="Internet_20_link" text:visited-style-name="Visited_20_Internet_20_Link">math.atan(x)</text:a></text:p>
          </table:table-cell>
          <table:table-cell table:style-name="Table3.A1" office:value-type="string">
            <text:p text:style-name="Table_20_Contents">Returns the arc tangent value of x</text:p>
          </table:table-cell>
        </table:table-row>
        <table:table-row>
          <table:table-cell table:style-name="Table3.A1" office:value-type="string">
            <text:p text:style-name="Table_20_Contents"><text:a xlink:type="simple" xlink:href="https://www.w3schools.com/python/ref_math_atan2.asp" text:style-name="Internet_20_link" text:visited-style-name="Visited_20_Internet_20_Link">math.atan2(y, x)</text:a></text:p>
          </table:table-cell>
          <table:table-cell table:style-name="Table3.A1" office:value-type="string">
            <text:p text:style-name="Table_20_Contents">Returns the arc tangent of y/x in radians </text:p>
          </table:table-cell>
        </table:table-row>
        <table:table-row>
          <table:table-cell table:style-name="Table3.A1" office:value-type="string">
            <text:p text:style-name="Table_20_Contents"><text:a xlink:type="simple" xlink:href="https://www.w3schools.com/python/ref_math_atanh.asp" text:style-name="Internet_20_link" text:visited-style-name="Visited_20_Internet_20_Link">math.atanh(x)</text:a></text:p>
          </table:table-cell>
          <table:table-cell table:style-name="Table3.A1" office:value-type="string">
            <text:p text:style-name="Table_20_Contents">Returns the hyperbolic arctangent value of x</text:p>
          </table:table-cell>
        </table:table-row>
        <table:table-row>
          <table:table-cell table:style-name="Table3.A1" office:value-type="string">
            <text:p text:style-name="Table_20_Contents"><text:a xlink:type="simple" xlink:href="https://www.w3schools.com/python/ref_math_ceil.asp" text:style-name="Internet_20_link" text:visited-style-name="Visited_20_Internet_20_Link">math.ceil(x)</text:a></text:p>
          </table:table-cell>
          <table:table-cell table:style-name="Table3.A1" office:value-type="string">
            <text:p text:style-name="Table_20_Contents">Rounds a number upwards to the nearest integer, and returns the result</text:p>
          </table:table-cell>
        </table:table-row>
        <table:table-row>
          <table:table-cell table:style-name="Table3.A1" office:value-type="string">
            <text:p text:style-name="Table_20_Contents"><text:a xlink:type="simple" xlink:href="https://www.w3schools.com/python/ref_math_comb.asp" text:style-name="Internet_20_link" text:visited-style-name="Visited_20_Internet_20_Link">math.comb(n, k)</text:a></text:p>
          </table:table-cell>
          <table:table-cell table:style-name="Table3.A1" office:value-type="string">
            <text:p text:style-name="Table_20_Contents">Returns the number of ways to choose k items from n items without repetition and order</text:p>
          </table:table-cell>
        </table:table-row>
        <table:table-row>
          <table:table-cell table:style-name="Table3.A1" office:value-type="string">
            <text:p text:style-name="Table_20_Contents"><text:a xlink:type="simple" xlink:href="https://www.w3schools.com/python/ref_math_copysign.asp" text:style-name="Internet_20_link" text:visited-style-name="Visited_20_Internet_20_Link">math.copysign(x, y)</text:a></text:p>
          </table:table-cell>
          <table:table-cell table:style-name="Table3.A1" office:value-type="string">
            <text:p text:style-name="Table_20_Contents">Returns a float consisting of the value of the first parameter and the sign of the second parameter</text:p>
          </table:table-cell>
        </table:table-row>
        <table:table-row>
          <table:table-cell table:style-name="Table3.A1" office:value-type="string">
            <text:p text:style-name="Table_20_Contents"><text:a xlink:type="simple" xlink:href="https://www.w3schools.com/python/ref_math_cos.asp" text:style-name="Internet_20_link" text:visited-style-name="Visited_20_Internet_20_Link">math.cos(x)</text:a></text:p>
          </table:table-cell>
          <table:table-cell table:style-name="Table3.A1" office:value-type="string">
            <text:p text:style-name="Table_20_Contents">Returns the cosine of x</text:p>
          </table:table-cell>
        </table:table-row>
        <table:table-row>
          <table:table-cell table:style-name="Table3.A1" office:value-type="string">
            <text:p text:style-name="Table_20_Contents"><text:a xlink:type="simple" xlink:href="https://www.w3schools.com/python/ref_math_cosh.asp" text:style-name="Internet_20_link" text:visited-style-name="Visited_20_Internet_20_Link">math.cosh(x)</text:a></text:p>
          </table:table-cell>
          <table:table-cell table:style-name="Table3.A1" office:value-type="string">
            <text:p text:style-name="Table_20_Contents">Returns the hyperbolic cosine of x</text:p>
          </table:table-cell>
        </table:table-row>
        <table:table-row>
          <table:table-cell table:style-name="Table3.A1" office:value-type="string">
            <text:p text:style-name="Table_20_Contents"><text:a xlink:type="simple" xlink:href="https://www.w3schools.com/python/ref_math_degrees.asp" text:style-name="Internet_20_link" text:visited-style-name="Visited_20_Internet_20_Link">math.degrees(x)</text:a></text:p>
          </table:table-cell>
          <table:table-cell table:style-name="Table3.A1" office:value-type="string">
            <text:p text:style-name="Table_20_Contents">Converts an angle from radians to degrees</text:p>
          </table:table-cell>
        </table:table-row>
        <table:table-row>
          <table:table-cell table:style-name="Table3.A1" office:value-type="string">
            <text:p text:style-name="Table_20_Contents"><text:a xlink:type="simple" xlink:href="https://www.w3schools.com/python/ref_math_dist.asp" text:style-name="Internet_20_link" text:visited-style-name="Visited_20_Internet_20_Link">math.dist(p, q)</text:a></text:p>
          </table:table-cell>
          <table:table-cell table:style-name="Table3.A1" office:value-type="string">
            <text:p text:style-name="Table_20_Contents">Calculates the euclidean distance between two specified points (p and q), where p and q are the coordinates of that point</text:p>
          </table:table-cell>
        </table:table-row>
        <table:table-row>
          <table:table-cell table:style-name="Table3.A1" office:value-type="string">
            <text:p text:style-name="Table_20_Contents"><text:a xlink:type="simple" xlink:href="https://www.w3schools.com/python/ref_math_erf.asp" text:style-name="Internet_20_link" text:visited-style-name="Visited_20_Internet_20_Link">math.erf(x)</text:a></text:p>
          </table:table-cell>
          <table:table-cell table:style-name="Table3.A1" office:value-type="string">
            <text:p text:style-name="Table_20_Contents">Returns the error function of x</text:p>
          </table:table-cell>
        </table:table-row>
        <table:table-row>
          <table:table-cell table:style-name="Table3.A1" office:value-type="string">
            <text:p text:style-name="Table_20_Contents"><text:a xlink:type="simple" xlink:href="https://www.w3schools.com/python/ref_math_erfc.asp" text:style-name="Internet_20_link" text:visited-style-name="Visited_20_Internet_20_Link">math.erfc(x)</text:a></text:p>
          </table:table-cell>
          <table:table-cell table:style-name="Table3.A1" office:value-type="string">
            <text:p text:style-name="Table_20_Contents">Returns the complementary error function of x</text:p>
          </table:table-cell>
        </table:table-row>
        <table:table-row>
          <table:table-cell table:style-name="Table3.A1" office:value-type="string">
            <text:p text:style-name="Table_20_Contents"><text:a xlink:type="simple" xlink:href="https://www.w3schools.com/python/ref_math_exp.asp" text:style-name="Internet_20_link" text:visited-style-name="Visited_20_Internet_20_Link">math.exp(x)</text:a></text:p>
          </table:table-cell>
          <table:table-cell table:style-name="Table3.A1" office:value-type="string">
            <text:p text:style-name="Table_20_Contents">Returns the value of E<text:span text:style-name="T27">x</text:span>, where E is Euler's number (approximately 2.718281...), and x is the number passed to it</text:p>
          </table:table-cell>
        </table:table-row>
        <table:table-row>
          <table:table-cell table:style-name="Table3.A1" office:value-type="string">
            <text:p text:style-name="Table_20_Contents"><text:a xlink:type="simple" xlink:href="https://www.w3schools.com/python/ref_math_expm1.asp" text:style-name="Internet_20_link" text:visited-style-name="Visited_20_Internet_20_Link">math.expm1(x)</text:a></text:p>
          </table:table-cell>
          <table:table-cell table:style-name="Table3.A1" office:value-type="string">
            <text:p text:style-name="Table_20_Contents">Returns the value of E<text:span text:style-name="T27">x</text:span> - 1, where E is Euler's number (approximately 2.718281...), and x is the number passed to it</text:p>
          </table:table-cell>
        </table:table-row>
        <table:table-row>
          <table:table-cell table:style-name="Table3.A1" office:value-type="string">
            <text:p text:style-name="Table_20_Contents"><text:a xlink:type="simple" xlink:href="https://www.w3schools.com/python/ref_math_fabs.asp" text:style-name="Internet_20_link" text:visited-style-name="Visited_20_Internet_20_Link">math.fabs(x)</text:a></text:p>
          </table:table-cell>
          <table:table-cell table:style-name="Table3.A1" office:value-type="string">
            <text:p text:style-name="Table_20_Contents">Returns the absolute value of a number</text:p>
          </table:table-cell>
        </table:table-row>
        <table:table-row>
          <table:table-cell table:style-name="Table3.A1" office:value-type="string">
            <text:p text:style-name="Table_20_Contents"><text:a xlink:type="simple" xlink:href="https://www.w3schools.com/python/ref_math_factorial.asp" text:style-name="Internet_20_link" text:visited-style-name="Visited_20_Internet_20_Link">math.factorial()</text:a></text:p>
          </table:table-cell>
          <table:table-cell table:style-name="Table3.A1" office:value-type="string">
            <text:p text:style-name="Table_20_Contents">Returns the factorial of a number</text:p>
          </table:table-cell>
        </table:table-row>
        <table:table-row>
          <table:table-cell table:style-name="Table3.A1" office:value-type="string">
            <text:p text:style-name="Table_20_Contents"><text:a xlink:type="simple" xlink:href="https://www.w3schools.com/python/ref_math_floor.asp" text:style-name="Internet_20_link" text:visited-style-name="Visited_20_Internet_20_Link">math.floor(x)</text:a></text:p>
          </table:table-cell>
          <table:table-cell table:style-name="Table3.A1" office:value-type="string">
            <text:p text:style-name="Table_20_Contents">Rounds a number downwards to the nearest integer, and returns the result</text:p>
          </table:table-cell>
        </table:table-row>
        <table:table-row>
          <table:table-cell table:style-name="Table3.A1" office:value-type="string">
            <text:p text:style-name="Table_20_Contents"><text:a xlink:type="simple" xlink:href="https://www.w3schools.com/python/ref_math_fmod.asp" text:style-name="Internet_20_link" text:visited-style-name="Visited_20_Internet_20_Link">math.fmod(x, y)</text:a></text:p>
          </table:table-cell>
          <table:table-cell table:style-name="Table3.A1" office:value-type="string">
            <text:p text:style-name="Table_20_Contents">Returns the remainder of specified numbers when a number is divided by another number</text:p>
          </table:table-cell>
        </table:table-row>
        <table:table-row>
          <table:table-cell table:style-name="Table3.A1" office:value-type="string">
            <text:p text:style-name="Table_20_Contents"><text:a xlink:type="simple" xlink:href="https://www.w3schools.com/python/ref_math_frexp.asp" text:style-name="Internet_20_link" text:visited-style-name="Visited_20_Internet_20_Link">math.frexp()</text:a></text:p>
          </table:table-cell>
          <table:table-cell table:style-name="Table3.A1" office:value-type="string">
            <text:p text:style-name="Table_20_Contents">Returns the mantissa and the exponent, of a specified value</text:p>
          </table:table-cell>
        </table:table-row>
        <table:table-row>
          <table:table-cell table:style-name="Table3.A1" office:value-type="string">
            <text:p text:style-name="Table_20_Contents"><text:a xlink:type="simple" xlink:href="https://www.w3schools.com/python/ref_math_fsum.asp" text:style-name="Internet_20_link" text:visited-style-name="Visited_20_Internet_20_Link">math.fsum(iterable)</text:a></text:p>
          </table:table-cell>
          <table:table-cell table:style-name="Table3.A1" office:value-type="string">
            <text:p text:style-name="Table_20_Contents">Returns the sum of all items in an iterable (tuples, arrays, lists, etc.)</text:p>
          </table:table-cell>
        </table:table-row>
        <table:table-row>
          <table:table-cell table:style-name="Table3.A1" office:value-type="string">
            <text:p text:style-name="Table_20_Contents"><text:a xlink:type="simple" xlink:href="https://www.w3schools.com/python/ref_math_gamma.asp" text:style-name="Internet_20_link" text:visited-style-name="Visited_20_Internet_20_Link">math.gamma(x)</text:a></text:p>
          </table:table-cell>
          <table:table-cell table:style-name="Table3.A1" office:value-type="string">
            <text:p text:style-name="Table_20_Contents">Returns the gamma value of x</text:p>
          </table:table-cell>
        </table:table-row>
        <table:table-row>
          <table:table-cell table:style-name="Table3.A1" office:value-type="string">
            <text:p text:style-name="Table_20_Contents"><text:a xlink:type="simple" xlink:href="https://www.w3schools.com/python/ref_math_gcd.asp" text:style-name="Internet_20_link" text:visited-style-name="Visited_20_Internet_20_Link">math.gcd()</text:a></text:p>
          </table:table-cell>
          <table:table-cell table:style-name="Table3.A1" office:value-type="string">
            <text:p text:style-name="Table_20_Contents">Returns the highest value that can divide two integers</text:p>
          </table:table-cell>
        </table:table-row>
        <table:table-row>
          <table:table-cell table:style-name="Table3.A1" office:value-type="string">
            <text:p text:style-name="Table_20_Contents"><text:a xlink:type="simple" xlink:href="https://www.w3schools.com/python/ref_math_hypot.asp" text:style-name="Internet_20_link" text:visited-style-name="Visited_20_Internet_20_Link">math.hypot()</text:a></text:p>
          </table:table-cell>
          <table:table-cell table:style-name="Table3.A1" office:value-type="string">
            <text:p text:style-name="Table_20_Contents">Find the Euclidean distance from the origin for <text:span text:style-name="Emphasis">n</text:span> inputs</text:p>
          </table:table-cell>
        </table:table-row>
        <table:table-row>
          <table:table-cell table:style-name="Table3.A1" office:value-type="string">
            <text:p text:style-name="Table_20_Contents"><text:a xlink:type="simple" xlink:href="https://www.w3schools.com/python/ref_math_isclose.asp" text:style-name="Internet_20_link" text:visited-style-name="Visited_20_Internet_20_Link">math.isclose()</text:a></text:p>
          </table:table-cell>
          <table:table-cell table:style-name="Table3.A1" office:value-type="string">
            <text:p text:style-name="Table_20_Contents">Checks whether two values are close, or not</text:p>
          </table:table-cell>
        </table:table-row>
        <table:table-row>
          <table:table-cell table:style-name="Table3.A1" office:value-type="string">
            <text:p text:style-name="Table_20_Contents"><text:a xlink:type="simple" xlink:href="https://www.w3schools.com/python/ref_math_isfinite.asp" text:style-name="Internet_20_link" text:visited-style-name="Visited_20_Internet_20_Link">math.isfinite(x)</text:a></text:p>
          </table:table-cell>
          <table:table-cell table:style-name="Table3.A1" office:value-type="string">
            <text:p text:style-name="Table_20_Contents">Checks whether x is a finite number</text:p>
          </table:table-cell>
        </table:table-row>
        <table:table-row>
          <table:table-cell table:style-name="Table3.A1" office:value-type="string">
            <text:p text:style-name="Table_20_Contents"><text:a xlink:type="simple" xlink:href="https://www.w3schools.com/python/ref_math_isinf.asp" text:style-name="Internet_20_link" text:visited-style-name="Visited_20_Internet_20_Link">math.isinf(x)</text:a></text:p>
          </table:table-cell>
          <table:table-cell table:style-name="Table3.A1" office:value-type="string">
            <text:p text:style-name="Table_20_Contents">Check whether x is a positive or negative infinty</text:p>
          </table:table-cell>
        </table:table-row>
        <table:table-row>
          <table:table-cell table:style-name="Table3.A1" office:value-type="string">
            <text:p text:style-name="Table_20_Contents"><text:a xlink:type="simple" xlink:href="https://www.w3schools.com/python/ref_math_isnan.asp" text:style-name="Internet_20_link" text:visited-style-name="Visited_20_Internet_20_Link">math.isnan(x)</text:a></text:p>
          </table:table-cell>
          <table:table-cell table:style-name="Table3.A1" office:value-type="string">
            <text:p text:style-name="Table_20_Contents">Checks whether x is NaN (not a number)</text:p>
          </table:table-cell>
        </table:table-row>
        <table:table-row>
          <table:table-cell table:style-name="Table3.A1" office:value-type="string">
            <text:p text:style-name="Table_20_Contents"><text:a xlink:type="simple" xlink:href="https://www.w3schools.com/python/ref_math_isqrt.asp" text:style-name="Internet_20_link" text:visited-style-name="Visited_20_Internet_20_Link">math.isqrt(n)</text:a></text:p>
          </table:table-cell>
          <table:table-cell table:style-name="Table3.A1" office:value-type="string">
            <text:p text:style-name="Table_20_Contents">Returns the nearest integer square root of n</text:p>
          </table:table-cell>
        </table:table-row>
        <table:table-row>
          <table:table-cell table:style-name="Table3.A1" office:value-type="string">
            <text:p text:style-name="Table_20_Contents">math.ldexp(x, i)</text:p>
          </table:table-cell>
          <table:table-cell table:style-name="Table3.A1" office:value-type="string">
            <text:p text:style-name="Table_20_Contents">Returns the expression x * 2i where x is mantissa and i is an exponent</text:p>
          </table:table-cell>
        </table:table-row>
        <table:table-row>
          <table:table-cell table:style-name="Table3.A1" office:value-type="string">
            <text:p text:style-name="Table_20_Contents"><text:a xlink:type="simple" xlink:href="https://www.w3schools.com/python/ref_math_lgamma.asp" text:style-name="Internet_20_link" text:visited-style-name="Visited_20_Internet_20_Link">math.lgamma(x)</text:a></text:p>
          </table:table-cell>
          <table:table-cell table:style-name="Table3.A1" office:value-type="string">
            <text:p text:style-name="Table_20_Contents">Returns the log gamma value of x</text:p>
          </table:table-cell>
        </table:table-row>
        <table:table-row>
          <table:table-cell table:style-name="Table3.A1" office:value-type="string">
            <text:p text:style-name="Table_20_Contents"><text:a xlink:type="simple" xlink:href="https://www.w3schools.com/python/ref_math_log.asp" text:style-name="Internet_20_link" text:visited-style-name="Visited_20_Internet_20_Link">math.log(x, base)</text:a></text:p>
          </table:table-cell>
          <table:table-cell table:style-name="Table3.A1" office:value-type="string">
            <text:p text:style-name="Table_20_Contents">Returns the natural logarithm of a number, or the logarithm of number to base</text:p>
          </table:table-cell>
        </table:table-row>
        <text:soft-page-break/>
        <table:table-row>
          <table:table-cell table:style-name="Table3.A1" office:value-type="string">
            <text:p text:style-name="Table_20_Contents"><text:a xlink:type="simple" xlink:href="https://www.w3schools.com/python/ref_math_log10.asp" text:style-name="Internet_20_link" text:visited-style-name="Visited_20_Internet_20_Link">math.log10(x)</text:a></text:p>
          </table:table-cell>
          <table:table-cell table:style-name="Table3.A1" office:value-type="string">
            <text:p text:style-name="Table_20_Contents">Returns the base-10 logarithm of x</text:p>
          </table:table-cell>
        </table:table-row>
        <table:table-row>
          <table:table-cell table:style-name="Table3.A1" office:value-type="string">
            <text:p text:style-name="Table_20_Contents"><text:a xlink:type="simple" xlink:href="https://www.w3schools.com/python/ref_math_log1p.asp" text:style-name="Internet_20_link" text:visited-style-name="Visited_20_Internet_20_Link">math.log1p(x)</text:a></text:p>
          </table:table-cell>
          <table:table-cell table:style-name="Table3.A1" office:value-type="string">
            <text:p text:style-name="Table_20_Contents">Returns the natural logarithm of 1+x</text:p>
          </table:table-cell>
        </table:table-row>
        <table:table-row>
          <table:table-cell table:style-name="Table3.A1" office:value-type="string">
            <text:p text:style-name="Table_20_Contents"><text:a xlink:type="simple" xlink:href="https://www.w3schools.com/python/ref_math_log2.asp" text:style-name="Internet_20_link" text:visited-style-name="Visited_20_Internet_20_Link">math.log2(x)</text:a></text:p>
          </table:table-cell>
          <table:table-cell table:style-name="Table3.A1" office:value-type="string">
            <text:p text:style-name="Table_20_Contents">Returns the base-2 logarithm of x</text:p>
          </table:table-cell>
        </table:table-row>
        <table:table-row>
          <table:table-cell table:style-name="Table3.A1" office:value-type="string">
            <text:p text:style-name="Table_20_Contents"><text:a xlink:type="simple" xlink:href="https://www.w3schools.com/python/ref_math_perm.asp" text:style-name="Internet_20_link" text:visited-style-name="Visited_20_Internet_20_Link">math.perm(n, k)</text:a></text:p>
          </table:table-cell>
          <table:table-cell table:style-name="Table3.A1" office:value-type="string">
            <text:p text:style-name="Table_20_Contents">Returns the number of ways to choose k items from n items with order and without repetition</text:p>
          </table:table-cell>
        </table:table-row>
        <table:table-row>
          <table:table-cell table:style-name="Table3.A1" office:value-type="string">
            <text:p text:style-name="Table_20_Contents"><text:a xlink:type="simple" xlink:href="https://www.w3schools.com/python/ref_math_pow.asp" text:style-name="Internet_20_link" text:visited-style-name="Visited_20_Internet_20_Link">math.pow(x, y)</text:a></text:p>
          </table:table-cell>
          <table:table-cell table:style-name="Table3.A1" office:value-type="string">
            <text:p text:style-name="Table_20_Contents">Returns the value of x to the power of y</text:p>
          </table:table-cell>
        </table:table-row>
        <table:table-row>
          <table:table-cell table:style-name="Table3.A1" office:value-type="string">
            <text:p text:style-name="Table_20_Contents">math.prod(iterable, *, start=1)</text:p>
          </table:table-cell>
          <table:table-cell table:style-name="Table3.A1" office:value-type="string">
            <text:p text:style-name="Table_20_Contents">Returns the product of an iterable (lists, array, tuples, etc.)</text:p>
          </table:table-cell>
        </table:table-row>
        <table:table-row>
          <table:table-cell table:style-name="Table3.A1" office:value-type="string">
            <text:p text:style-name="Table_20_Contents"><text:a xlink:type="simple" xlink:href="https://www.w3schools.com/python/ref_math_radians.asp" text:style-name="Internet_20_link" text:visited-style-name="Visited_20_Internet_20_Link">math.radians(x)</text:a></text:p>
          </table:table-cell>
          <table:table-cell table:style-name="Table3.A1" office:value-type="string">
            <text:p text:style-name="Table_20_Contents">Converts a degree value (x) to radians</text:p>
          </table:table-cell>
        </table:table-row>
        <table:table-row>
          <table:table-cell table:style-name="Table3.A1" office:value-type="string">
            <text:p text:style-name="Table_20_Contents"><text:a xlink:type="simple" xlink:href="https://www.w3schools.com/python/ref_math_remainder.asp" text:style-name="Internet_20_link" text:visited-style-name="Visited_20_Internet_20_Link">math.remainder(x, y)</text:a></text:p>
          </table:table-cell>
          <table:table-cell table:style-name="Table3.A1" office:value-type="string">
            <text:p text:style-name="Table_20_Contents">Returns the closest value that can make numerator completely divisible by the denominator</text:p>
          </table:table-cell>
        </table:table-row>
        <table:table-row>
          <table:table-cell table:style-name="Table3.A1" office:value-type="string">
            <text:p text:style-name="Table_20_Contents"><text:a xlink:type="simple" xlink:href="https://www.w3schools.com/python/ref_math_sin.asp" text:style-name="Internet_20_link" text:visited-style-name="Visited_20_Internet_20_Link">math.sin(x)</text:a></text:p>
          </table:table-cell>
          <table:table-cell table:style-name="Table3.A1" office:value-type="string">
            <text:p text:style-name="Table_20_Contents">Returns the sine of x</text:p>
          </table:table-cell>
        </table:table-row>
        <table:table-row>
          <table:table-cell table:style-name="Table3.A1" office:value-type="string">
            <text:p text:style-name="Table_20_Contents"><text:a xlink:type="simple" xlink:href="https://www.w3schools.com/python/ref_math_sinh.asp" text:style-name="Internet_20_link" text:visited-style-name="Visited_20_Internet_20_Link">math.sinh(x)</text:a></text:p>
          </table:table-cell>
          <table:table-cell table:style-name="Table3.A1" office:value-type="string">
            <text:p text:style-name="Table_20_Contents">Returns the hyperbolic sine of x</text:p>
          </table:table-cell>
        </table:table-row>
        <table:table-row>
          <table:table-cell table:style-name="Table3.A1" office:value-type="string">
            <text:p text:style-name="Table_20_Contents"><text:a xlink:type="simple" xlink:href="https://www.w3schools.com/python/ref_math_sqrt.asp" text:style-name="Internet_20_link" text:visited-style-name="Visited_20_Internet_20_Link">math.sqrt(x)</text:a></text:p>
          </table:table-cell>
          <table:table-cell table:style-name="Table3.A1" office:value-type="string">
            <text:p text:style-name="Table_20_Contents">Returns the square root of x</text:p>
          </table:table-cell>
        </table:table-row>
        <table:table-row>
          <table:table-cell table:style-name="Table3.A1" office:value-type="string">
            <text:p text:style-name="Table_20_Contents"><text:a xlink:type="simple" xlink:href="https://www.w3schools.com/python/ref_math_tan.asp" text:style-name="Internet_20_link" text:visited-style-name="Visited_20_Internet_20_Link">math.tan(x)</text:a></text:p>
          </table:table-cell>
          <table:table-cell table:style-name="Table3.A1" office:value-type="string">
            <text:p text:style-name="Table_20_Contents">Returns the tangent of x</text:p>
          </table:table-cell>
        </table:table-row>
        <table:table-row>
          <table:table-cell table:style-name="Table3.A1" office:value-type="string">
            <text:p text:style-name="Table_20_Contents"><text:a xlink:type="simple" xlink:href="https://www.w3schools.com/python/ref_math_tanh.asp" text:style-name="Internet_20_link" text:visited-style-name="Visited_20_Internet_20_Link">math.tanh(x)</text:a></text:p>
          </table:table-cell>
          <table:table-cell table:style-name="Table3.A1" office:value-type="string">
            <text:p text:style-name="Table_20_Contents">Returns the hyperbolic tangent of x</text:p>
          </table:table-cell>
        </table:table-row>
        <table:table-row>
          <table:table-cell table:style-name="Table3.A1" office:value-type="string">
            <text:p text:style-name="Table_20_Contents"><text:a xlink:type="simple" xlink:href="https://www.w3schools.com/python/ref_math_trunc.asp" text:style-name="Internet_20_link" text:visited-style-name="Visited_20_Internet_20_Link">math.trunc(x)</text:a></text:p>
          </table:table-cell>
          <table:table-cell table:style-name="Table3.A1" office:value-type="string">
            <text:p text:style-name="Table_20_Contents">Returns the truncated integer parts of x</text:p>
          </table:table-cell>
        </table:table-row>
      </table:table>
      <text:p text:style-name="P12"/>
      <text:h text:style-name="P5" text:outline-level="2">Math Constants</text:h>
      <table:table table:name="Table4" table:style-name="Table4">
        <table:table-column table:style-name="Table4.A"/>
        <table:table-column table:style-name="Table4.B"/>
        <table:table-row>
          <table:table-cell table:style-name="Table4.A1" office:value-type="string">
            <text:p text:style-name="Table_20_Heading">Constant</text:p>
          </table:table-cell>
          <table:table-cell table:style-name="Table4.A1" office:value-type="string">
            <text:p text:style-name="Table_20_Heading">Description</text:p>
          </table:table-cell>
        </table:table-row>
        <table:table-row>
          <table:table-cell table:style-name="Table4.A1" office:value-type="string">
            <text:p text:style-name="Table_20_Contents"><text:a xlink:type="simple" xlink:href="https://www.w3schools.com/python/ref_math_e.asp" text:style-name="Internet_20_link" text:visited-style-name="Visited_20_Internet_20_Link">math.e</text:a></text:p>
          </table:table-cell>
          <table:table-cell table:style-name="Table4.A1" office:value-type="string">
            <text:p text:style-name="Table_20_Contents">Returns Euler's number (2.7182...)</text:p>
          </table:table-cell>
        </table:table-row>
        <table:table-row>
          <table:table-cell table:style-name="Table4.A1" office:value-type="string">
            <text:p text:style-name="Table_20_Contents"><text:a xlink:type="simple" xlink:href="https://www.w3schools.com/python/ref_math_inf.asp" text:style-name="Internet_20_link" text:visited-style-name="Visited_20_Internet_20_Link">math.inf</text:a></text:p>
          </table:table-cell>
          <table:table-cell table:style-name="Table4.A1" office:value-type="string">
            <text:p text:style-name="Table_20_Contents">Returns a floating-point positive infinity</text:p>
          </table:table-cell>
        </table:table-row>
        <table:table-row>
          <table:table-cell table:style-name="Table4.A1" office:value-type="string">
            <text:p text:style-name="Table_20_Contents"><text:a xlink:type="simple" xlink:href="https://www.w3schools.com/python/ref_math_nan.asp" text:style-name="Internet_20_link" text:visited-style-name="Visited_20_Internet_20_Link">math.nan</text:a></text:p>
          </table:table-cell>
          <table:table-cell table:style-name="Table4.A1" office:value-type="string">
            <text:p text:style-name="Table_20_Contents">Returns a floating-point NaN (Not a Number) value</text:p>
          </table:table-cell>
        </table:table-row>
        <table:table-row>
          <table:table-cell table:style-name="Table4.A1" office:value-type="string">
            <text:p text:style-name="Table_20_Contents"><text:a xlink:type="simple" xlink:href="https://www.w3schools.com/python/ref_math_pi.asp" text:style-name="Internet_20_link" text:visited-style-name="Visited_20_Internet_20_Link">math.pi</text:a></text:p>
          </table:table-cell>
          <table:table-cell table:style-name="Table4.A1" office:value-type="string">
            <text:p text:style-name="Table_20_Contents">Returns PI (3.1415...)</text:p>
          </table:table-cell>
        </table:table-row>
        <table:table-row>
          <table:table-cell table:style-name="Table4.A1" office:value-type="string">
            <text:p text:style-name="Table_20_Contents"><text:a xlink:type="simple" xlink:href="https://www.w3schools.com/python/ref_math_tau.asp" text:style-name="Internet_20_link" text:visited-style-name="Visited_20_Internet_20_Link">math.tau</text:a></text:p>
          </table:table-cell>
          <table:table-cell table:style-name="Table4.A1" office:value-type="string">
            <text:p text:style-name="Table_20_Contents">Returns tau (6.2831...)</text:p>
          </table:table-cell>
        </table:table-row>
      </table:table>
      <text:p text:style-name="P12"/>
      <text:p text:style-name="P12"/>
      <text:h text:style-name="P1" text:outline-level="1">NumPy in Python</text:h>
      <text:p text:style-name="P12"/>
      <text:p text:style-name="P26">NumPy is a general-purpose array-processing package. It provides a high-performance multidimensional array object, and tools for working with these arrays.</text:p>
      <text:p text:style-name="Text_20_body">It is the fundamental package for scientific computing with Python. It contains various features including these important ones:</text:p>
      <text:list xml:id="list2649812882" text:style-name="L1">
        <text:list-item>
          <text:p text:style-name="P53">A powerful N-dimensional array object </text:p>
        </text:list-item>
        <text:list-item>
          <text:p text:style-name="P53">Sophisticated (broadcasting) functions </text:p>
        </text:list-item>
        <text:list-item>
          <text:p text:style-name="P53">Tools for integrating C/C++ and Fortran code </text:p>
        </text:list-item>
        <text:list-item>
          <text:p text:style-name="P49">Useful linear algebra, Fourier transform, and random number capabilities </text:p>
        </text:list-item>
      </text:list>
      <text:p text:style-name="Text_20_body">Besides its obvious scientific uses, NumPy can also be used as an efficient multi-dimensional container of generic data.<text:line-break/>Arbitrary data-types can be defined using Numpy which allows NumPy to seamlessly and speedily integrate with a wide variety of databases.</text:p>
      <text:p text:style-name="P28"><text:soft-page-break/><text:span text:style-name="Strong_20_Emphasis"><text:span text:style-name="T30">1. </text:span></text:span><text:span text:style-name="Strong_20_Emphasis">Arrays in NumPy:</text:span> </text:p>
      <text:p text:style-name="P28">NumPy’s main object is the homogeneous multidimensional array.</text:p>
      <text:list xml:id="list1763194749" text:style-name="L2">
        <text:list-item>
          <text:p text:style-name="P54">It is a table of elements (usually numbers), all of the same type, indexed by a tuple of positive integers. </text:p>
        </text:list-item>
        <text:list-item>
          <text:p text:style-name="P54">In NumPy dimensions are called <text:span text:style-name="Emphasis">axes</text:span>. The number of axes is <text:span text:style-name="Emphasis">rank</text:span>. </text:p>
        </text:list-item>
        <text:list-item>
          <text:p text:style-name="P50">NumPy’s array class is called <text:span text:style-name="Strong_20_Emphasis">ndarray</text:span>. It is also known by the alias <text:span text:style-name="Strong_20_Emphasis">array</text:span>. </text:p>
        </text:list-item>
      </text:list>
      <text:p text:style-name="Standard"><text:span text:style-name="T3"># Array in numpy</text:span><text:line-break/><text:line-break/><text:span text:style-name="T18">import </text:span><text:span text:style-name="T7">numpy </text:span><text:span text:style-name="T18">as </text:span><text:span text:style-name="T7">np</text:span><text:line-break/><text:line-break/><text:span text:style-name="T3"># Creating array object</text:span><text:line-break/><text:span text:style-name="T7">arr = np.array([[</text:span><text:span text:style-name="T17">1</text:span><text:span text:style-name="T18">, </text:span><text:span text:style-name="T17">2</text:span><text:span text:style-name="T18">, </text:span><text:span text:style-name="T17">3</text:span><text:span text:style-name="T7">]</text:span><text:span text:style-name="T18">,</text:span><text:line-break/><text:span text:style-name="T18"> <text:s text:c="15"/></text:span><text:span text:style-name="T7">[</text:span><text:span text:style-name="T17">4</text:span><text:span text:style-name="T18">, </text:span><text:span text:style-name="T17">2</text:span><text:span text:style-name="T18">, </text:span><text:span text:style-name="T17">5</text:span><text:span text:style-name="T7">]])</text:span><text:line-break/><text:line-break/><text:span text:style-name="T3"># Printing type of arr object</text:span><text:line-break/><text:span text:style-name="T20">print</text:span><text:span text:style-name="T7">(</text:span><text:span text:style-name="T21">"Array is of type: "</text:span><text:span text:style-name="T18">, </text:span><text:span text:style-name="T20">type</text:span><text:span text:style-name="T7">(arr))</text:span><text:line-break/><text:span text:style-name="T3"># Array is of type: <text:s/>&lt;class 'numpy.ndarray'&gt;</text:span><text:line-break/><text:line-break/><text:span text:style-name="T3"># Printing array dimensions (axes)</text:span><text:line-break/><text:span text:style-name="T20">print</text:span><text:span text:style-name="T7">(</text:span><text:span text:style-name="T21">"No. of dimensions: "</text:span><text:span text:style-name="T18">, </text:span><text:span text:style-name="T7">arr.ndim)</text:span><text:line-break/><text:span text:style-name="T3"># No. of dimensions: <text:s/>2</text:span><text:line-break/><text:line-break/><text:span text:style-name="T3"># Printing shape of array</text:span><text:line-break/><text:span text:style-name="T20">print</text:span><text:span text:style-name="T7">(</text:span><text:span text:style-name="T21">"Shape of array: "</text:span><text:span text:style-name="T18">, </text:span><text:span text:style-name="T7">arr.shape)</text:span><text:line-break/><text:span text:style-name="T3"># Shape of array: <text:s/>(2, 3)</text:span><text:line-break/><text:line-break/><text:span text:style-name="T3"># Printing size (total number of elements) of array</text:span><text:line-break/><text:span text:style-name="T20">print</text:span><text:span text:style-name="T7">(</text:span><text:span text:style-name="T21">"Size of array: "</text:span><text:span text:style-name="T18">, </text:span><text:span text:style-name="T7">arr.size)</text:span><text:line-break/><text:span text:style-name="T3"># Size of array: <text:s/>6</text:span><text:line-break/><text:line-break/><text:span text:style-name="T3"># Printing type of elements in array</text:span><text:line-break/><text:span text:style-name="T20">print</text:span><text:span text:style-name="T7">(</text:span><text:span text:style-name="T21">"Array stores elements of type: "</text:span><text:span text:style-name="T18">, </text:span><text:span text:style-name="T7">arr.dtype)</text:span><text:line-break/><text:span text:style-name="T3"># Array stores elements of type: <text:s/>int64</text:span></text:p>
      <text:p text:style-name="P39"/>
      <text:p text:style-name="Standard"><text:span text:style-name="Strong_20_Emphasis"><text:span text:style-name="T30">2. </text:span></text:span><text:span text:style-name="Strong_20_Emphasis">Array creation: </text:span></text:p>
      <text:p text:style-name="Standard">There are various ways to create arrays in NumPy.</text:p>
      <text:list xml:id="list1854854025" text:style-name="L3">
        <text:list-item>
          <text:p text:style-name="P55">For example, you can create an array from a regular Python <text:a xlink:type="simple" xlink:href="http://quiz.geeksforgeeks.org/python-set-3-strings-lists-tuples-iterations/" text:style-name="Internet_20_link" text:visited-style-name="Visited_20_Internet_20_Link"><text:span text:style-name="Strong_20_Emphasis">list</text:span></text:a> or <text:span text:style-name="Strong_20_Emphasis">tuple</text:span> using the <text:span text:style-name="Strong_20_Emphasis">array</text:span> function. The type of the resulting array is deduced from the type of the elements in the sequences. </text:p>
        </text:list-item>
        <text:list-item>
          <text:p text:style-name="P55">Often, the elements of an array are originally unknown, but its size is known. Hence, NumPy offers several functions to create arrays with <text:span text:style-name="Strong_20_Emphasis">initial placeholder content</text:span>. These minimize the necessity of growing arrays, an expensive operation.<text:line-break/><text:span text:style-name="Strong_20_Emphasis">For example:</text:span> np.zeros, np.ones, np.full, np.empty, etc. </text:p>
        </text:list-item>
        <text:list-item>
          <text:p text:style-name="P55">To create sequences of numbers, NumPy provides a function analogous to range that returns arrays instead of lists. </text:p>
        </text:list-item>
        <text:list-item>
          <text:p text:style-name="P55"><text:span text:style-name="Strong_20_Emphasis">arange:</text:span> returns evenly spaced values within a given interval. <text:span text:style-name="Strong_20_Emphasis">step</text:span> size is specified. </text:p>
        </text:list-item>
        <text:list-item>
          <text:p text:style-name="P55"><text:span text:style-name="Strong_20_Emphasis">linspace:</text:span> returns evenly spaced values within a given interval. <text:span text:style-name="Strong_20_Emphasis">num</text:span> no. of elements are returned. </text:p>
        </text:list-item>
        <text:list-item>
          <text:p text:style-name="P55"><text:span text:style-name="Strong_20_Emphasis">Reshaping array:</text:span> We can use <text:span text:style-name="Strong_20_Emphasis">reshape</text:span> method to reshape an array. Consider an array with shape (a1, a2, a3, …, aN). We can reshape and convert it into another array with shape (b1, <text:soft-page-break/>b2, b3, …, bM). The only required condition is:<text:line-break/>a1 x a2 x a3 … x aN = b1 x b2 x b3 … x bM . (i.e original size of array remains unchanged.) </text:p>
        </text:list-item>
        <text:list-item>
          <text:p text:style-name="P51"><text:span text:style-name="Strong_20_Emphasis">Flatten array:</text:span> We can use <text:span text:style-name="Strong_20_Emphasis">flatten</text:span> method to get a copy of array collapsed into <text:span text:style-name="Strong_20_Emphasis">one dimension</text:span>. It accepts <text:span text:style-name="Emphasis">order</text:span> argument. Default value is ‘C’ (for row-major order). Use ‘F’ for column major order. </text:p>
        </text:list-item>
      </text:list>
      <text:p text:style-name="Text_20_body"><text:span text:style-name="Strong_20_Emphasis">Note:</text:span> Type of array can be explicitly defined while creating array.</text:p>
      <text:p text:style-name="Standard"><text:span text:style-name="T3"># Array creation</text:span><text:line-break/><text:line-break/><text:span text:style-name="T18">import </text:span><text:span text:style-name="T7">numpy </text:span><text:span text:style-name="T18">as </text:span><text:span text:style-name="T7">np</text:span><text:line-break/><text:line-break/><text:span text:style-name="T3"># Creating array from list with type float</text:span><text:line-break/><text:span text:style-name="T7">a = np.array([[</text:span><text:span text:style-name="T17">1</text:span><text:span text:style-name="T18">, </text:span><text:span text:style-name="T17">2</text:span><text:span text:style-name="T18">, </text:span><text:span text:style-name="T17">4</text:span><text:span text:style-name="T7">]</text:span><text:span text:style-name="T18">, </text:span><text:span text:style-name="T7">[</text:span><text:span text:style-name="T17">5</text:span><text:span text:style-name="T18">, </text:span><text:span text:style-name="T17">8</text:span><text:span text:style-name="T18">, </text:span><text:span text:style-name="T17">7</text:span><text:span text:style-name="T7">]]</text:span><text:span text:style-name="T18">, </text:span><text:span text:style-name="T28">dtype</text:span><text:span text:style-name="T7">=</text:span><text:span text:style-name="T21">'float'</text:span><text:span text:style-name="T7">)</text:span><text:line-break/><text:span text:style-name="T20">print</text:span><text:span text:style-name="T7">(</text:span><text:span text:style-name="T21">"Array created using passed list:</text:span><text:span text:style-name="T18">\n</text:span><text:span text:style-name="T21">"</text:span><text:span text:style-name="T18">, </text:span><text:span text:style-name="T7">a)</text:span><text:line-break/><text:span text:style-name="T21">""" Array created using passed list:</text:span><text:line-break/><text:span text:style-name="T21"> [[1. 2. 4.]</text:span><text:line-break/><text:span text:style-name="T21"> [5. 8. 7.]] """</text:span><text:line-break/><text:line-break/><text:span text:style-name="T3"># Creating array from tuple</text:span><text:line-break/><text:span text:style-name="T7">b = np.array((</text:span><text:span text:style-name="T17">1</text:span><text:span text:style-name="T18">, </text:span><text:span text:style-name="T17">3</text:span><text:span text:style-name="T18">, </text:span><text:span text:style-name="T17">2</text:span><text:span text:style-name="T7">))</text:span><text:line-break/><text:span text:style-name="T20">print</text:span><text:span text:style-name="T7">(</text:span><text:span text:style-name="T21">"</text:span><text:span text:style-name="T18">\n</text:span><text:span text:style-name="T21">Array created using passed tuple:</text:span><text:span text:style-name="T18">\n</text:span><text:span text:style-name="T21">"</text:span><text:span text:style-name="T18">, </text:span><text:span text:style-name="T7">b)</text:span><text:line-break/><text:span text:style-name="T21">""" Array created using passed tuple:</text:span><text:line-break/><text:span text:style-name="T21"> [1 3 2] """</text:span><text:line-break/><text:line-break/><text:span text:style-name="T3"># Creating a 3X4 array with all zeros</text:span><text:line-break/><text:span text:style-name="T7">c = np.zeros((</text:span><text:span text:style-name="T17">3</text:span><text:span text:style-name="T18">, </text:span><text:span text:style-name="T17">4</text:span><text:span text:style-name="T7">))</text:span><text:line-break/><text:span text:style-name="T20">print</text:span><text:span text:style-name="T7">(</text:span><text:span text:style-name="T21">"</text:span><text:span text:style-name="T18">\n</text:span><text:span text:style-name="T21">An array initialized with all zeros:</text:span><text:span text:style-name="T18">\n</text:span><text:span text:style-name="T21">"</text:span><text:span text:style-name="T18">, </text:span><text:span text:style-name="T7">c)</text:span><text:line-break/><text:span text:style-name="T21">""" An array initialized with all zeros:</text:span><text:line-break/><text:span text:style-name="T21"> [[0. 0. 0. 0.]</text:span><text:line-break/><text:span text:style-name="T21"> [0. 0. 0. 0.]</text:span><text:line-break/><text:span text:style-name="T21"> [0. 0. 0. 0.]] """</text:span><text:line-break/><text:line-break/><text:span text:style-name="T3"># Create a constant value array of complex type</text:span><text:line-break/><text:span text:style-name="T7">d = np.full((</text:span><text:span text:style-name="T17">3</text:span><text:span text:style-name="T18">, </text:span><text:span text:style-name="T17">3</text:span><text:span text:style-name="T7">)</text:span><text:span text:style-name="T18">, </text:span><text:span text:style-name="T17">6</text:span><text:span text:style-name="T18">, </text:span><text:span text:style-name="T28">dtype</text:span><text:span text:style-name="T7">=</text:span><text:span text:style-name="T21">'complex'</text:span><text:span text:style-name="T7">)</text:span><text:line-break/><text:span text:style-name="T20">print</text:span><text:span text:style-name="T7">(</text:span><text:span text:style-name="T21">"</text:span><text:span text:style-name="T18">\n</text:span><text:span text:style-name="T21">An array initialized with all 6s."</text:span><text:line-break/><text:span text:style-name="T21"> <text:s text:c="5"/>"Array type is complex:</text:span><text:span text:style-name="T18">\n</text:span><text:span text:style-name="T21">"</text:span><text:span text:style-name="T18">, </text:span><text:span text:style-name="T7">d)</text:span><text:line-break/><text:span text:style-name="T21">""" An array initialized with all 6s.Array type is complex:</text:span><text:line-break/><text:span text:style-name="T21"> [[6.+0.j 6.+0.j 6.+0.j]</text:span><text:line-break/><text:span text:style-name="T21"> [6.+0.j 6.+0.j 6.+0.j]</text:span><text:line-break/><text:span text:style-name="T21"> [6.+0.j 6.+0.j 6.+0.j]] """</text:span><text:line-break/><text:line-break/><text:span text:style-name="T3"># Create an array with random values</text:span><text:line-break/><text:span text:style-name="T7">e = np.random.random((</text:span><text:span text:style-name="T17">2</text:span><text:span text:style-name="T18">, </text:span><text:span text:style-name="T17">2</text:span><text:span text:style-name="T7">))</text:span><text:line-break/><text:span text:style-name="T20">print</text:span><text:span text:style-name="T7">(</text:span><text:span text:style-name="T21">"</text:span><text:span text:style-name="T18">\n</text:span><text:span text:style-name="T21">A random array:</text:span><text:span text:style-name="T18">\n</text:span><text:span text:style-name="T21">"</text:span><text:span text:style-name="T18">, </text:span><text:span text:style-name="T7">e)</text:span><text:line-break/><text:span text:style-name="T21">""" A random array:</text:span><text:line-break/><text:span text:style-name="T21"> [[0.48546547 0.34577487] </text:span><text:line-break/><text:span text:style-name="T21"> [0.52720376 0.49145115]] """</text:span><text:line-break/><text:line-break/><text:span text:style-name="T3"># Create a sequence of integers</text:span><text:line-break/><text:span text:style-name="T3"># from 0 to 30 with steps of 5</text:span><text:line-break/><text:span text:style-name="T7">f = np.arange(</text:span><text:span text:style-name="T17">0</text:span><text:span text:style-name="T18">, </text:span><text:span text:style-name="T17">30</text:span><text:span text:style-name="T18">, </text:span><text:span text:style-name="T17">5</text:span><text:span text:style-name="T7">)</text:span><text:line-break/><text:span text:style-name="T20">print</text:span><text:span text:style-name="T7">(</text:span><text:span text:style-name="T21">"</text:span><text:span text:style-name="T18">\n</text:span><text:span text:style-name="T21">A sequential array with steps of 5:</text:span><text:span text:style-name="T18">\n</text:span><text:span text:style-name="T21">"</text:span><text:span text:style-name="T18">, </text:span><text:span text:style-name="T7">f)</text:span><text:line-break/><text:span text:style-name="T3"># A sequential array with steps of 5:</text:span><text:line-break/><text:span text:style-name="T3"># <text:s/>[ 0 <text:s/>5 10 15 20 25]</text:span><text:line-break/><text:line-break/><text:span text:style-name="T3"># Create a sequence of 10 values in range 0 to 5</text:span><text:line-break/><text:span text:style-name="T7">g = np.linspace(</text:span><text:span text:style-name="T17">0</text:span><text:span text:style-name="T18">, </text:span><text:span text:style-name="T17">5</text:span><text:span text:style-name="T18">, </text:span><text:span text:style-name="T17">10</text:span><text:span text:style-name="T7">)</text:span><text:line-break/><text:span text:style-name="T20">print</text:span><text:span text:style-name="T7">(</text:span><text:span text:style-name="T21">"</text:span><text:span text:style-name="T18">\n</text:span><text:span text:style-name="T21">A sequential array with 10 values between"</text:span><text:line-break/><text:soft-page-break/><text:span text:style-name="T21"> <text:s text:c="5"/>"0 and 5:</text:span><text:span text:style-name="T18">\n</text:span><text:span text:style-name="T21">"</text:span><text:span text:style-name="T18">, </text:span><text:span text:style-name="T7">g)</text:span><text:line-break/><text:span text:style-name="T21">""" A sequential array with 10 values between0 and 5:</text:span><text:line-break/><text:span text:style-name="T21"> [0. <text:s text:c="8"/>0.55555556 1.11111111 1.66666667 2.22222222 2.77777778</text:span><text:line-break/><text:span text:style-name="T21"> 3.33333333 3.88888889 4.44444444 5. <text:s text:c="7"/>] """</text:span><text:line-break/><text:line-break/><text:span text:style-name="T3"># Reshaping 3X4 array to 2X2X3 array</text:span><text:line-break/><text:span text:style-name="T7">arr = np.array([[</text:span><text:span text:style-name="T17">1</text:span><text:span text:style-name="T18">, </text:span><text:span text:style-name="T17">2</text:span><text:span text:style-name="T18">, </text:span><text:span text:style-name="T17">3</text:span><text:span text:style-name="T18">, </text:span><text:span text:style-name="T17">4</text:span><text:span text:style-name="T7">]</text:span><text:span text:style-name="T18">,</text:span><text:line-break/><text:span text:style-name="T18"> <text:s text:c="15"/></text:span><text:span text:style-name="T7">[</text:span><text:span text:style-name="T17">5</text:span><text:span text:style-name="T18">, </text:span><text:span text:style-name="T17">2</text:span><text:span text:style-name="T18">, </text:span><text:span text:style-name="T17">4</text:span><text:span text:style-name="T18">, </text:span><text:span text:style-name="T17">2</text:span><text:span text:style-name="T7">]</text:span><text:span text:style-name="T18">,</text:span><text:line-break/><text:span text:style-name="T18"> <text:s text:c="15"/></text:span><text:span text:style-name="T7">[</text:span><text:span text:style-name="T17">1</text:span><text:span text:style-name="T18">, </text:span><text:span text:style-name="T17">2</text:span><text:span text:style-name="T18">, </text:span><text:span text:style-name="T17">0</text:span><text:span text:style-name="T18">, </text:span><text:span text:style-name="T17">1</text:span><text:span text:style-name="T7">]])</text:span><text:line-break/><text:line-break/><text:span text:style-name="T7">newarr = arr.reshape(</text:span><text:span text:style-name="T17">2</text:span><text:span text:style-name="T18">, </text:span><text:span text:style-name="T17">2</text:span><text:span text:style-name="T18">, </text:span><text:span text:style-name="T17">3</text:span><text:span text:style-name="T7">)</text:span><text:line-break/><text:line-break/><text:span text:style-name="T20">print</text:span><text:span text:style-name="T7">(</text:span><text:span text:style-name="T21">"</text:span><text:span text:style-name="T18">\n</text:span><text:span text:style-name="T21">Original array:</text:span><text:span text:style-name="T18">\n</text:span><text:span text:style-name="T21">"</text:span><text:span text:style-name="T18">, </text:span><text:span text:style-name="T7">arr)</text:span><text:line-break/><text:span text:style-name="T21">""" Original array:</text:span><text:line-break/><text:span text:style-name="T21"> [[1 2 3 4]</text:span><text:line-break/><text:span text:style-name="T21"> [5 2 4 2]</text:span><text:line-break/><text:span text:style-name="T21"> [1 2 0 1]] """</text:span><text:line-break/><text:span text:style-name="T20">print</text:span><text:span text:style-name="T7">(</text:span><text:span text:style-name="T21">"Reshaped array:</text:span><text:span text:style-name="T18">\n</text:span><text:span text:style-name="T21">"</text:span><text:span text:style-name="T18">, </text:span><text:span text:style-name="T7">newarr)</text:span><text:line-break/><text:span text:style-name="T21">""" Reshaped array:</text:span><text:line-break/><text:span text:style-name="T21"> [[[1 2 3]</text:span><text:line-break/><text:span text:style-name="T21"> <text:s/>[4 5 2]]</text:span><text:line-break/><text:line-break/><text:span text:style-name="T21"> [[4 2 1]</text:span><text:line-break/><text:span text:style-name="T21"> <text:s/>[2 0 1]]] """</text:span><text:line-break/><text:line-break/><text:span text:style-name="T3"># Flatten array</text:span><text:line-break/><text:span text:style-name="T7">arr = np.array([[</text:span><text:span text:style-name="T17">1</text:span><text:span text:style-name="T18">, </text:span><text:span text:style-name="T17">2</text:span><text:span text:style-name="T18">, </text:span><text:span text:style-name="T17">3</text:span><text:span text:style-name="T7">]</text:span><text:span text:style-name="T18">, </text:span><text:span text:style-name="T7">[</text:span><text:span text:style-name="T17">4</text:span><text:span text:style-name="T18">, </text:span><text:span text:style-name="T17">5</text:span><text:span text:style-name="T18">, </text:span><text:span text:style-name="T17">6</text:span><text:span text:style-name="T7">]])</text:span><text:line-break/><text:span text:style-name="T7">flarr = arr.flatten()</text:span><text:line-break/><text:line-break/><text:span text:style-name="T20">print</text:span><text:span text:style-name="T7">(</text:span><text:span text:style-name="T21">"</text:span><text:span text:style-name="T18">\n</text:span><text:span text:style-name="T21">Original array:</text:span><text:span text:style-name="T18">\n</text:span><text:span text:style-name="T21">"</text:span><text:span text:style-name="T18">, </text:span><text:span text:style-name="T7">arr)</text:span><text:line-break/><text:span text:style-name="T21">""" Original array:</text:span><text:line-break/><text:span text:style-name="T21"> [[1 2 3]</text:span><text:line-break/><text:span text:style-name="T21"> [4 5 6]] """</text:span><text:line-break/><text:span text:style-name="T20">print</text:span><text:span text:style-name="T7">(</text:span><text:span text:style-name="T21">"Fattened array:</text:span><text:span text:style-name="T18">\n</text:span><text:span text:style-name="T21">"</text:span><text:span text:style-name="T18">, </text:span><text:span text:style-name="T7">flarr)</text:span><text:line-break/><text:span text:style-name="T21">""" Fattened array:</text:span><text:line-break/><text:span text:style-name="T21"> [1 2 3 4 5 6] """</text:span><text:line-break/></text:p>
      <text:p text:style-name="P21"><text:span text:style-name="Strong_20_Emphasis">3. Array Indexing:</text:span> Knowing the basics of array indexing is important for analysing and manipulating the array object. NumPy offers many ways to do array indexing.</text:p>
      <text:p text:style-name="P21"/>
      <text:p text:style-name="P29"><text:span text:style-name="Strong_20_Emphasis"><text:span text:style-name="T29">Slicing:</text:span></text:span><text:span text:style-name="T29"> Just like lists in python, NumPy arrays can be sliced. As arrays can be multidimensional, you need to specify a slice for each dimension of the array. </text:span></text:p>
      <text:p text:style-name="P29"><text:span text:style-name="Strong_20_Emphasis">Integer array indexing:</text:span> In this method, lists are passed for indexing for each dimension. One to one mapping of corresponding elements is done to construct a new arbitrary array. </text:p>
      <text:p text:style-name="P29"><text:span text:style-name="Strong_20_Emphasis">Boolean array indexing:</text:span> This method is used when we want to pick elements from array which satisfy some condition. </text:p>
      <text:p text:style-name="P22"><text:span text:style-name="T3"># Array slicing</text:span><text:line-break/><text:span text:style-name="T18">import </text:span><text:span text:style-name="T7">numpy </text:span><text:span text:style-name="T18">as </text:span><text:span text:style-name="T7">np</text:span><text:line-break/><text:line-break/><text:span text:style-name="T3"># An exemplar array</text:span><text:line-break/><text:span text:style-name="T7">arr = np.array([[-</text:span><text:span text:style-name="T17">1</text:span><text:span text:style-name="T18">, </text:span><text:span text:style-name="T17">2</text:span><text:span text:style-name="T18">, </text:span><text:span text:style-name="T17">0</text:span><text:span text:style-name="T18">, </text:span><text:span text:style-name="T17">4</text:span><text:span text:style-name="T7">]</text:span><text:span text:style-name="T18">,</text:span><text:line-break/><text:span text:style-name="T18"> <text:s text:c="15"/></text:span><text:span text:style-name="T7">[</text:span><text:span text:style-name="T17">4</text:span><text:span text:style-name="T18">, </text:span><text:span text:style-name="T7">-</text:span><text:span text:style-name="T17">0.5</text:span><text:span text:style-name="T18">, </text:span><text:span text:style-name="T17">6</text:span><text:span text:style-name="T18">, </text:span><text:span text:style-name="T17">0</text:span><text:span text:style-name="T7">]</text:span><text:span text:style-name="T18">,</text:span><text:line-break/><text:span text:style-name="T18"> <text:s text:c="15"/></text:span><text:span text:style-name="T7">[</text:span><text:span text:style-name="T17">2.6</text:span><text:span text:style-name="T18">, </text:span><text:span text:style-name="T17">0</text:span><text:span text:style-name="T18">, </text:span><text:span text:style-name="T17">7</text:span><text:span text:style-name="T18">, </text:span><text:span text:style-name="T17">8</text:span><text:span text:style-name="T7">]</text:span><text:span text:style-name="T18">,</text:span><text:line-break/><text:span text:style-name="T18"> <text:s text:c="15"/></text:span><text:span text:style-name="T7">[</text:span><text:span text:style-name="T17">3</text:span><text:span text:style-name="T18">, </text:span><text:span text:style-name="T7">-</text:span><text:span text:style-name="T17">7</text:span><text:span text:style-name="T18">, </text:span><text:span text:style-name="T17">4</text:span><text:span text:style-name="T18">, </text:span><text:span text:style-name="T17">2.0</text:span><text:span text:style-name="T7">]])</text:span><text:line-break/><text:line-break/><text:span text:style-name="T3"># Slicing array</text:span><text:line-break/><text:soft-page-break/><text:span text:style-name="T7">temp = arr[:</text:span><text:span text:style-name="T17">2</text:span><text:span text:style-name="T18">, </text:span><text:span text:style-name="T7">::</text:span><text:span text:style-name="T17">2</text:span><text:span text:style-name="T7">]</text:span><text:line-break/><text:span text:style-name="T20">print</text:span><text:span text:style-name="T7">(</text:span><text:span text:style-name="T21">"Array with first 2 rows and alternate"</text:span><text:line-break/><text:span text:style-name="T21"> <text:s text:c="5"/>"columns(0 and 2):</text:span><text:span text:style-name="T18">\n</text:span><text:span text:style-name="T21">"</text:span><text:span text:style-name="T18">, </text:span><text:span text:style-name="T7">temp)</text:span><text:line-break/><text:span text:style-name="T21">""" Array with first 2 rows and alternatecolumns(0 and 2):</text:span><text:line-break/><text:span text:style-name="T21"> [[-1. <text:s/>0.]</text:span><text:line-break/><text:span text:style-name="T21"> [ 4. <text:s/>6.]] """</text:span><text:line-break/><text:line-break/><text:span text:style-name="T3"># Integer array indexing example</text:span><text:line-break/><text:span text:style-name="T7">temp = arr[[</text:span><text:span text:style-name="T17">0</text:span><text:span text:style-name="T18">, </text:span><text:span text:style-name="T17">1</text:span><text:span text:style-name="T18">, </text:span><text:span text:style-name="T17">2</text:span><text:span text:style-name="T18">, </text:span><text:span text:style-name="T17">3</text:span><text:span text:style-name="T7">]</text:span><text:span text:style-name="T18">, </text:span><text:span text:style-name="T7">[</text:span><text:span text:style-name="T17">3</text:span><text:span text:style-name="T18">, </text:span><text:span text:style-name="T17">2</text:span><text:span text:style-name="T18">, </text:span><text:span text:style-name="T17">1</text:span><text:span text:style-name="T18">, </text:span><text:span text:style-name="T17">0</text:span><text:span text:style-name="T7">]]</text:span><text:line-break/><text:span text:style-name="T20">print</text:span><text:span text:style-name="T7">(</text:span><text:span text:style-name="T21">"</text:span><text:span text:style-name="T18">\n</text:span><text:span text:style-name="T21">Elements at indices (0, 3), (1, 2), (2, 1),"</text:span><text:line-break/><text:span text:style-name="T21"> <text:s text:c="5"/>"(3, 0):</text:span><text:span text:style-name="T18">\n</text:span><text:span text:style-name="T21">"</text:span><text:span text:style-name="T18">, </text:span><text:span text:style-name="T7">temp)</text:span><text:line-break/><text:span text:style-name="T21">""" Elements at indices (0, 3), (1, 2), (2, 1),(3, 0):</text:span><text:line-break/><text:span text:style-name="T21"> [4. 6. 0. 3.] """</text:span><text:line-break/><text:line-break/><text:span text:style-name="T3"># boolean array indexing example</text:span><text:line-break/><text:span text:style-name="T7">cond = arr &gt; </text:span><text:span text:style-name="T17">0 <text:s/></text:span><text:span text:style-name="T3"># cond is a boolean array</text:span><text:line-break/><text:span text:style-name="T7">temp = arr[cond]</text:span><text:line-break/><text:span text:style-name="T20">print</text:span><text:span text:style-name="T7">(</text:span><text:span text:style-name="T21">"</text:span><text:span text:style-name="T18">\n</text:span><text:span text:style-name="T21">Elements greater than 0:</text:span><text:span text:style-name="T18">\n</text:span><text:span text:style-name="T21">"</text:span><text:span text:style-name="T18">, </text:span><text:span text:style-name="T7">temp)</text:span><text:line-break/><text:span text:style-name="T21">""" Elements greater than 0:</text:span><text:line-break/><text:span text:style-name="T21"> [2. <text:s/>4. <text:s/>4. <text:s/>6. <text:s/>2.6 7. <text:s/>8. <text:s/>3. <text:s/>4. <text:s/>2. ] """</text:span></text:p>
      <text:p text:style-name="P22"/>
      <text:p text:style-name="P30"><text:span text:style-name="Strong_20_Emphasis">4. Basic operations:</text:span> Plethora of built-in arithmetic functions are provided in NumPy.</text:p>
      <text:p text:style-name="P30"><text:span text:style-name="Strong_20_Emphasis">Operations on single array:</text:span> We can use overloaded arithmetic operators to do element-wise operation on array to create a new array. In case of +=, -=, *= operators, the exsisting array is modified. </text:p>
      <text:p text:style-name="Standard"><text:span text:style-name="T3"># Bais operations</text:span><text:line-break/><text:span text:style-name="T3"># Operations on single array</text:span><text:line-break/><text:span text:style-name="T18">import </text:span><text:span text:style-name="T7">numpy </text:span><text:span text:style-name="T18">as </text:span><text:span text:style-name="T7">np</text:span><text:line-break/><text:line-break/><text:span text:style-name="T7">a = np.array([</text:span><text:span text:style-name="T17">1</text:span><text:span text:style-name="T18">, </text:span><text:span text:style-name="T17">2</text:span><text:span text:style-name="T18">, </text:span><text:span text:style-name="T17">5</text:span><text:span text:style-name="T18">, </text:span><text:span text:style-name="T17">3</text:span><text:span text:style-name="T7">])</text:span><text:line-break/><text:line-break/><text:span text:style-name="T3"># add 1 to every element</text:span><text:line-break/><text:span text:style-name="T20">print</text:span><text:span text:style-name="T7">(</text:span><text:span text:style-name="T21">"Adding 1 to every element:"</text:span><text:span text:style-name="T18">, </text:span><text:span text:style-name="T7">a + </text:span><text:span text:style-name="T17">1</text:span><text:span text:style-name="T7">)</text:span><text:line-break/><text:span text:style-name="T3"># Adding 1 to every element: [2 3 6 4]</text:span><text:line-break/><text:line-break/><text:span text:style-name="T3"># subtract 3 from each element</text:span><text:line-break/><text:span text:style-name="T20">print</text:span><text:span text:style-name="T7">(</text:span><text:span text:style-name="T21">"Subtracting 3 from each element:"</text:span><text:span text:style-name="T18">, </text:span><text:span text:style-name="T7">a - </text:span><text:span text:style-name="T17">3</text:span><text:span text:style-name="T7">)</text:span><text:line-break/><text:span text:style-name="T3"># Subtracting 3 from each element: [-2 -1 <text:s/>2 <text:s/>0]</text:span><text:line-break/><text:line-break/><text:span text:style-name="T3"># multiply each element by 10</text:span><text:line-break/><text:span text:style-name="T20">print</text:span><text:span text:style-name="T7">(</text:span><text:span text:style-name="T21">"Multiplying each element by 10:"</text:span><text:span text:style-name="T18">, </text:span><text:span text:style-name="T7">a * </text:span><text:span text:style-name="T17">10</text:span><text:span text:style-name="T7">)</text:span><text:line-break/><text:span text:style-name="T3"># Multiplying each element by 10: [10 20 50 30]</text:span><text:line-break/><text:line-break/><text:span text:style-name="T3"># square each element</text:span><text:line-break/><text:span text:style-name="T20">print</text:span><text:span text:style-name="T7">(</text:span><text:span text:style-name="T21">"Squaring each element:"</text:span><text:span text:style-name="T18">, </text:span><text:span text:style-name="T7">a ** </text:span><text:span text:style-name="T17">2</text:span><text:span text:style-name="T7">)</text:span><text:line-break/><text:span text:style-name="T3"># Squaring each element: [ 1 <text:s/>4 25 <text:s/>9]</text:span><text:line-break/><text:line-break/><text:span text:style-name="T3"># modify existing array</text:span><text:line-break/><text:span text:style-name="T7">a *= </text:span><text:span text:style-name="T17">2</text:span><text:line-break/><text:span text:style-name="T20">print</text:span><text:span text:style-name="T7">(</text:span><text:span text:style-name="T21">"Doubled each element of original array:"</text:span><text:span text:style-name="T18">, </text:span><text:span text:style-name="T7">a)</text:span><text:line-break/><text:span text:style-name="T3"># Squaring each element: [ 1 <text:s/>4 25 <text:s/>9]</text:span><text:line-break/><text:line-break/><text:span text:style-name="T3"># transpose of array</text:span><text:line-break/><text:span text:style-name="T7">a = np.array([[</text:span><text:span text:style-name="T17">1</text:span><text:span text:style-name="T18">, </text:span><text:span text:style-name="T17">2</text:span><text:span text:style-name="T18">, </text:span><text:span text:style-name="T17">3</text:span><text:span text:style-name="T7">]</text:span><text:span text:style-name="T18">, </text:span><text:span text:style-name="T7">[</text:span><text:span text:style-name="T17">3</text:span><text:span text:style-name="T18">, </text:span><text:span text:style-name="T17">4</text:span><text:span text:style-name="T18">, </text:span><text:span text:style-name="T17">5</text:span><text:span text:style-name="T7">]</text:span><text:span text:style-name="T18">, </text:span><text:span text:style-name="T7">[</text:span><text:span text:style-name="T17">9</text:span><text:span text:style-name="T18">, </text:span><text:span text:style-name="T17">6</text:span><text:span text:style-name="T18">, </text:span><text:span text:style-name="T17">0</text:span><text:span text:style-name="T7">]])</text:span><text:line-break/><text:line-break/><text:span text:style-name="T20">print</text:span><text:span text:style-name="T7">(</text:span><text:span text:style-name="T21">"</text:span><text:span text:style-name="T18">\n</text:span><text:span text:style-name="T21">Original array:</text:span><text:span text:style-name="T18">\n</text:span><text:span text:style-name="T21">"</text:span><text:span text:style-name="T18">, </text:span><text:span text:style-name="T7">a)</text:span><text:line-break/><text:span text:style-name="T21">""" Original array:</text:span><text:line-break/><text:soft-page-break/><text:span text:style-name="T21"> [[1 2 3]</text:span><text:line-break/><text:span text:style-name="T21"> [3 4 5]</text:span><text:line-break/><text:span text:style-name="T21"> [9 6 0]] """</text:span><text:line-break/><text:span text:style-name="T20">print</text:span><text:span text:style-name="T7">(</text:span><text:span text:style-name="T21">"Transpose of array:</text:span><text:span text:style-name="T18">\n</text:span><text:span text:style-name="T21">"</text:span><text:span text:style-name="T18">, </text:span><text:span text:style-name="T7">a.T)</text:span><text:line-break/><text:span text:style-name="T21">""" Transpose of array:</text:span><text:line-break/><text:span text:style-name="T21"> [[1 3 9]</text:span><text:line-break/><text:span text:style-name="T21"> [2 4 6]</text:span><text:line-break/><text:span text:style-name="T21"> [3 5 0]] """</text:span><text:line-break/></text:p>
      <text:p text:style-name="P37"/>
      <text:p text:style-name="Standard"><text:span text:style-name="Strong_20_Emphasis">Unary operators:</text:span> Many unary operations are provided as a method of <text:span text:style-name="Strong_20_Emphasis">ndarray</text:span> class. This includes sum, min, max, etc. These functions can also be applied row-wise or column-wise by setting an axis parameter.</text:p>
      <text:p text:style-name="P22"/>
      <text:p text:style-name="P22"><text:span text:style-name="T3"># unary operators</text:span><text:line-break/><text:span text:style-name="T18">import </text:span><text:span text:style-name="T7">numpy </text:span><text:span text:style-name="T18">as </text:span><text:span text:style-name="T7">np</text:span><text:line-break/><text:line-break/><text:span text:style-name="T7">arr = np.array([[</text:span><text:span text:style-name="T17">1</text:span><text:span text:style-name="T18">, </text:span><text:span text:style-name="T17">5</text:span><text:span text:style-name="T18">, </text:span><text:span text:style-name="T17">6</text:span><text:span text:style-name="T7">]</text:span><text:span text:style-name="T18">,</text:span><text:line-break/><text:span text:style-name="T18"> <text:s text:c="15"/></text:span><text:span text:style-name="T7">[</text:span><text:span text:style-name="T17">4</text:span><text:span text:style-name="T18">, </text:span><text:span text:style-name="T17">7</text:span><text:span text:style-name="T18">, </text:span><text:span text:style-name="T17">2</text:span><text:span text:style-name="T7">]</text:span><text:span text:style-name="T18">,</text:span><text:line-break/><text:span text:style-name="T18"> <text:s text:c="15"/></text:span><text:span text:style-name="T7">[</text:span><text:span text:style-name="T17">3</text:span><text:span text:style-name="T18">, </text:span><text:span text:style-name="T17">1</text:span><text:span text:style-name="T18">, </text:span><text:span text:style-name="T17">9</text:span><text:span text:style-name="T7">]])</text:span><text:line-break/><text:line-break/><text:span text:style-name="T3"># maximum element of array</text:span><text:line-break/><text:span text:style-name="T20">print</text:span><text:span text:style-name="T7">(</text:span><text:span text:style-name="T21">"Largest element is:"</text:span><text:span text:style-name="T18">, </text:span><text:span text:style-name="T7">arr.max())</text:span><text:line-break/><text:span text:style-name="T3"># Largest element is: 9</text:span><text:line-break/><text:span text:style-name="T20">print</text:span><text:span text:style-name="T7">(</text:span><text:span text:style-name="T21">"Row-wise maximum elements:"</text:span><text:span text:style-name="T18">,</text:span><text:line-break/><text:span text:style-name="T18"> <text:s text:c="5"/></text:span><text:span text:style-name="T7">arr.max(</text:span><text:span text:style-name="T28">axis</text:span><text:span text:style-name="T7">=</text:span><text:span text:style-name="T17">1</text:span><text:span text:style-name="T7">))</text:span><text:line-break/><text:span text:style-name="T3"># Row-wise maximum elements: [6 7 9]</text:span><text:line-break/><text:line-break/><text:span text:style-name="T3"># minimum element of array</text:span><text:line-break/><text:span text:style-name="T20">print</text:span><text:span text:style-name="T7">(</text:span><text:span text:style-name="T21">"Column-wise minimum elements:"</text:span><text:span text:style-name="T18">,</text:span><text:line-break/><text:span text:style-name="T18"> <text:s text:c="5"/></text:span><text:span text:style-name="T7">arr.min(</text:span><text:span text:style-name="T28">axis</text:span><text:span text:style-name="T7">=</text:span><text:span text:style-name="T17">0</text:span><text:span text:style-name="T7">))</text:span><text:line-break/><text:span text:style-name="T3"># Column-wise minimum elements: [1 1 2]</text:span><text:line-break/><text:line-break/><text:span text:style-name="T3"># sum of array elements</text:span><text:line-break/><text:span text:style-name="T20">print</text:span><text:span text:style-name="T7">(</text:span><text:span text:style-name="T21">"Sum of all array elements:"</text:span><text:span text:style-name="T18">,</text:span><text:line-break/><text:span text:style-name="T18"> <text:s text:c="5"/></text:span><text:span text:style-name="T7">arr.sum())</text:span><text:line-break/><text:span text:style-name="T3"># Sum of all array elements: 38</text:span><text:line-break/><text:line-break/><text:span text:style-name="T3"># cumulative sum along each row</text:span><text:line-break/><text:span text:style-name="T20">print</text:span><text:span text:style-name="T7">(</text:span><text:span text:style-name="T21">"Cumulative sum along each row:</text:span><text:span text:style-name="T18">\n</text:span><text:span text:style-name="T21">"</text:span><text:span text:style-name="T18">,</text:span><text:line-break/><text:span text:style-name="T18"> <text:s text:c="5"/></text:span><text:span text:style-name="T7">arr.cumsum(</text:span><text:span text:style-name="T28">axis</text:span><text:span text:style-name="T7">=</text:span><text:span text:style-name="T17">1</text:span><text:span text:style-name="T7">))</text:span><text:line-break/><text:span text:style-name="T21">""" Cumulative sum along each row:</text:span><text:line-break/><text:span text:style-name="T21"> [[ 1 <text:s/>6 12]</text:span><text:line-break/><text:span text:style-name="T21"> [ 4 11 13]</text:span><text:line-break/><text:span text:style-name="T21"> [ 3 <text:s/>4 13]] """</text:span></text:p>
      <text:p text:style-name="P22"/>
      <text:p text:style-name="P22"><text:span text:style-name="Strong_20_Emphasis">Binary operators:</text:span> These operations apply on array elementwise and a new array is created. You can use all basic arithmetic operators like +, -, /, <text:span text:style-name="Emphasis">, etc. In case of +=, -=, </text:span>= operators, the exsisting array is modified.</text:p>
      <text:p text:style-name="P22"><text:span text:style-name="T3"># Binary operator</text:span><text:line-break/><text:span text:style-name="T18">import </text:span><text:span text:style-name="T7">numpy </text:span><text:span text:style-name="T18">as </text:span><text:span text:style-name="T7">np</text:span><text:line-break/><text:line-break/><text:span text:style-name="T7">a = np.array([[</text:span><text:span text:style-name="T17">1</text:span><text:span text:style-name="T18">, </text:span><text:span text:style-name="T17">2</text:span><text:span text:style-name="T7">]</text:span><text:span text:style-name="T18">,</text:span><text:line-break/><text:span text:style-name="T18"> <text:s text:c="13"/></text:span><text:span text:style-name="T7">[</text:span><text:span text:style-name="T17">3</text:span><text:span text:style-name="T18">, </text:span><text:span text:style-name="T17">4</text:span><text:span text:style-name="T7">]])</text:span><text:line-break/><text:span text:style-name="T7">b = np.array([[</text:span><text:span text:style-name="T17">4</text:span><text:span text:style-name="T18">, </text:span><text:span text:style-name="T17">3</text:span><text:span text:style-name="T7">]</text:span><text:span text:style-name="T18">,</text:span><text:line-break/><text:span text:style-name="T18"> <text:s text:c="13"/></text:span><text:span text:style-name="T7">[</text:span><text:span text:style-name="T17">2</text:span><text:span text:style-name="T18">, </text:span><text:span text:style-name="T17">1</text:span><text:span text:style-name="T7">]])</text:span><text:line-break/><text:line-break/><text:span text:style-name="T3"># add arrays</text:span><text:line-break/><text:span text:style-name="T20">print</text:span><text:span text:style-name="T7">(</text:span><text:span text:style-name="T21">"Array sum:</text:span><text:span text:style-name="T18">\n</text:span><text:span text:style-name="T21">"</text:span><text:span text:style-name="T18">, </text:span><text:span text:style-name="T7">a + b)</text:span><text:line-break/><text:soft-page-break/><text:span text:style-name="T21">""" Array sum:</text:span><text:line-break/><text:span text:style-name="T21"> [[5 5]</text:span><text:line-break/><text:span text:style-name="T21"> [5 5]] """</text:span><text:line-break/><text:line-break/><text:span text:style-name="T3"># multiply arrays (elementwise multiplication)</text:span><text:line-break/><text:span text:style-name="T20">print</text:span><text:span text:style-name="T7">(</text:span><text:span text:style-name="T21">"Array multiplication:</text:span><text:span text:style-name="T18">\n</text:span><text:span text:style-name="T21">"</text:span><text:span text:style-name="T18">, </text:span><text:span text:style-name="T7">a * b)</text:span><text:line-break/><text:span text:style-name="T21">""" Array multiplication:</text:span><text:line-break/><text:span text:style-name="T21"> [[4 6]</text:span><text:line-break/><text:span text:style-name="T21"> [6 4]] """</text:span><text:line-break/><text:line-break/><text:span text:style-name="T3"># matrix multiplication</text:span><text:line-break/><text:span text:style-name="T20">print</text:span><text:span text:style-name="T7">(</text:span><text:span text:style-name="T21">"Matrix multiplication:</text:span><text:span text:style-name="T18">\n</text:span><text:span text:style-name="T21">"</text:span><text:span text:style-name="T18">, </text:span><text:span text:style-name="T7">a.dot(b))</text:span><text:line-break/><text:span text:style-name="T21">""" Matrix multiplication:</text:span><text:line-break/><text:span text:style-name="T21"> [[ 8 <text:s/>5]</text:span><text:line-break/><text:span text:style-name="T21"> [20 13]] """</text:span></text:p>
      <text:p text:style-name="P22"/>
      <text:p text:style-name="P29"><text:span text:style-name="Strong_20_Emphasis">Universal functions (ufunc):</text:span> NumPy provides familiar mathematical functions such as sin, cos, exp, etc. These functions also operate elementwise on an array, producing an array as output. </text:p>
      <text:p text:style-name="Text_20_body"><text:span text:style-name="Strong_20_Emphasis">Note:</text:span> All the operations we did above using overloaded operators can be done using ufuncs like np.add, np.subtract, np.multiply, np.divide, np.sum, etc.</text:p>
      <text:p text:style-name="P23"><text:span text:style-name="T3"># universal function</text:span><text:line-break/><text:span text:style-name="T18">import </text:span><text:span text:style-name="T7">numpy </text:span><text:span text:style-name="T18">as </text:span><text:span text:style-name="T7">np</text:span><text:line-break/><text:line-break/><text:span text:style-name="T3"># create an array of sine values</text:span><text:line-break/><text:span text:style-name="T7">a = np.array([</text:span><text:span text:style-name="T17">0</text:span><text:span text:style-name="T18">, </text:span><text:span text:style-name="T7">np.pi / </text:span><text:span text:style-name="T17">2</text:span><text:span text:style-name="T18">, </text:span><text:span text:style-name="T7">np.pi])</text:span><text:line-break/><text:span text:style-name="T20">print</text:span><text:span text:style-name="T7">(</text:span><text:span text:style-name="T21">"Sine values of array elements:"</text:span><text:span text:style-name="T18">, </text:span><text:span text:style-name="T7">np.sin(a))</text:span><text:line-break/><text:span text:style-name="T3"># Sine values of array elements: [0.0000000e+00 1.0000000e+00 1.2246468e-16]</text:span><text:line-break/><text:line-break/><text:span text:style-name="T3"># exponential values</text:span><text:line-break/><text:span text:style-name="T7">a = np.array([</text:span><text:span text:style-name="T17">0</text:span><text:span text:style-name="T18">, </text:span><text:span text:style-name="T17">1</text:span><text:span text:style-name="T18">, </text:span><text:span text:style-name="T17">2</text:span><text:span text:style-name="T18">, </text:span><text:span text:style-name="T17">3</text:span><text:span text:style-name="T7">])</text:span><text:line-break/><text:span text:style-name="T20">print</text:span><text:span text:style-name="T7">(</text:span><text:span text:style-name="T21">"Exponent of array elements:"</text:span><text:span text:style-name="T18">, </text:span><text:span text:style-name="T7">np.exp(a))</text:span><text:line-break/><text:span text:style-name="T3"># Exponent of array elements: [ 1. <text:s text:c="9"/>2.71828183 <text:s/>7.3890561 <text:s/>20.08553692]</text:span><text:line-break/><text:line-break/><text:span text:style-name="T3"># square root of array values</text:span><text:line-break/><text:span text:style-name="T20">print</text:span><text:span text:style-name="T7">(</text:span><text:span text:style-name="T21">"Square root of array elements:"</text:span><text:span text:style-name="T18">, </text:span><text:span text:style-name="T7">np.sqrt(a))</text:span><text:line-break/><text:span text:style-name="T3"># Square root of array elements: [0. <text:s text:c="8"/>1. <text:s text:c="8"/>1.41421356 1.73205081]</text:span></text:p>
      <text:p text:style-name="P40"/>
      <text:p text:style-name="Standard"><text:span text:style-name="Strong_20_Emphasis">Sorting array: </text:span></text:p>
      <text:p text:style-name="Standard">There is a simple <text:span text:style-name="Strong_20_Emphasis">np.sort</text:span> method for sorting NumPy arrays. Let’s explore it a bit.</text:p>
      <text:p text:style-name="Standard"><text:span text:style-name="T3"># sorting array</text:span><text:line-break/><text:span text:style-name="T18">import </text:span><text:span text:style-name="T7">numpy </text:span><text:span text:style-name="T18">as </text:span><text:span text:style-name="T7">np</text:span><text:line-break/><text:line-break/><text:span text:style-name="T7">a = np.array([[</text:span><text:span text:style-name="T17">1</text:span><text:span text:style-name="T18">, </text:span><text:span text:style-name="T17">4</text:span><text:span text:style-name="T18">, </text:span><text:span text:style-name="T17">2</text:span><text:span text:style-name="T7">]</text:span><text:span text:style-name="T18">,</text:span><text:line-break/><text:span text:style-name="T18"> <text:s text:c="13"/></text:span><text:span text:style-name="T7">[</text:span><text:span text:style-name="T17">3</text:span><text:span text:style-name="T18">, </text:span><text:span text:style-name="T17">4</text:span><text:span text:style-name="T18">, </text:span><text:span text:style-name="T17">6</text:span><text:span text:style-name="T7">]</text:span><text:span text:style-name="T18">,</text:span><text:line-break/><text:span text:style-name="T18"> <text:s text:c="13"/></text:span><text:span text:style-name="T7">[</text:span><text:span text:style-name="T17">0</text:span><text:span text:style-name="T18">, </text:span><text:span text:style-name="T7">-</text:span><text:span text:style-name="T17">1</text:span><text:span text:style-name="T18">, </text:span><text:span text:style-name="T17">5</text:span><text:span text:style-name="T7">]])</text:span><text:line-break/><text:line-break/><text:span text:style-name="T3"># sorted array</text:span><text:line-break/><text:span text:style-name="T20">print</text:span><text:span text:style-name="T7">(</text:span><text:span text:style-name="T21">"Array elements in sorted order:</text:span><text:span text:style-name="T18">\n</text:span><text:span text:style-name="T21">"</text:span><text:span text:style-name="T18">,</text:span><text:line-break/><text:span text:style-name="T18"> <text:s text:c="5"/></text:span><text:span text:style-name="T7">np.sort(a</text:span><text:span text:style-name="T18">, </text:span><text:span text:style-name="T28">axis</text:span><text:span text:style-name="T7">=</text:span><text:span text:style-name="T18">None</text:span><text:span text:style-name="T7">))</text:span><text:line-break/><text:span text:style-name="T21">""" Array elements in sorted order:</text:span><text:line-break/><text:span text:style-name="T21"> [-1 <text:s/>0 <text:s/>1 <text:s/>2 <text:s/>3 <text:s/>4 <text:s/>4 <text:s/>5 <text:s/>6] """</text:span><text:line-break/><text:line-break/><text:span text:style-name="T3"># sort array row-wise</text:span><text:line-break/><text:span text:style-name="T20">print</text:span><text:span text:style-name="T7">(</text:span><text:span text:style-name="T21">"Row-wise sorted array:</text:span><text:span text:style-name="T18">\n</text:span><text:span text:style-name="T21">"</text:span><text:span text:style-name="T18">,</text:span><text:line-break/><text:span text:style-name="T18"> <text:s text:c="5"/></text:span><text:span text:style-name="T7">np.sort(a</text:span><text:span text:style-name="T18">, </text:span><text:span text:style-name="T28">axis</text:span><text:span text:style-name="T7">=</text:span><text:span text:style-name="T17">1</text:span><text:span text:style-name="T7">))</text:span><text:line-break/><text:span text:style-name="T21">""" Row-wise sorted array:</text:span><text:line-break/><text:span text:style-name="T21"> [[ 1 <text:s/>2 <text:s/>4]</text:span><text:line-break/><text:soft-page-break/><text:span text:style-name="T21"> [ 3 <text:s/>4 <text:s/>6]</text:span><text:line-break/><text:span text:style-name="T21"> [-1 <text:s/>0 <text:s/>5]] """</text:span><text:line-break/><text:line-break/><text:span text:style-name="T3"># specify sort algorithm</text:span><text:line-break/><text:span text:style-name="T20">print</text:span><text:span text:style-name="T7">(</text:span><text:span text:style-name="T21">"Column wise sort by applying merge-sort:</text:span><text:span text:style-name="T18">\n</text:span><text:span text:style-name="T21">"</text:span><text:span text:style-name="T18">,</text:span><text:line-break/><text:span text:style-name="T18"> <text:s text:c="5"/></text:span><text:span text:style-name="T7">np.sort(a</text:span><text:span text:style-name="T18">, </text:span><text:span text:style-name="T28">axis</text:span><text:span text:style-name="T7">=</text:span><text:span text:style-name="T17">0</text:span><text:span text:style-name="T18">, </text:span><text:span text:style-name="T28">kind</text:span><text:span text:style-name="T7">=</text:span><text:span text:style-name="T21">'mergesort'</text:span><text:span text:style-name="T7">))</text:span><text:line-break/><text:span text:style-name="T21">""" Column wise sort by applying merge-sort:</text:span><text:line-break/><text:span text:style-name="T21"> [[ 0 -1 <text:s/>2]</text:span><text:line-break/><text:span text:style-name="T21"> [ 1 <text:s/>4 <text:s/>5]</text:span><text:line-break/><text:span text:style-name="T21"> [ 3 <text:s/>4 <text:s/>6]] """</text:span><text:line-break/><text:line-break/><text:span text:style-name="T3"># Example to show sorting of structured array</text:span><text:line-break/><text:span text:style-name="T3"># set alias names for dtypes</text:span><text:line-break/><text:span text:style-name="T7">dtypes = [(</text:span><text:span text:style-name="T21">'name'</text:span><text:span text:style-name="T18">, </text:span><text:span text:style-name="T21">'S10'</text:span><text:span text:style-name="T7">)</text:span><text:span text:style-name="T18">, </text:span><text:span text:style-name="T7">(</text:span><text:span text:style-name="T21">'grad_year'</text:span><text:span text:style-name="T18">, </text:span><text:span text:style-name="T20">int</text:span><text:span text:style-name="T7">)</text:span><text:span text:style-name="T18">, </text:span><text:span text:style-name="T7">(</text:span><text:span text:style-name="T21">'cgpa'</text:span><text:span text:style-name="T18">, </text:span><text:span text:style-name="T20">float</text:span><text:span text:style-name="T7">)]</text:span><text:line-break/><text:line-break/><text:span text:style-name="T3"># Values to be put in array</text:span><text:line-break/><text:span text:style-name="T7">values = [(</text:span><text:span text:style-name="T21">'Hrithik'</text:span><text:span text:style-name="T18">, </text:span><text:span text:style-name="T17">2009</text:span><text:span text:style-name="T18">, </text:span><text:span text:style-name="T17">8.5</text:span><text:span text:style-name="T7">)</text:span><text:span text:style-name="T18">, </text:span><text:span text:style-name="T7">(</text:span><text:span text:style-name="T21">'Ajay'</text:span><text:span text:style-name="T18">, </text:span><text:span text:style-name="T17">2008</text:span><text:span text:style-name="T18">, </text:span><text:span text:style-name="T17">8.7</text:span><text:span text:style-name="T7">)</text:span><text:span text:style-name="T18">,</text:span><text:line-break/><text:span text:style-name="T18"> <text:s text:c="9"/></text:span><text:span text:style-name="T7">(</text:span><text:span text:style-name="T21">'Pankaj'</text:span><text:span text:style-name="T18">, </text:span><text:span text:style-name="T17">2008</text:span><text:span text:style-name="T18">, </text:span><text:span text:style-name="T17">7.9</text:span><text:span text:style-name="T7">)</text:span><text:span text:style-name="T18">, </text:span><text:span text:style-name="T7">(</text:span><text:span text:style-name="T21">'Aakash'</text:span><text:span text:style-name="T18">, </text:span><text:span text:style-name="T17">2009</text:span><text:span text:style-name="T18">, </text:span><text:span text:style-name="T17">9.0</text:span><text:span text:style-name="T7">)]</text:span><text:line-break/><text:line-break/><text:span text:style-name="T3"># Creating array</text:span><text:line-break/><text:span text:style-name="T7">arr = np.array(values</text:span><text:span text:style-name="T18">, </text:span><text:span text:style-name="T28">dtype</text:span><text:span text:style-name="T7">=dtypes)</text:span><text:line-break/><text:span text:style-name="T20">print</text:span><text:span text:style-name="T7">(</text:span><text:span text:style-name="T21">"</text:span><text:span text:style-name="T18">\n</text:span><text:span text:style-name="T21">Array sorted by names:</text:span><text:span text:style-name="T18">\n</text:span><text:span text:style-name="T21">"</text:span><text:span text:style-name="T18">,</text:span><text:line-break/><text:span text:style-name="T18"> <text:s text:c="5"/></text:span><text:span text:style-name="T7">np.sort(arr</text:span><text:span text:style-name="T18">, </text:span><text:span text:style-name="T28">order</text:span><text:span text:style-name="T7">=</text:span><text:span text:style-name="T21">'name'</text:span><text:span text:style-name="T7">))</text:span><text:line-break/><text:span text:style-name="T21">""" Array sorted by names:</text:span><text:line-break/><text:span text:style-name="T21"> [(b'Aakash', 2009, 9. ) (b'Ajay', 2008, 8.7) (b'Hrithik', 2009, 8.5)</text:span><text:line-break/><text:span text:style-name="T21"> (b'Pankaj', 2008, 7.9)] """</text:span><text:line-break/><text:line-break/><text:span text:style-name="T20">print</text:span><text:span text:style-name="T7">(</text:span><text:span text:style-name="T21">"Array sorted by grauation year and then cgpa:</text:span><text:span text:style-name="T18">\n</text:span><text:span text:style-name="T21">"</text:span><text:span text:style-name="T18">,</text:span><text:line-break/><text:span text:style-name="T18"> <text:s text:c="5"/></text:span><text:span text:style-name="T7">np.sort(arr</text:span><text:span text:style-name="T18">, </text:span><text:span text:style-name="T28">order</text:span><text:span text:style-name="T7">=[</text:span><text:span text:style-name="T21">'grad_year'</text:span><text:span text:style-name="T18">, </text:span><text:span text:style-name="T21">'cgpa'</text:span><text:span text:style-name="T7">])) </text:span><text:line-break/><text:span text:style-name="T21">""" Array sorted by grauation year and then cgpa:</text:span><text:line-break/><text:span text:style-name="T21"> [(b'Pankaj', 2008, 7.9) (b'Ajay', 2008, 8.7) (b'Hrithik', 2009, 8.5)</text:span><text:line-break/><text:span text:style-name="T21"> (b'Aakash', 2009, 9. )] """</text:span></text:p>
      <text:p text:style-name="P37"/>
      <text:p text:style-name="P13">4. Write a note on how to write modules and packages in python</text:p>
      <text:h text:style-name="P2" text:outline-level="1">Modules and Packages</text:h>
      <text:p text:style-name="P13">a module is a piece of software that has a specific functionality.</text:p>
      <text:h text:style-name="P6" text:outline-level="3">Writing modules</text:h>
      <text:p text:style-name="Text_20_body">Modules in Python are simply Python files with a .py extension. The name of the module will be the name of the file. A Python module can have a set of functions, classes or variables defined and implemented.</text:p>
      <text:p text:style-name="Standard"><text:span text:style-name="T24">The Python script </text:span><text:span text:style-name="T25">modules</text:span><text:span text:style-name="Source_20_Text"><text:span text:style-name="T24">.py</text:span></text:span><text:span text:style-name="T24"> will implement the game. It will use the function </text:span><text:span text:style-name="Source_20_Text"><text:span text:style-name="T24">draw_game</text:span></text:span><text:span text:style-name="T24"> from the file </text:span><text:span text:style-name="Source_20_Text"><text:span text:style-name="T24">draw.py</text:span></text:span><text:span text:style-name="T24">, or in other words, the </text:span><text:span text:style-name="Source_20_Text"><text:span text:style-name="T24">draw</text:span></text:span><text:span text:style-name="T24"> module, that implements the logic for drawing the game on the screen.</text:span>Modules are imported from other modules using the <text:span text:style-name="Source_20_Text">import</text:span> command. </text:p>
      <text:p text:style-name="Standard"/>
      <text:p text:style-name="Standard"><text:span text:style-name="T3"># modules.py</text:span><text:line-break/><text:span text:style-name="T18">import </text:span><text:span text:style-name="T7">draw</text:span><text:line-break/><text:line-break/><text:span text:style-name="T18">def </text:span><text:span text:style-name="T31">play_game</text:span><text:span text:style-name="T7">():</text:span><text:line-break/><text:span text:style-name="T7"> <text:s text:c="3"/>...</text:span><text:line-break/><text:line-break/><text:span text:style-name="T18">def </text:span><text:span text:style-name="T31">main</text:span><text:span text:style-name="T7">():</text:span><text:line-break/><text:span text:style-name="T7"> <text:s text:c="3"/>result = play_game()</text:span><text:line-break/><text:span text:style-name="T7"> <text:s text:c="3"/>draw.draw_game(result)</text:span></text:p>
      <text:p text:style-name="Standard"><text:soft-page-break/></text:p>
      <text:p text:style-name="P41"><text:span text:style-name="T3"># draw.py</text:span><text:line-break/><text:span text:style-name="T18">def </text:span><text:span text:style-name="T31">draw_game</text:span><text:span text:style-name="T7">():</text:span><text:line-break/><text:span text:style-name="T7"> <text:s text:c="3"/>...</text:span><text:line-break/><text:line-break/><text:span text:style-name="T18">def </text:span><text:span text:style-name="T31">clear_screen</text:span><text:span text:style-name="T7">(</text:span><text:span text:style-name="T33">screen</text:span><text:span text:style-name="T7">):</text:span><text:line-break/><text:span text:style-name="T7"> <text:s text:c="3"/>...</text:span></text:p>
      <text:p text:style-name="P41"><text:span text:style-name="T7"/></text:p>
      <text:h text:style-name="Heading_20_3" text:outline-level="3">Importing module objects to the current namespace</text:h>
      <text:p text:style-name="Standard">import the function <text:span text:style-name="Source_20_Text">draw_game</text:span> directly into the main script's namespace, by using the <text:span text:style-name="Source_20_Text">from</text:span> command.</text:p>
      <text:p text:style-name="Standard">The advantages of using this notation is that it is easier to use the functions inside the current module because you don't need to specify which module the function comes from. However, any namespace cannot have two objects with the exact same name, so the <text:span text:style-name="Source_20_Text">import</text:span> command may replace an existing object in the namespace.</text:p>
      <text:p text:style-name="Standard"><text:span text:style-name="T15"/></text:p>
      <text:p text:style-name="Standard"><text:span text:style-name="T6"># import current namespace</text:span><text:line-break/><text:span text:style-name="T18">from </text:span><text:span text:style-name="T7">draw </text:span><text:span text:style-name="T18">import </text:span><text:span text:style-name="T7">draw_game</text:span><text:line-break/><text:line-break/><text:line-break/><text:span text:style-name="T18">def </text:span><text:span text:style-name="T31">main</text:span><text:span text:style-name="T7">():</text:span><text:line-break/><text:span text:style-name="T7"> <text:s text:c="3"/>result = play_game()</text:span><text:line-break/><text:span text:style-name="T7"> <text:s text:c="3"/>draw_game(result)</text:span></text:p>
      <text:p text:style-name="Standard"><text:span text:style-name="T7"/></text:p>
      <text:p text:style-name="P43">Importing all objects from a module</text:p>
      <text:p text:style-name="Standard">use the <text:span text:style-name="Source_20_Text">import *</text:span> command to import all objects from a specific module</text:p>
      <text:p text:style-name="Standard">This might be a bit risky as changes in the module might affect the module which imports it, but it is shorter and also does not require you to specify which objects you wish to import from the module.</text:p>
      <text:p text:style-name="Standard"><text:span text:style-name="T3"># import all module</text:span><text:line-break/><text:span text:style-name="T18">from </text:span><text:span text:style-name="T7">draw </text:span><text:span text:style-name="T18">import </text:span><text:span text:style-name="T7">*</text:span><text:line-break/><text:line-break/><text:line-break/><text:span text:style-name="T18">def </text:span><text:span text:style-name="T31">main</text:span><text:span text:style-name="T7">():</text:span><text:line-break/><text:span text:style-name="T7"> <text:s text:c="3"/>result = play_game()</text:span><text:line-break/><text:span text:style-name="T7"> <text:s text:c="3"/>draw_game(result)</text:span></text:p>
      <text:p text:style-name="Standard"><text:span text:style-name="T7"/></text:p>
      <text:p text:style-name="P43">Custom import name</text:p>
      <text:p text:style-name="Standard"><text:span text:style-name="T35">l</text:span>oad modules under any name we want. This is useful when we want to import a module conditionally to use the same name in the rest of the code. </text:p>
      <text:p text:style-name="Standard"><text:span text:style-name="T3"># custom import name</text:span><text:line-break/><text:span text:style-name="T18">import </text:span><text:span text:style-name="T7">draw </text:span><text:span text:style-name="T18">as </text:span><text:span text:style-name="T7">dr</text:span><text:line-break/><text:line-break/><text:line-break/><text:span text:style-name="T18">def </text:span><text:span text:style-name="T31">play_game</text:span><text:span text:style-name="T7">():</text:span><text:line-break/><text:span text:style-name="T7"> <text:s text:c="3"/>...</text:span><text:line-break/><text:line-break/><text:line-break/><text:span text:style-name="T18">def </text:span><text:span text:style-name="T31">main</text:span><text:span text:style-name="T7">():</text:span><text:line-break/><text:span text:style-name="T7"> <text:s text:c="3"/>result = play_game()</text:span><text:line-break/><text:span text:style-name="T7"> <text:s text:c="3"/>dr.draw_game(result)</text:span></text:p>
      <text:p text:style-name="Standard"><text:span text:style-name="T7"/></text:p>
      <text:p text:style-name="P43">Module initialization</text:p>
      <text:p text:style-name="P43"/>
      <text:p text:style-name="Text_20_body"><text:soft-page-break/>The first time a module is loaded into a running Python script, it is initialized by executing the code in the module once. If another module in your code imports the same module again, it will not be loaded twice but once only - so local variables inside the module act as a "singleton" - they are initialized only once.</text:p>
      <text:p text:style-name="Standard"><text:bookmark-start text:name="__DdeLink__5851_1519770681"/><text:bookmark-end text:name="__DdeLink__5851_1519770681"/><text:span text:style-name="T3"># draw.py</text:span><text:line-break/><text:span text:style-name="T18">def </text:span><text:span text:style-name="T31">draw_game</text:span><text:span text:style-name="T7">():</text:span><text:line-break/><text:span text:style-name="T7"> <text:s text:c="3"/></text:span><text:span text:style-name="T3"># when clearing the screen we can use the main screen object initialized in this module</text:span><text:line-break/><text:span text:style-name="T3"> <text:s text:c="3"/></text:span><text:span text:style-name="T7">clear_screen(main_screen)</text:span><text:line-break/><text:span text:style-name="T7"> <text:s text:c="3"/>...</text:span><text:line-break/><text:line-break/><text:line-break/><text:span text:style-name="T18">def </text:span><text:span text:style-name="T31">clear_screen</text:span><text:span text:style-name="T7">(</text:span><text:span text:style-name="T33">screen</text:span><text:span text:style-name="T7">):</text:span><text:line-break/><text:span text:style-name="T7"> <text:s text:c="3"/>...</text:span><text:line-break/><text:line-break/><text:line-break/><text:span text:style-name="T18">class </text:span><text:span text:style-name="T7">Screen():</text:span><text:line-break/><text:span text:style-name="T7"> <text:s text:c="3"/>...</text:span><text:line-break/><text:line-break/><text:line-break/><text:span text:style-name="T3"># initialize main_screen as a singleton</text:span><text:line-break/><text:span text:style-name="T7">main_screen = Screen()</text:span></text:p>
      <text:p text:style-name="Standard"><text:span text:style-name="T7"/></text:p>
      <text:p text:style-name="P43">Writing packages</text:p>
      <text:p text:style-name="P43"/>
      <text:p text:style-name="Standard">Packages are namespaces which contain multiple packages and modules themselves. They are simply directories, but with a twist.</text:p>
      <text:p text:style-name="Text_20_body">Each package in Python is a directory which <text:span text:style-name="Strong_20_Emphasis">MUST</text:span> contain a special file called <text:span text:style-name="Source_20_Text">__init__.py</text:span>. This file can be empty, and it indicates that the directory it contains is a Python package, so it can be imported the same way a module can be imported.</text:p>
      <text:p text:style-name="Text_20_body">If we create a directory called <text:span text:style-name="Source_20_Text">foo</text:span>, which marks the package name, we can then create a module inside that package called <text:span text:style-name="Source_20_Text">bar</text:span>. We also must not forget to add the <text:span text:style-name="Source_20_Text">__init__.py</text:span> file inside the <text:span text:style-name="Source_20_Text">foo</text:span> directory.</text:p>
      <text:p text:style-name="Text_20_body">To use the module <text:span text:style-name="Source_20_Text">bar</text:span>, we can import it in two ways:</text:p>
      <text:p text:style-name="Standard"><text:span text:style-name="T3"># packags.py</text:span><text:line-break/><text:line-break/><text:span text:style-name="T18">from </text:span><text:span text:style-name="T7">foo.bar</text:span></text:p>
      <text:p text:style-name="Standard"><text:span text:style-name="T7"/></text:p>
      <text:p text:style-name="Standard">and</text:p>
      <text:p text:style-name="Standard"><text:span text:style-name="T7"/></text:p>
      <text:p text:style-name="Standard"><text:span text:style-name="T18">from </text:span><text:span text:style-name="T7">foo </text:span><text:span text:style-name="T18">import </text:span><text:span text:style-name="T7">bar</text:span></text:p>
      <text:p text:style-name="Standard"><text:span text:style-name="T7"/></text:p>
      <text:p text:style-name="Standard"/>
      <text:p text:style-name="P43"/>
      <text:p text:style-name="Standard"><text:span text:style-name="T7"/></text:p>
      <text:p text:style-name="Standard"/>
      <text:p text:style-name="Standard"><text:span text:style-name="T7"/></text:p>
      <text:p text:style-name="Standard"/>
      <text:p text:style-name="Standard"><text:span text:style-name="T7"/></text:p>
      <text:p text:style-name="Standard"/>
      <text:p text:style-name="Standard"/>
      <text:p text:style-name="Standard"><text:span text:style-name="T7"/></text:p>
      <text:p text:style-name="Standard"><text:soft-page-break/><text:span text:style-name="T15"/></text:p>
      <text:p text:style-name="P52"><text:span text:style-name="T16"/></text:p>
      <text:p text:style-name="P12"/>
      <text:p text:style-name="P12"/>
      <text:p text:style-name="P12"/>
      <text:p text:style-name="P10"/>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7T10:12:32.621786196</meta:creation-date>
    <dc:date>2020-07-28T09:52:15.774029232</dc:date>
    <meta:editing-duration>PT18M7S</meta:editing-duration>
    <meta:editing-cycles>3</meta:editing-cycles>
    <meta:generator>LibreOffice/6.4.4.2$Linux_X86_64 LibreOffice_project/40$Build-2</meta:generator>
    <meta:document-statistic meta:table-count="4" meta:image-count="0" meta:object-count="0" meta:page-count="24" meta:paragraph-count="439" meta:word-count="5923" meta:character-count="35376" meta:non-whitespace-character-count="28979"/>
  </office:meta>
</office:document-meta>
</file>